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Remuneração_20_do_20_MPM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uneração do MPM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6" table:default-cell-style-name="ce9"/>
        <table:table-column table:style-name="co4" table:number-columns-repeated="2" table:default-cell-style-name="ce9"/>
        <table:table-column table:style-name="co3" table:number-columns-repeated="6" table:default-cell-style-name="ce9"/>
        <table:table-column table:style-name="co5" table:number-columns-repeated="16366" table:default-cell-style-name="Default"/>
        <table:table-row table:style-name="ro1">
          <table:table-cell table:style-name="ce4" office:value-type="string" calcext:value-type="string">
            <text:p>matricula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situacao</text:p>
          </table:table-cell>
          <table:table-cell table:style-name="ce10" office:value-type="string" calcext:value-type="string">
            <text:p>remuneracao</text:p>
          </table:table-cell>
          <table:table-cell table:style-name="ce10" office:value-type="string" calcext:value-type="string">
            <text:p>outras_verbas</text:p>
          </table:table-cell>
          <table:table-cell table:style-name="ce10" office:value-type="string" calcext:value-type="string">
            <text:p>fc_cc</text:p>
          </table:table-cell>
          <table:table-cell table:style-name="ce10" office:value-type="string" calcext:value-type="string">
            <text:p>gratificacao_natalina</text:p>
          </table:table-cell>
          <table:table-cell table:style-name="ce10" office:value-type="string" calcext:value-type="string">
            <text:p>terco_ferias</text:p>
          </table:table-cell>
          <table:table-cell table:style-name="ce10" office:value-type="string" calcext:value-type="string">
            <text:p>abono_permanencia</text:p>
          </table:table-cell>
          <table:table-cell table:style-name="ce10" office:value-type="string" calcext:value-type="string">
            <text:p>outras_remuneracoes_temporarias</text:p>
          </table:table-cell>
          <table:table-cell table:style-name="ce10" office:value-type="string" calcext:value-type="string">
            <text:p>verbas_indenizatorias</text:p>
          </table:table-cell>
          <table:table-cell table:style-name="ce10" office:value-type="string" calcext:value-type="string">
            <text:p>total_rendimentos</text:p>
          </table:table-cell>
          <table:table-cell table:style-name="ce10" office:value-type="string" calcext:value-type="string">
            <text:p>contribuicao_previdenciaria</text:p>
          </table:table-cell>
          <table:table-cell table:style-name="ce10" office:value-type="string" calcext:value-type="string">
            <text:p>irrf</text:p>
          </table:table-cell>
          <table:table-cell table:style-name="ce10" office:value-type="string" calcext:value-type="string">
            <text:p>abate_teto</text:p>
          </table:table-cell>
          <table:table-cell table:style-name="ce10" office:value-type="string" calcext:value-type="string">
            <text:p>total_descontos</text:p>
          </table:table-cell>
          <table:table-cell table:style-name="ce10" office:value-type="string" calcext:value-type="string">
            <text:p>rendimento_liquido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76-0</text:p>
          </table:table-cell>
          <table:table-cell table:style-name="ce5" office:value-type="string" calcext:value-type="string">
            <text:p>ABEL DA COSTA VALE N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58.28" calcext:value-type="float">
            <text:p>18.758,28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3141.2" calcext:value-type="float">
            <text:p>-3.141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77.67" calcext:value-type="float">
            <text:p>-4.877,67 </text:p>
          </table:table-cell>
          <table:table-cell table:style-name="ce10" office:value-type="float" office:value="13880.61" calcext:value-type="float">
            <text:p>13.880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0-2</text:p>
          </table:table-cell>
          <table:table-cell table:style-name="ce5" office:value-type="string" calcext:value-type="string">
            <text:p>ABRAAO LINCOLN RAMOS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3729.87" calcext:value-type="float">
            <text:p>3.729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87-2</text:p>
          </table:table-cell>
          <table:table-cell table:style-name="ce5" office:value-type="string" calcext:value-type="string">
            <text:p>ADELINE CECILIA CASTILHO D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449.81" calcext:value-type="float">
            <text:p>5.449,81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91.66" calcext:value-type="float">
            <text:p>2.591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787.18" calcext:value-type="float">
            <text:p>23.787,18 </text:p>
          </table:table-cell>
          <table:table-cell table:style-name="ce10" office:value-type="float" office:value="-2591.66" calcext:value-type="float">
            <text:p>-2.591,66 </text:p>
          </table:table-cell>
          <table:table-cell table:style-name="ce10" office:value-type="float" office:value="-4549.66" calcext:value-type="float">
            <text:p>-4.549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41.32" calcext:value-type="float">
            <text:p>-7.141,32 </text:p>
          </table:table-cell>
          <table:table-cell table:style-name="ce10" office:value-type="float" office:value="16645.86" calcext:value-type="float">
            <text:p>16.645,8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9-6</text:p>
          </table:table-cell>
          <table:table-cell table:style-name="ce5" office:value-type="string" calcext:value-type="string">
            <text:p>ADELSON JOSE PE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23.56" calcext:value-type="float">
            <text:p>1.723,56 </text:p>
          </table:table-cell>
          <table:table-cell table:style-name="ce10" office:value-type="float" office:value="5613.42" calcext:value-type="float">
            <text:p>5.613,4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130.51" calcext:value-type="float">
            <text:p>5.130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25-1</text:p>
          </table:table-cell>
          <table:table-cell table:style-name="ce5" office:value-type="string" calcext:value-type="string">
            <text:p>ADEMAR RIBEIRO MARQU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33.89" calcext:value-type="float">
            <text:p>19.133,8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308.04" calcext:value-type="float">
            <text:p>-3.308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03.01" calcext:value-type="float">
            <text:p>-5.003,01 </text:p>
          </table:table-cell>
          <table:table-cell table:style-name="ce10" office:value-type="float" office:value="14130.88" calcext:value-type="float">
            <text:p>14.130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78-0</text:p>
          </table:table-cell>
          <table:table-cell table:style-name="ce5" office:value-type="string" calcext:value-type="string">
            <text:p>ADENILTON CARDOSO DOURADO JUNIOR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405.7" calcext:value-type="float">
            <text:p>2.405,7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906.26" calcext:value-type="float">
            <text:p>25.906,26 </text:p>
          </table:table-cell>
          <table:table-cell table:style-name="ce10" office:value-type="float" office:value="-3485.65" calcext:value-type="float">
            <text:p>-3.485,65 </text:p>
          </table:table-cell>
          <table:table-cell table:style-name="ce10" office:value-type="float" office:value="-4886.56" calcext:value-type="float">
            <text:p>-4.886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72.21" calcext:value-type="float">
            <text:p>-8.372,21 </text:p>
          </table:table-cell>
          <table:table-cell table:style-name="ce10" office:value-type="float" office:value="17534.05" calcext:value-type="float">
            <text:p>17.534,0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02-4</text:p>
          </table:table-cell>
          <table:table-cell table:style-name="ce5" office:value-type="string" calcext:value-type="string">
            <text:p>ADILSON DOS SANTOS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184.87" calcext:value-type="float">
            <text:p>5.184,87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25.94" calcext:value-type="float">
            <text:p>2.525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077.21" calcext:value-type="float">
            <text:p>24.077,21 </text:p>
          </table:table-cell>
          <table:table-cell table:style-name="ce10" office:value-type="float" office:value="-2525.94" calcext:value-type="float">
            <text:p>-2.525,94 </text:p>
          </table:table-cell>
          <table:table-cell table:style-name="ce10" office:value-type="float" office:value="-4647.49" calcext:value-type="float">
            <text:p>-4.647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73.43" calcext:value-type="float">
            <text:p>-7.173,43 </text:p>
          </table:table-cell>
          <table:table-cell table:style-name="ce10" office:value-type="float" office:value="16903.78" calcext:value-type="float">
            <text:p>16.903,7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78-8</text:p>
          </table:table-cell>
          <table:table-cell table:style-name="ce5" office:value-type="string" calcext:value-type="string">
            <text:p>ADILTON ANGELO SEIXAS MAGALHAES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20031.14" calcext:value-type="float">
            <text:p>20.031,1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424.25" calcext:value-type="float">
            <text:p>21.424,25 </text:p>
          </table:table-cell>
          <table:table-cell table:style-name="ce10" office:value-type="float" office:value="-2785.3" calcext:value-type="float">
            <text:p>-2.785,30 </text:p>
          </table:table-cell>
          <table:table-cell table:style-name="ce10" office:value-type="float" office:value="-3830.08" calcext:value-type="float">
            <text:p>-3.830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615.38" calcext:value-type="float">
            <text:p>-6.615,38 </text:p>
          </table:table-cell>
          <table:table-cell table:style-name="ce10" office:value-type="float" office:value="14808.87" calcext:value-type="float">
            <text:p>14.808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90-2</text:p>
          </table:table-cell>
          <table:table-cell table:style-name="ce5" office:value-type="string" calcext:value-type="string">
            <text:p>ADRIANA AMORIM SO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GIOVANNI RATTACASO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695.72" calcext:value-type="float">
            <text:p>2.695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137.24" calcext:value-type="float">
            <text:p>2.13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61.94" calcext:value-type="float">
            <text:p>21.961,94 </text:p>
          </table:table-cell>
          <table:table-cell table:style-name="ce10" office:value-type="float" office:value="-2137.24" calcext:value-type="float">
            <text:p>-2.137,24 </text:p>
          </table:table-cell>
          <table:table-cell table:style-name="ce10" office:value-type="float" office:value="-4172.68" calcext:value-type="float">
            <text:p>-4.172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09.92" calcext:value-type="float">
            <text:p>-6.309,92 </text:p>
          </table:table-cell>
          <table:table-cell table:style-name="ce10" office:value-type="float" office:value="15652.02" calcext:value-type="float">
            <text:p>15.652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81-1</text:p>
          </table:table-cell>
          <table:table-cell table:style-name="ce5" office:value-type="string" calcext:value-type="string">
            <text:p>ADRIANA DA SILVA ME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74.16" calcext:value-type="float">
            <text:p>16.374,16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2720.87" calcext:value-type="float">
            <text:p>-2.720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0.06" calcext:value-type="float">
            <text:p>-4.360,06 </text:p>
          </table:table-cell>
          <table:table-cell table:style-name="ce10" office:value-type="float" office:value="12014.1" calcext:value-type="float">
            <text:p>12.014,1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6-4</text:p>
          </table:table-cell>
          <table:table-cell table:style-name="ce5" office:value-type="string" calcext:value-type="string">
            <text:p>ADRIANA LIMA DE ALBUQUERQUE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PROMOÇÃO DOS DIREITOS DAS VÍTIMA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08-1</text:p>
          </table:table-cell>
          <table:table-cell table:style-name="ce5" office:value-type="string" calcext:value-type="string">
            <text:p>ADRIANA SOARES DE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39.2" calcext:value-type="float">
            <text:p>16.039,20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2664.49" calcext:value-type="float">
            <text:p>-2.664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3.33" calcext:value-type="float">
            <text:p>-4.363,33 </text:p>
          </table:table-cell>
          <table:table-cell table:style-name="ce10" office:value-type="float" office:value="11675.87" calcext:value-type="float">
            <text:p>11.675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8-3</text:p>
          </table:table-cell>
          <table:table-cell table:style-name="ce5" office:value-type="string" calcext:value-type="string">
            <text:p>ADRIANE COELH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79.11" calcext:value-type="float">
            <text:p>15.879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55.64" calcext:value-type="float">
            <text:p>-2.555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64.5" calcext:value-type="float">
            <text:p>-3.464,50 </text:p>
          </table:table-cell>
          <table:table-cell table:style-name="ce10" office:value-type="float" office:value="12414.61" calcext:value-type="float">
            <text:p>12.414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03-2</text:p>
          </table:table-cell>
          <table:table-cell table:style-name="ce5" office:value-type="string" calcext:value-type="string">
            <text:p>ADRIANO CORREA OLIV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21450.8" calcext:value-type="float">
            <text:p>21.45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468" calcext:value-type="float">
            <text:p>26.468,00 </text:p>
          </table:table-cell>
          <table:table-cell table:style-name="ce10" office:value-type="float" office:value="-2980.36" calcext:value-type="float">
            <text:p>-2.980,36 </text:p>
          </table:table-cell>
          <table:table-cell table:style-name="ce10" office:value-type="float" office:value="-5127.85" calcext:value-type="float">
            <text:p>-5.127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08.21" calcext:value-type="float">
            <text:p>-8.108,21 </text:p>
          </table:table-cell>
          <table:table-cell table:style-name="ce10" office:value-type="float" office:value="18359.79" calcext:value-type="float">
            <text:p>18.359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24-3</text:p>
          </table:table-cell>
          <table:table-cell table:style-name="ce5" office:value-type="string" calcext:value-type="string">
            <text:p>ADRIANO MENDES MENDONÇ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76.77" calcext:value-type="float">
            <text:p>-2.776,7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1.74" calcext:value-type="float">
            <text:p>-4.471,74 </text:p>
          </table:table-cell>
          <table:table-cell table:style-name="ce10" office:value-type="float" office:value="12161.47" calcext:value-type="float">
            <text:p>12.161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93-5</text:p>
          </table:table-cell>
          <table:table-cell table:style-name="ce5" office:value-type="string" calcext:value-type="string">
            <text:p>ADRIEL DE MOURA CERON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4895.13" calcext:value-type="float">
            <text:p>14.895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721.5" calcext:value-type="float">
            <text:p>5.721,5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538.15" calcext:value-type="float">
            <text:p>24.538,15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4017.82" calcext:value-type="float">
            <text:p>-4.017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57.01" calcext:value-type="float">
            <text:p>-5.657,01 </text:p>
          </table:table-cell>
          <table:table-cell table:style-name="ce10" office:value-type="float" office:value="18881.14" calcext:value-type="float">
            <text:p>18.881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65-7</text:p>
          </table:table-cell>
          <table:table-cell table:style-name="ce5" office:value-type="string" calcext:value-type="string">
            <text:p>AGDA DA SILVA GUIMARA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ATENÇÃO À SAUD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34-5</text:p>
          </table:table-cell>
          <table:table-cell table:style-name="ce5" office:value-type="string" calcext:value-type="string">
            <text:p>AGILDO NUNES BEZER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87.62" calcext:value-type="float">
            <text:p>487,6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456.25" calcext:value-type="float">
            <text:p>7.456,25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554.39" calcext:value-type="float">
            <text:p>-554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53.78" calcext:value-type="float">
            <text:p>-1.153,78 </text:p>
          </table:table-cell>
          <table:table-cell table:style-name="ce10" office:value-type="float" office:value="6302.47" calcext:value-type="float">
            <text:p>6.302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11-5</text:p>
          </table:table-cell>
          <table:table-cell table:style-name="ce5" office:value-type="string" calcext:value-type="string">
            <text:p>ALBA LÚCIA MONTURIL RÊG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853.81" calcext:value-type="float">
            <text:p>853,8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11.31" calcext:value-type="float">
            <text:p>1.811,31 </text:p>
          </table:table-cell>
          <table:table-cell table:style-name="ce10" office:value-type="float" office:value="227.08" calcext:value-type="float">
            <text:p>227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690.88" calcext:value-type="float">
            <text:p>18.690,88 </text:p>
          </table:table-cell>
          <table:table-cell table:style-name="ce10" office:value-type="float" office:value="-1811.31" calcext:value-type="float">
            <text:p>-1.811,31 </text:p>
          </table:table-cell>
          <table:table-cell table:style-name="ce10" office:value-type="float" office:value="-3362.35" calcext:value-type="float">
            <text:p>-3.362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73.66" calcext:value-type="float">
            <text:p>-5.173,66 </text:p>
          </table:table-cell>
          <table:table-cell table:style-name="ce10" office:value-type="float" office:value="13517.22" calcext:value-type="float">
            <text:p>13.517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60-8</text:p>
          </table:table-cell>
          <table:table-cell table:style-name="ce5" office:value-type="string" calcext:value-type="string">
            <text:p>ALBERTO LIMA COE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1853.14" calcext:value-type="float">
            <text:p>11.853,14 </text:p>
          </table:table-cell>
          <table:table-cell table:style-name="ce10" office:value-type="float" office:value="142.23" calcext:value-type="float">
            <text:p>142,23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20" calcext:value-type="float">
            <text:p>14.720,00 </text:p>
          </table:table-cell>
          <table:table-cell table:style-name="ce10" office:value-type="float" office:value="-1677.91" calcext:value-type="float">
            <text:p>-1.677,91 </text:p>
          </table:table-cell>
          <table:table-cell table:style-name="ce10" office:value-type="float" office:value="-2307.46" calcext:value-type="float">
            <text:p>-2.3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85.37" calcext:value-type="float">
            <text:p>-3.985,37 </text:p>
          </table:table-cell>
          <table:table-cell table:style-name="ce10" office:value-type="float" office:value="10734.63" calcext:value-type="float">
            <text:p>10.73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1-9</text:p>
          </table:table-cell>
          <table:table-cell table:style-name="ce5" office:value-type="string" calcext:value-type="string">
            <text:p>ALBERTO VITOR CALÇAD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06.83" calcext:value-type="float">
            <text:p>1.706,83 </text:p>
          </table:table-cell>
          <table:table-cell table:style-name="ce10" office:value-type="float" office:value="4095.87" calcext:value-type="float">
            <text:p>4.095,8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095.87" calcext:value-type="float">
            <text:p>4.095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45-8</text:p>
          </table:table-cell>
          <table:table-cell table:style-name="ce5" office:value-type="string" calcext:value-type="string">
            <text:p>ALCINDO DE ALBUQUERQUE MARANHÃO NET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45.52" calcext:value-type="float">
            <text:p>-1.545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54.38" calcext:value-type="float">
            <text:p>-2.454,38 </text:p>
          </table:table-cell>
          <table:table-cell table:style-name="ce10" office:value-type="float" office:value="9294.65" calcext:value-type="float">
            <text:p>9.294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82-9</text:p>
          </table:table-cell>
          <table:table-cell table:style-name="ce5" office:value-type="string" calcext:value-type="string">
            <text:p>ALDENO RAMOS DE LIM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TIVIDADES AUXILI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754.1" calcext:value-type="float">
            <text:p>754,1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10-8</text:p>
          </table:table-cell>
          <table:table-cell table:style-name="ce5" office:value-type="string" calcext:value-type="string">
            <text:p>ALESSANDRA CRISTINA PEROSIN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366.83" calcext:value-type="float">
            <text:p>22.366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353.79" calcext:value-type="float">
            <text:p>-4.353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62.65" calcext:value-type="float">
            <text:p>-5.262,65 </text:p>
          </table:table-cell>
          <table:table-cell table:style-name="ce10" office:value-type="float" office:value="17104.18" calcext:value-type="float">
            <text:p>17.104,1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19-6</text:p>
          </table:table-cell>
          <table:table-cell table:style-name="ce5" office:value-type="string" calcext:value-type="string">
            <text:p>ALESSANDRA CRISTINA PORTO DOS SANTOS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066.03" calcext:value-type="float">
            <text:p>8.066,0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204.24" calcext:value-type="float">
            <text:p>1.204,2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5299.24" calcext:value-type="float">
            <text:p>35.299,24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6682.78" calcext:value-type="float">
            <text:p>-6.682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71.49" calcext:value-type="float">
            <text:p>-9.771,49 </text:p>
          </table:table-cell>
          <table:table-cell table:style-name="ce10" office:value-type="float" office:value="25527.75" calcext:value-type="float">
            <text:p>25.527,7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43-3</text:p>
          </table:table-cell>
          <table:table-cell table:style-name="ce5" office:value-type="string" calcext:value-type="string">
            <text:p>ALESSANDRA DE MELLO DUARTE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93.3" calcext:value-type="float">
            <text:p>16.793,30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2819.73" calcext:value-type="float">
            <text:p>-2.819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18.57" calcext:value-type="float">
            <text:p>-4.518,57 </text:p>
          </table:table-cell>
          <table:table-cell table:style-name="ce10" office:value-type="float" office:value="12274.73" calcext:value-type="float">
            <text:p>12.274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09-2</text:p>
          </table:table-cell>
          <table:table-cell table:style-name="ce5" office:value-type="string" calcext:value-type="string">
            <text:p>ALESSANDRO DE FARIA ANTUN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78.94" calcext:value-type="float">
            <text:p>16.278,94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2513.94" calcext:value-type="float">
            <text:p>-2.513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41.61" calcext:value-type="float">
            <text:p>-4.241,61 </text:p>
          </table:table-cell>
          <table:table-cell table:style-name="ce10" office:value-type="float" office:value="12037.33" calcext:value-type="float">
            <text:p>12.037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89-4</text:p>
          </table:table-cell>
          <table:table-cell table:style-name="ce5" office:value-type="string" calcext:value-type="string">
            <text:p>ALESSANDRO FREITAS DA ROCH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GIOVANNI RATTACAS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881.69" calcext:value-type="float">
            <text:p>29.881,69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5980.71" calcext:value-type="float">
            <text:p>-5.980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083.87" calcext:value-type="float">
            <text:p>-9.083,87 </text:p>
          </table:table-cell>
          <table:table-cell table:style-name="ce10" office:value-type="float" office:value="20797.82" calcext:value-type="float">
            <text:p>20.797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8-1</text:p>
          </table:table-cell>
          <table:table-cell table:style-name="ce5" office:value-type="string" calcext:value-type="string">
            <text:p>ALESSANDRO GOMES CANDID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51-0</text:p>
          </table:table-cell>
          <table:table-cell table:style-name="ce5" office:value-type="string" calcext:value-type="string">
            <text:p>ALESSANDRO LINK TELLECHE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MINISTÉRIO PÚBLICO DO TRABALHO</text:p>
          </table:table-cell>
          <table:table-cell table:style-name="ce10" office:value-type="float" office:value="14674.96" calcext:value-type="float">
            <text:p>14.674,9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8.07" calcext:value-type="float">
            <text:p>16.068,07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689.45" calcext:value-type="float">
            <text:p>-2.689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26.38" calcext:value-type="float">
            <text:p>-4.326,38 </text:p>
          </table:table-cell>
          <table:table-cell table:style-name="ce10" office:value-type="float" office:value="11741.69" calcext:value-type="float">
            <text:p>11.741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18-3</text:p>
          </table:table-cell>
          <table:table-cell table:style-name="ce5" office:value-type="string" calcext:value-type="string">
            <text:p>ALEX SANDRO DE MORAES DOS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73-6</text:p>
          </table:table-cell>
          <table:table-cell table:style-name="ce5" office:value-type="string" calcext:value-type="string">
            <text:p>ALEXANDER JORGE PI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A DIREÇÃO-GERAL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4539.41" calcext:value-type="float">
            <text:p>14.539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73.42" calcext:value-type="float">
            <text:p>17.973,4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13.64" calcext:value-type="float">
            <text:p>-3.413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22.5" calcext:value-type="float">
            <text:p>-4.322,50 </text:p>
          </table:table-cell>
          <table:table-cell table:style-name="ce10" office:value-type="float" office:value="13650.92" calcext:value-type="float">
            <text:p>13.650,9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88-0</text:p>
          </table:table-cell>
          <table:table-cell table:style-name="ce5" office:value-type="string" calcext:value-type="string">
            <text:p>ALEXANDER PERAZO NUNES DE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5475.4" calcext:value-type="float">
            <text:p>15.475,40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706.05" calcext:value-type="float">
            <text:p>20.706,05 </text:p>
          </table:table-cell>
          <table:table-cell table:style-name="ce10" office:value-type="float" office:value="-1771.69" calcext:value-type="float">
            <text:p>-1.771,69 </text:p>
          </table:table-cell>
          <table:table-cell table:style-name="ce10" office:value-type="float" office:value="-3875.7" calcext:value-type="float">
            <text:p>-3.875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47.39" calcext:value-type="float">
            <text:p>-5.647,39 </text:p>
          </table:table-cell>
          <table:table-cell table:style-name="ce10" office:value-type="float" office:value="15058.66" calcext:value-type="float">
            <text:p>15.058,6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28-6</text:p>
          </table:table-cell>
          <table:table-cell table:style-name="ce5" office:value-type="string" calcext:value-type="string">
            <text:p>ALEXANDRE ALVES FRAG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800.45" calcext:value-type="float">
            <text:p>800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58.48" calcext:value-type="float">
            <text:p>1.758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57.61" calcext:value-type="float">
            <text:p>18.357,61 </text:p>
          </table:table-cell>
          <table:table-cell table:style-name="ce10" office:value-type="float" office:value="-1758.48" calcext:value-type="float">
            <text:p>-1.758,48 </text:p>
          </table:table-cell>
          <table:table-cell table:style-name="ce10" office:value-type="float" office:value="-3233.51" calcext:value-type="float">
            <text:p>-3.233,5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91.99" calcext:value-type="float">
            <text:p>-4.991,99 </text:p>
          </table:table-cell>
          <table:table-cell table:style-name="ce10" office:value-type="float" office:value="13365.62" calcext:value-type="float">
            <text:p>13.365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3-2</text:p>
          </table:table-cell>
          <table:table-cell table:style-name="ce5" office:value-type="string" calcext:value-type="string">
            <text:p>ALEXANDRE CARDOSO BARCELLOS VASCONCEL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22901.59" calcext:value-type="float">
            <text:p>22.901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193.94" calcext:value-type="float">
            <text:p>26.193,9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26.7" calcext:value-type="float">
            <text:p>-5.326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35.56" calcext:value-type="float">
            <text:p>-6.235,56 </text:p>
          </table:table-cell>
          <table:table-cell table:style-name="ce10" office:value-type="float" office:value="19958.38" calcext:value-type="float">
            <text:p>19.958,3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6-8</text:p>
          </table:table-cell>
          <table:table-cell table:style-name="ce5" office:value-type="string" calcext:value-type="string">
            <text:p>ALEXANDRE COST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3340.86" calcext:value-type="float">
            <text:p>13.340,8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306.61" calcext:value-type="float">
            <text:p>-2.306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01.58" calcext:value-type="float">
            <text:p>-4.001,58 </text:p>
          </table:table-cell>
          <table:table-cell table:style-name="ce10" office:value-type="float" office:value="10732.39" calcext:value-type="float">
            <text:p>10.732,3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37-0</text:p>
          </table:table-cell>
          <table:table-cell table:style-name="ce5" office:value-type="string" calcext:value-type="string">
            <text:p>ALEXANDRE DE OLIVEIRA WIRZ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27-7</text:p>
          </table:table-cell>
          <table:table-cell table:style-name="ce5" office:value-type="string" calcext:value-type="string">
            <text:p>ALEXANDRE FERMINO FANTI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28.97" calcext:value-type="float">
            <text:p>26.028,9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945.22" calcext:value-type="float">
            <text:p>-4.945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033.93" calcext:value-type="float">
            <text:p>-8.033,93 </text:p>
          </table:table-cell>
          <table:table-cell table:style-name="ce10" office:value-type="float" office:value="17995.04" calcext:value-type="float">
            <text:p>17.995,0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94-4</text:p>
          </table:table-cell>
          <table:table-cell table:style-name="ce5" office:value-type="string" calcext:value-type="string">
            <text:p>ALEXANDRE KERMAN CEZ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86.12" calcext:value-type="float">
            <text:p>17.186,12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2984.15" calcext:value-type="float">
            <text:p>-2.984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7.51" calcext:value-type="float">
            <text:p>-4.667,51 </text:p>
          </table:table-cell>
          <table:table-cell table:style-name="ce10" office:value-type="float" office:value="12518.61" calcext:value-type="float">
            <text:p>12.518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28-1</text:p>
          </table:table-cell>
          <table:table-cell table:style-name="ce5" office:value-type="string" calcext:value-type="string">
            <text:p>ALEXANDRE PINHEIRO FONTANELL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28.97" calcext:value-type="float">
            <text:p>26.028,9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065.99" calcext:value-type="float">
            <text:p>-4.065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54.7" calcext:value-type="float">
            <text:p>-7.154,70 </text:p>
          </table:table-cell>
          <table:table-cell table:style-name="ce10" office:value-type="float" office:value="18874.27" calcext:value-type="float">
            <text:p>18.874,2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50-6</text:p>
          </table:table-cell>
          <table:table-cell table:style-name="ce5" office:value-type="string" calcext:value-type="string">
            <text:p>ALEXANDRE TEIXEIR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24.72" calcext:value-type="float">
            <text:p>524,7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125.29" calcext:value-type="float">
            <text:p>15.125,2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02" calcext:value-type="float">
            <text:p>-2.702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10.86" calcext:value-type="float">
            <text:p>-3.610,86 </text:p>
          </table:table-cell>
          <table:table-cell table:style-name="ce10" office:value-type="float" office:value="11514.43" calcext:value-type="float">
            <text:p>11.514,4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3-1</text:p>
          </table:table-cell>
          <table:table-cell table:style-name="ce5" office:value-type="string" calcext:value-type="string">
            <text:p>ALINE GOUVEIA DE ANDRADE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82.32" calcext:value-type="float">
            <text:p>1.482,32 </text:p>
          </table:table-cell>
          <table:table-cell table:style-name="ce10" office:value-type="float" office:value="16855.83" calcext:value-type="float">
            <text:p>16.855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850.77" calcext:value-type="float">
            <text:p>-2.850,7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59.63" calcext:value-type="float">
            <text:p>-3.759,63 </text:p>
          </table:table-cell>
          <table:table-cell table:style-name="ce10" office:value-type="float" office:value="13096.2" calcext:value-type="float">
            <text:p>13.096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50-8</text:p>
          </table:table-cell>
          <table:table-cell table:style-name="ce5" office:value-type="string" calcext:value-type="string">
            <text:p>ALINE GRAZIELLE RIBEIRO OUROFI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71.82" calcext:value-type="float">
            <text:p>18.871,8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444.52" calcext:value-type="float">
            <text:p>-3.444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39.49" calcext:value-type="float">
            <text:p>-5.139,49 </text:p>
          </table:table-cell>
          <table:table-cell table:style-name="ce10" office:value-type="float" office:value="13732.33" calcext:value-type="float">
            <text:p>13.732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70-6</text:p>
          </table:table-cell>
          <table:table-cell table:style-name="ce5" office:value-type="string" calcext:value-type="string">
            <text:p>ALISON GOMES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A REPÚBLICA NO MUNICÍPIO DE SÃO PEDRO DA ALDEIA</text:p>
          </table:table-cell>
          <table:table-cell table:style-name="ce10" office:value-type="float" office:value="14895.13" calcext:value-type="float">
            <text:p>14.895,13 </text:p>
          </table:table-cell>
          <table:table-cell table:style-name="ce10" office:value-type="float" office:value="103.61" calcext:value-type="float">
            <text:p>103,6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91.85" calcext:value-type="float">
            <text:p>16.391,85 </text:p>
          </table:table-cell>
          <table:table-cell table:style-name="ce10" office:value-type="float" office:value="-1945.27" calcext:value-type="float">
            <text:p>-1.945,27 </text:p>
          </table:table-cell>
          <table:table-cell table:style-name="ce10" office:value-type="float" office:value="-2537.29" calcext:value-type="float">
            <text:p>-2.537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2.56" calcext:value-type="float">
            <text:p>-4.482,56 </text:p>
          </table:table-cell>
          <table:table-cell table:style-name="ce10" office:value-type="float" office:value="11909.29" calcext:value-type="float">
            <text:p>11.909,2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61-7</text:p>
          </table:table-cell>
          <table:table-cell table:style-name="ce5" office:value-type="string" calcext:value-type="string">
            <text:p>ALLAN FERREIRA BARRETO DE ALMEID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4506.57" calcext:value-type="float">
            <text:p>14.506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41.15" calcext:value-type="float">
            <text:p>1.641,15 </text:p>
          </table:table-cell>
          <table:table-cell table:style-name="ce10" office:value-type="float" office:value="17479.24" calcext:value-type="float">
            <text:p>17.479,24 </text:p>
          </table:table-cell>
          <table:table-cell table:style-name="ce10" office:value-type="float" office:value="-1906.8" calcext:value-type="float">
            <text:p>-1.906,80 </text:p>
          </table:table-cell>
          <table:table-cell table:style-name="ce10" office:value-type="float" office:value="-2882.96" calcext:value-type="float">
            <text:p>-2.882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89.76" calcext:value-type="float">
            <text:p>-4.789,76 </text:p>
          </table:table-cell>
          <table:table-cell table:style-name="ce10" office:value-type="float" office:value="12689.48" calcext:value-type="float">
            <text:p>12.689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75-2</text:p>
          </table:table-cell>
          <table:table-cell table:style-name="ce5" office:value-type="string" calcext:value-type="string">
            <text:p>ALLAN FERREIRA XAVIER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MINISTÉRIO PÚBLICO FED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3546.64" calcext:value-type="float">
            <text:p>3.546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25-3</text:p>
          </table:table-cell>
          <table:table-cell table:style-name="ce5" office:value-type="string" calcext:value-type="string">
            <text:p>ALTIVO CARNEIRO DE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1744.9" calcext:value-type="float">
            <text:p>1.744,9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676.99" calcext:value-type="float">
            <text:p>17.676,99 </text:p>
          </table:table-cell>
          <table:table-cell table:style-name="ce10" office:value-type="float" office:value="-2029.95" calcext:value-type="float">
            <text:p>-2.029,95 </text:p>
          </table:table-cell>
          <table:table-cell table:style-name="ce10" office:value-type="float" office:value="-3124.1" calcext:value-type="float">
            <text:p>-3.124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54.05" calcext:value-type="float">
            <text:p>-5.154,05 </text:p>
          </table:table-cell>
          <table:table-cell table:style-name="ce10" office:value-type="float" office:value="12522.94" calcext:value-type="float">
            <text:p>12.522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07-3</text:p>
          </table:table-cell>
          <table:table-cell table:style-name="ce5" office:value-type="string" calcext:value-type="string">
            <text:p>ALVARO ANTONIO DE JESUS CARVALH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EXPEDI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14.58" calcext:value-type="float">
            <text:p>314,5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606.93" calcext:value-type="float">
            <text:p>3.606,9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606.93" calcext:value-type="float">
            <text:p>3.606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06-1</text:p>
          </table:table-cell>
          <table:table-cell table:style-name="ce5" office:value-type="string" calcext:value-type="string">
            <text:p>ALVARO HENRIQUE DE ZUNIG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99.07" calcext:value-type="float">
            <text:p>15.799,07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2597.39" calcext:value-type="float">
            <text:p>-2.597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0.09" calcext:value-type="float">
            <text:p>-4.300,09 </text:p>
          </table:table-cell>
          <table:table-cell table:style-name="ce10" office:value-type="float" office:value="11498.98" calcext:value-type="float">
            <text:p>11.498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6-5</text:p>
          </table:table-cell>
          <table:table-cell table:style-name="ce5" office:value-type="string" calcext:value-type="string">
            <text:p>AMANDA MARIA SALVADOR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MARIA ESTER HENRIQUES TAVARE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245.29" calcext:value-type="float">
            <text:p>5.245,2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641.08" calcext:value-type="float">
            <text:p>22.641,0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631.96" calcext:value-type="float">
            <text:p>-3.631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40.82" calcext:value-type="float">
            <text:p>-4.540,82 </text:p>
          </table:table-cell>
          <table:table-cell table:style-name="ce10" office:value-type="float" office:value="18100.26" calcext:value-type="float">
            <text:p>18.100,2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23-3</text:p>
          </table:table-cell>
          <table:table-cell table:style-name="ce5" office:value-type="string" calcext:value-type="string">
            <text:p>AMANDA MELLO DE SOUZA FRANCISC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050.83" calcext:value-type="float">
            <text:p>7.050,8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985.38" calcext:value-type="float">
            <text:p>29.985,38 </text:p>
          </table:table-cell>
          <table:table-cell table:style-name="ce10" office:value-type="float" office:value="-2690" calcext:value-type="float">
            <text:p>-2.690,00 </text:p>
          </table:table-cell>
          <table:table-cell table:style-name="ce10" office:value-type="float" office:value="-5226.84" calcext:value-type="float">
            <text:p>-5.226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16.84" calcext:value-type="float">
            <text:p>-7.916,84 </text:p>
          </table:table-cell>
          <table:table-cell table:style-name="ce10" office:value-type="float" office:value="22068.54" calcext:value-type="float">
            <text:p>22.068,5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9-0</text:p>
          </table:table-cell>
          <table:table-cell table:style-name="ce5" office:value-type="string" calcext:value-type="string">
            <text:p>AMARILDO LUCAS 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5-0</text:p>
          </table:table-cell>
          <table:table-cell table:style-name="ce5" office:value-type="string" calcext:value-type="string">
            <text:p>AMARO DE ALMEIDA ABDORAL JUNIO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.28" calcext:value-type="float">
            <text:p>-52,28 </text:p>
          </table:table-cell>
          <table:table-cell table:style-name="ce10" office:value-type="float" office:value="3729.87" calcext:value-type="float">
            <text:p>3.729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75-3</text:p>
          </table:table-cell>
          <table:table-cell table:style-name="ce5" office:value-type="string" calcext:value-type="string">
            <text:p>ANA CAROLINA FRANKE RODRIGU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330.77" calcext:value-type="float">
            <text:p>-5.330,7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419.48" calcext:value-type="float">
            <text:p>-8.419,48 </text:p>
          </table:table-cell>
          <table:table-cell table:style-name="ce10" office:value-type="float" office:value="18705.17" calcext:value-type="float">
            <text:p>18.705,1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56-7</text:p>
          </table:table-cell>
          <table:table-cell table:style-name="ce5" office:value-type="string" calcext:value-type="string">
            <text:p>ANA CAROLINA OLIVEIRA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7570.2" calcext:value-type="float">
            <text:p>17.570,2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14.32" calcext:value-type="float">
            <text:p>-3.014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23.18" calcext:value-type="float">
            <text:p>-3.923,18 </text:p>
          </table:table-cell>
          <table:table-cell table:style-name="ce10" office:value-type="float" office:value="13647.02" calcext:value-type="float">
            <text:p>13.647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48-5</text:p>
          </table:table-cell>
          <table:table-cell table:style-name="ce5" office:value-type="string" calcext:value-type="string">
            <text:p>ANA CAROLINA POLICARPO D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1912.15" calcext:value-type="float">
            <text:p>-1.912,15 </text:p>
          </table:table-cell>
          <table:table-cell table:style-name="ce10" office:value-type="float" office:value="-2597.61" calcext:value-type="float">
            <text:p>-2.597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09.76" calcext:value-type="float">
            <text:p>-4.509,76 </text:p>
          </table:table-cell>
          <table:table-cell table:style-name="ce10" office:value-type="float" office:value="11689.14" calcext:value-type="float">
            <text:p>11.689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2-7</text:p>
          </table:table-cell>
          <table:table-cell table:style-name="ce5" office:value-type="string" calcext:value-type="string">
            <text:p>ANA CLAUDIA BARBOSA SILV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O GABINETE DA DIREÇÃO-G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15-1</text:p>
          </table:table-cell>
          <table:table-cell table:style-name="ce5" office:value-type="string" calcext:value-type="string">
            <text:p>ANA CLAUDIA SILVA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8973.9" calcext:value-type="float">
            <text:p>8.973,90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710.8" calcext:value-type="float">
            <text:p>710,8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077.81" calcext:value-type="float">
            <text:p>11.077,8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493.74" calcext:value-type="float">
            <text:p>-1.493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02.6" calcext:value-type="float">
            <text:p>-2.402,60 </text:p>
          </table:table-cell>
          <table:table-cell table:style-name="ce10" office:value-type="float" office:value="8675.21" calcext:value-type="float">
            <text:p>8.675,2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3-1</text:p>
          </table:table-cell>
          <table:table-cell table:style-name="ce5" office:value-type="string" calcext:value-type="string">
            <text:p>ANA CRISTINA MOTTA RIBAS COIMB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09.47" calcext:value-type="float">
            <text:p>-2.709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04.44" calcext:value-type="float">
            <text:p>-4.404,44 </text:p>
          </table:table-cell>
          <table:table-cell table:style-name="ce10" office:value-type="float" office:value="11794.46" calcext:value-type="float">
            <text:p>11.794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97-8</text:p>
          </table:table-cell>
          <table:table-cell table:style-name="ce5" office:value-type="string" calcext:value-type="string">
            <text:p>ANA DE OLIVEIRA PARADA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463.56" calcext:value-type="float">
            <text:p>21.4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229.92" calcext:value-type="float">
            <text:p>2.229,9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985.83" calcext:value-type="float">
            <text:p>26.985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45.55" calcext:value-type="float">
            <text:p>-5.345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54.41" calcext:value-type="float">
            <text:p>-6.254,41 </text:p>
          </table:table-cell>
          <table:table-cell table:style-name="ce10" office:value-type="float" office:value="20731.42" calcext:value-type="float">
            <text:p>20.731,4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08-3</text:p>
          </table:table-cell>
          <table:table-cell table:style-name="ce5" office:value-type="string" calcext:value-type="string">
            <text:p>ANA GONÇALVES DE MACEDO SANTOS</text:p>
          </table:table-cell>
          <table:table-cell table:style-name="ce5" office:value-type="string" calcext:value-type="string">
            <text:p>ANALISTA DO MPU/SERVIÇO SOCIAL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832.08" calcext:value-type="float">
            <text:p>24.832,0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839.85" calcext:value-type="float">
            <text:p>-4.839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48.71" calcext:value-type="float">
            <text:p>-5.748,71 </text:p>
          </table:table-cell>
          <table:table-cell table:style-name="ce10" office:value-type="float" office:value="19083.37" calcext:value-type="float">
            <text:p>19.083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58-7</text:p>
          </table:table-cell>
          <table:table-cell table:style-name="ce5" office:value-type="string" calcext:value-type="string">
            <text:p>ANA LUCIA DA SILVA KRACILOVSK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420.31" calcext:value-type="float">
            <text:p>420,3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019.24" calcext:value-type="float">
            <text:p>2.019,24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74.2" calcext:value-type="float">
            <text:p>18.374,20 </text:p>
          </table:table-cell>
          <table:table-cell table:style-name="ce10" office:value-type="float" office:value="-2019.24" calcext:value-type="float">
            <text:p>-2.019,24 </text:p>
          </table:table-cell>
          <table:table-cell table:style-name="ce10" office:value-type="float" office:value="-3595.45" calcext:value-type="float">
            <text:p>-3.595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14.69" calcext:value-type="float">
            <text:p>-5.614,69 </text:p>
          </table:table-cell>
          <table:table-cell table:style-name="ce10" office:value-type="float" office:value="12759.51" calcext:value-type="float">
            <text:p>12.759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86-6</text:p>
          </table:table-cell>
          <table:table-cell table:style-name="ce5" office:value-type="string" calcext:value-type="string">
            <text:p>ANA MARIA ALVES DAGOBERTO CARDENAS AGUAY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160.09" calcext:value-type="float">
            <text:p>160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360.44" calcext:value-type="float">
            <text:p>14.360,44 </text:p>
          </table:table-cell>
          <table:table-cell table:style-name="ce10" office:value-type="float" office:value="-1660.15" calcext:value-type="float">
            <text:p>-1.660,15 </text:p>
          </table:table-cell>
          <table:table-cell table:style-name="ce10" office:value-type="float" office:value="-2161.33" calcext:value-type="float">
            <text:p>-2.161,3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21.48" calcext:value-type="float">
            <text:p>-3.821,48 </text:p>
          </table:table-cell>
          <table:table-cell table:style-name="ce10" office:value-type="float" office:value="10538.96" calcext:value-type="float">
            <text:p>10.538,9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88-0</text:p>
          </table:table-cell>
          <table:table-cell table:style-name="ce5" office:value-type="string" calcext:value-type="string">
            <text:p>ANA PATRICIA BARRETO CARVALHO </text:p>
          </table:table-cell>
          <table:table-cell table:style-name="ce5" office:value-type="string" calcext:value-type="string">
            <text:p>ANALISTA DO MPU/ENFERMAGEM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144.89" calcext:value-type="float">
            <text:p>25.144,89 </text:p>
          </table:table-cell>
          <table:table-cell table:style-name="ce10" office:value-type="float" office:value="-3132.05" calcext:value-type="float">
            <text:p>-3.132,05 </text:p>
          </table:table-cell>
          <table:table-cell table:style-name="ce10" office:value-type="float" office:value="-5157.53" calcext:value-type="float">
            <text:p>-5.157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89.58" calcext:value-type="float">
            <text:p>-8.289,58 </text:p>
          </table:table-cell>
          <table:table-cell table:style-name="ce10" office:value-type="float" office:value="16855.31" calcext:value-type="float">
            <text:p>16.855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2-2</text:p>
          </table:table-cell>
          <table:table-cell table:style-name="ce5" office:value-type="string" calcext:value-type="string">
            <text:p>ANA PAULA SIQUEIRA ALVAR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50.82" calcext:value-type="float">
            <text:p>150,8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89.07" calcext:value-type="float">
            <text:p>2.689,0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689.07" calcext:value-type="float">
            <text:p>2.689,0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1-6</text:p>
          </table:table-cell>
          <table:table-cell table:style-name="ce5" office:value-type="string" calcext:value-type="string">
            <text:p>ANA TERESA DE MORA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32.08" calcext:value-type="float">
            <text:p>15.932,0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28.67" calcext:value-type="float">
            <text:p>-2.728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37.53" calcext:value-type="float">
            <text:p>-3.637,53 </text:p>
          </table:table-cell>
          <table:table-cell table:style-name="ce10" office:value-type="float" office:value="12294.55" calcext:value-type="float">
            <text:p>12.294,5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18-6</text:p>
          </table:table-cell>
          <table:table-cell table:style-name="ce5" office:value-type="string" calcext:value-type="string">
            <text:p>ANDERSON RODRIGUES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1616.08" calcext:value-type="float">
            <text:p>11.616,0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009.19" calcext:value-type="float">
            <text:p>13.009,19 </text:p>
          </table:table-cell>
          <table:table-cell table:style-name="ce10" office:value-type="float" office:value="-1429.84" calcext:value-type="float">
            <text:p>-1.429,84 </text:p>
          </table:table-cell>
          <table:table-cell table:style-name="ce10" office:value-type="float" office:value="-1853.07" calcext:value-type="float">
            <text:p>-1.853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2.91" calcext:value-type="float">
            <text:p>-3.282,91 </text:p>
          </table:table-cell>
          <table:table-cell table:style-name="ce10" office:value-type="float" office:value="9726.28" calcext:value-type="float">
            <text:p>9.726,2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92-8</text:p>
          </table:table-cell>
          <table:table-cell table:style-name="ce5" office:value-type="string" calcext:value-type="string">
            <text:p>ANDERSON SANTOS HORTA</text:p>
          </table:table-cell>
          <table:table-cell table:style-name="ce5" office:value-type="string" calcext:value-type="string">
            <text:p>ANALISTA DO MPU/CARDIOLOGI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57.4" calcext:value-type="float">
            <text:p>25.357,40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4840.81" calcext:value-type="float">
            <text:p>-4.840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3.97" calcext:value-type="float">
            <text:p>-7.943,97 </text:p>
          </table:table-cell>
          <table:table-cell table:style-name="ce10" office:value-type="float" office:value="17413.43" calcext:value-type="float">
            <text:p>17.413,4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3-2</text:p>
          </table:table-cell>
          <table:table-cell table:style-name="ce5" office:value-type="string" calcext:value-type="string">
            <text:p>ANDRE LUIZ RODRIGUES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48.79" calcext:value-type="float">
            <text:p>548,7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47.69" calcext:value-type="float">
            <text:p>16.747,6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8.02" calcext:value-type="float">
            <text:p>-2.768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6.88" calcext:value-type="float">
            <text:p>-3.676,88 </text:p>
          </table:table-cell>
          <table:table-cell table:style-name="ce10" office:value-type="float" office:value="13070.81" calcext:value-type="float">
            <text:p>13.070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75-0</text:p>
          </table:table-cell>
          <table:table-cell table:style-name="ce5" office:value-type="string" calcext:value-type="string">
            <text:p>ANDREA MARIA AMARAL E SILV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21013.03" calcext:value-type="float">
            <text:p>21.013,03 </text:p>
          </table:table-cell>
          <table:table-cell table:style-name="ce10" office:value-type="float" office:value="963.09" calcext:value-type="float">
            <text:p>963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369.23" calcext:value-type="float">
            <text:p>23.369,23 </text:p>
          </table:table-cell>
          <table:table-cell table:style-name="ce10" office:value-type="float" office:value="-3139.27" calcext:value-type="float">
            <text:p>-3.139,27 </text:p>
          </table:table-cell>
          <table:table-cell table:style-name="ce10" office:value-type="float" office:value="-4284.13" calcext:value-type="float">
            <text:p>-4.284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23.4" calcext:value-type="float">
            <text:p>-7.423,40 </text:p>
          </table:table-cell>
          <table:table-cell table:style-name="ce10" office:value-type="float" office:value="15945.83" calcext:value-type="float">
            <text:p>15.945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95-5</text:p>
          </table:table-cell>
          <table:table-cell table:style-name="ce5" office:value-type="string" calcext:value-type="string">
            <text:p>ANDREA MENTOR DE ARAUJ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678.1" calcext:value-type="float">
            <text:p>-2.67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53.72" calcext:value-type="float">
            <text:p>-4.353,72 </text:p>
          </table:table-cell>
          <table:table-cell table:style-name="ce10" office:value-type="float" office:value="11711.77" calcext:value-type="float">
            <text:p>11.711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4-0</text:p>
          </table:table-cell>
          <table:table-cell table:style-name="ce5" office:value-type="string" calcext:value-type="string">
            <text:p>ANDREA SHIRAISH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49.46" calcext:value-type="float">
            <text:p>16.749,46 </text:p>
          </table:table-cell>
          <table:table-cell table:style-name="ce10" office:value-type="float" office:value="-2002.99" calcext:value-type="float">
            <text:p>-2.002,99 </text:p>
          </table:table-cell>
          <table:table-cell table:style-name="ce10" office:value-type="float" office:value="-2776.17" calcext:value-type="float">
            <text:p>-2.776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9.16" calcext:value-type="float">
            <text:p>-4.779,16 </text:p>
          </table:table-cell>
          <table:table-cell table:style-name="ce10" office:value-type="float" office:value="11970.3" calcext:value-type="float">
            <text:p>11.970,3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0-3</text:p>
          </table:table-cell>
          <table:table-cell table:style-name="ce5" office:value-type="string" calcext:value-type="string">
            <text:p>ANDREIA RAMOS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0778.47" calcext:value-type="float">
            <text:p>10.778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503.1" calcext:value-type="float">
            <text:p>13.503,1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085.78" calcext:value-type="float">
            <text:p>-2.085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94.64" calcext:value-type="float">
            <text:p>-2.994,64 </text:p>
          </table:table-cell>
          <table:table-cell table:style-name="ce10" office:value-type="float" office:value="10508.46" calcext:value-type="float">
            <text:p>10.508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47-1</text:p>
          </table:table-cell>
          <table:table-cell table:style-name="ce5" office:value-type="string" calcext:value-type="string">
            <text:p>ANDRESSA ALIADUZ ALMEID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ÇÃO DE AQUISIÇÃO DE BEN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90.32" calcext:value-type="float">
            <text:p>-90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.92" calcext:value-type="float">
            <text:p>-455,92 </text:p>
          </table:table-cell>
          <table:table-cell table:style-name="ce10" office:value-type="float" office:value="4827.05" calcext:value-type="float">
            <text:p>4.827,0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50-1</text:p>
          </table:table-cell>
          <table:table-cell table:style-name="ce5" office:value-type="string" calcext:value-type="string">
            <text:p>ANNA CAROLINA VALENTE PONTES DE MIRANDA E SILVA</text:p>
          </table:table-cell>
          <table:table-cell table:style-name="ce5" office:value-type="string" calcext:value-type="string">
            <text:p>ANALISTA DO MPU/BIBLIOTECONOMIA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21013.03" calcext:value-type="float">
            <text:p>21.013,0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406.14" calcext:value-type="float">
            <text:p>22.406,14 </text:p>
          </table:table-cell>
          <table:table-cell table:style-name="ce10" office:value-type="float" office:value="-2980.36" calcext:value-type="float">
            <text:p>-2.980,36 </text:p>
          </table:table-cell>
          <table:table-cell table:style-name="ce10" office:value-type="float" office:value="-4062.98" calcext:value-type="float">
            <text:p>-4.062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043.34" calcext:value-type="float">
            <text:p>-7.043,34 </text:p>
          </table:table-cell>
          <table:table-cell table:style-name="ce10" office:value-type="float" office:value="15362.8" calcext:value-type="float">
            <text:p>15.362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90-4</text:p>
          </table:table-cell>
          <table:table-cell table:style-name="ce5" office:value-type="string" calcext:value-type="string">
            <text:p>ANNE SHIRLEY GONZAGA GO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POIO LOGÍSTIC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345.49" calcext:value-type="float">
            <text:p>15.345,49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490.74" calcext:value-type="float">
            <text:p>-2.490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27.67" calcext:value-type="float">
            <text:p>-4.127,67 </text:p>
          </table:table-cell>
          <table:table-cell table:style-name="ce10" office:value-type="float" office:value="11217.82" calcext:value-type="float">
            <text:p>11.217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16-1</text:p>
          </table:table-cell>
          <table:table-cell table:style-name="ce5" office:value-type="string" calcext:value-type="string">
            <text:p>ANSELMO DULFE TEIXEI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74.12" calcext:value-type="float">
            <text:p>1.574,12 </text:p>
          </table:table-cell>
          <table:table-cell table:style-name="ce10" office:value-type="float" office:value="16916.11" calcext:value-type="float">
            <text:p>16.916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46.38" calcext:value-type="float">
            <text:p>-2.946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55.24" calcext:value-type="float">
            <text:p>-3.855,24 </text:p>
          </table:table-cell>
          <table:table-cell table:style-name="ce10" office:value-type="float" office:value="13060.87" calcext:value-type="float">
            <text:p>13.060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8-4</text:p>
          </table:table-cell>
          <table:table-cell table:style-name="ce5" office:value-type="string" calcext:value-type="string">
            <text:p>ANTONIO AQUILES MIRANDA DE LACERD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6989.25" calcext:value-type="float">
            <text:p>6.989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2.77" calcext:value-type="float">
            <text:p>1.392,7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882.58" calcext:value-type="float">
            <text:p>31.882,58 </text:p>
          </table:table-cell>
          <table:table-cell table:style-name="ce10" office:value-type="float" office:value="-4786.98" calcext:value-type="float">
            <text:p>-4.786,98 </text:p>
          </table:table-cell>
          <table:table-cell table:style-name="ce10" office:value-type="float" office:value="-6888.97" calcext:value-type="float">
            <text:p>-6.888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675.95" calcext:value-type="float">
            <text:p>-11.675,95 </text:p>
          </table:table-cell>
          <table:table-cell table:style-name="ce10" office:value-type="float" office:value="20206.63" calcext:value-type="float">
            <text:p>20.206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31-1</text:p>
          </table:table-cell>
          <table:table-cell table:style-name="ce5" office:value-type="string" calcext:value-type="string">
            <text:p>ANTONIO CARLOS ALVES COUTIN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RELAÇÕES INSTITUCIONAI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263.26" calcext:value-type="float">
            <text:p>4.263,2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46.17" calcext:value-type="float">
            <text:p>18.446,17 </text:p>
          </table:table-cell>
          <table:table-cell table:style-name="ce10" office:value-type="float" office:value="-1324.53" calcext:value-type="float">
            <text:p>-1.324,53 </text:p>
          </table:table-cell>
          <table:table-cell table:style-name="ce10" office:value-type="float" office:value="-2574.18" calcext:value-type="float">
            <text:p>-2.574,1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98.71" calcext:value-type="float">
            <text:p>-3.898,71 </text:p>
          </table:table-cell>
          <table:table-cell table:style-name="ce10" office:value-type="float" office:value="14547.46" calcext:value-type="float">
            <text:p>14.547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66-1</text:p>
          </table:table-cell>
          <table:table-cell table:style-name="ce5" office:value-type="string" calcext:value-type="string">
            <text:p>ANTONIO CARLOS NE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499.81" calcext:value-type="float">
            <text:p>16.499,8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92.22" calcext:value-type="float">
            <text:p>-2.792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7.19" calcext:value-type="float">
            <text:p>-4.487,19 </text:p>
          </table:table-cell>
          <table:table-cell table:style-name="ce10" office:value-type="float" office:value="12012.62" calcext:value-type="float">
            <text:p>12.012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91-4</text:p>
          </table:table-cell>
          <table:table-cell table:style-name="ce5" office:value-type="string" calcext:value-type="string">
            <text:p>ANTONIO CLAUDIO OLIVEIRA PORTEL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13.73" calcext:value-type="float">
            <text:p>1.513,73 </text:p>
          </table:table-cell>
          <table:table-cell table:style-name="ce10" office:value-type="float" office:value="3902.77" calcext:value-type="float">
            <text:p>3.902,7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02.77" calcext:value-type="float">
            <text:p>3.902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10-7</text:p>
          </table:table-cell>
          <table:table-cell table:style-name="ce5" office:value-type="string" calcext:value-type="string">
            <text:p>ANTONIO DELNAIR DE LACER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21.52" calcext:value-type="float">
            <text:p>1.721,52 </text:p>
          </table:table-cell>
          <table:table-cell table:style-name="ce10" office:value-type="float" office:value="21953.82" calcext:value-type="float">
            <text:p>21.953,82 </text:p>
          </table:table-cell>
          <table:table-cell table:style-name="ce10" office:value-type="float" office:value="-1779.02" calcext:value-type="float">
            <text:p>-1.779,02 </text:p>
          </table:table-cell>
          <table:table-cell table:style-name="ce10" office:value-type="float" office:value="-4278.92" calcext:value-type="float">
            <text:p>-4.278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57.94" calcext:value-type="float">
            <text:p>-6.057,94 </text:p>
          </table:table-cell>
          <table:table-cell table:style-name="ce10" office:value-type="float" office:value="15895.88" calcext:value-type="float">
            <text:p>15.895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49-1</text:p>
          </table:table-cell>
          <table:table-cell table:style-name="ce5" office:value-type="string" calcext:value-type="string">
            <text:p>ANTONIO FRANCISCO DA CONCEICAO NE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CLAURO ROBERTO DE BORTOLLI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67.01" calcext:value-type="float">
            <text:p>9.467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9.21" calcext:value-type="float">
            <text:p>949,2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40429.24" calcext:value-type="float">
            <text:p>40.429,24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8093.53" calcext:value-type="float">
            <text:p>-8.093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182.24" calcext:value-type="float">
            <text:p>-11.182,24 </text:p>
          </table:table-cell>
          <table:table-cell table:style-name="ce10" office:value-type="float" office:value="29247" calcext:value-type="float">
            <text:p>29.247,0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87-1</text:p>
          </table:table-cell>
          <table:table-cell table:style-name="ce5" office:value-type="string" calcext:value-type="string">
            <text:p>ANTÔNIO RONALDO PROTÁSI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A REPÚBLICA NO ESTADO DO CEARÁ</text:p>
          </table:table-cell>
          <table:table-cell table:style-name="ce10" office:value-type="float" office:value="14808.36" calcext:value-type="float">
            <text:p>14.808,36 </text:p>
          </table:table-cell>
          <table:table-cell table:style-name="ce10" office:value-type="float" office:value="106.72" calcext:value-type="float">
            <text:p>106,7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08.19" calcext:value-type="float">
            <text:p>16.308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16.3" calcext:value-type="float">
            <text:p>-2.516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25.16" calcext:value-type="float">
            <text:p>-3.425,16 </text:p>
          </table:table-cell>
          <table:table-cell table:style-name="ce10" office:value-type="float" office:value="12883.03" calcext:value-type="float">
            <text:p>12.883,0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21-8</text:p>
          </table:table-cell>
          <table:table-cell table:style-name="ce5" office:value-type="string" calcext:value-type="string">
            <text:p>ANTÔNIO SÉRGIO BRITO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323.14" calcext:value-type="float">
            <text:p>323,14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323.62" calcext:value-type="float">
            <text:p>19.323,62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3459.13" calcext:value-type="float">
            <text:p>-3.459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73.59" calcext:value-type="float">
            <text:p>-5.173,59 </text:p>
          </table:table-cell>
          <table:table-cell table:style-name="ce10" office:value-type="float" office:value="14150.03" calcext:value-type="float">
            <text:p>14.150,0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40-0</text:p>
          </table:table-cell>
          <table:table-cell table:style-name="ce5" office:value-type="string" calcext:value-type="string">
            <text:p>ARTUR BENEVENUTO COEL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740.76" calcext:value-type="float">
            <text:p>6.740,76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5955.88" calcext:value-type="float">
            <text:p>5.955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9-7</text:p>
          </table:table-cell>
          <table:table-cell table:style-name="ce5" office:value-type="string" calcext:value-type="string">
            <text:p>AUGUSTO CESAR SADDOCK DE 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340.86" calcext:value-type="float">
            <text:p>13.340,8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100.52" calcext:value-type="float">
            <text:p>-2.100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76.14" calcext:value-type="float">
            <text:p>-3.776,14 </text:p>
          </table:table-cell>
          <table:table-cell table:style-name="ce10" office:value-type="float" office:value="10957.83" calcext:value-type="float">
            <text:p>10.957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2-6</text:p>
          </table:table-cell>
          <table:table-cell table:style-name="ce5" office:value-type="string" calcext:value-type="string">
            <text:p>AUGUSTO DIAS LIMA 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OFÍCIO DE REPRESENTAÇÃO EM MACAPÁ /A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77-1</text:p>
          </table:table-cell>
          <table:table-cell table:style-name="ce5" office:value-type="string" calcext:value-type="string">
            <text:p>AUREO DE ALBUQUERQUE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62.24" calcext:value-type="float">
            <text:p>5.062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642.09" calcext:value-type="float">
            <text:p>21.642,09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3202.87" calcext:value-type="float">
            <text:p>-3.202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09.44" calcext:value-type="float">
            <text:p>-4.909,44 </text:p>
          </table:table-cell>
          <table:table-cell table:style-name="ce10" office:value-type="float" office:value="16732.65" calcext:value-type="float">
            <text:p>16.732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81-1</text:p>
          </table:table-cell>
          <table:table-cell table:style-name="ce5" office:value-type="string" calcext:value-type="string">
            <text:p>AYR NOGUEIRA DOS SANT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488.69" calcext:value-type="float">
            <text:p>488,6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324.57" calcext:value-type="float">
            <text:p>3.324,57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526.37" calcext:value-type="float">
            <text:p>30.526,37 </text:p>
          </table:table-cell>
          <table:table-cell table:style-name="ce10" office:value-type="float" office:value="-3324.57" calcext:value-type="float">
            <text:p>-3.324,57 </text:p>
          </table:table-cell>
          <table:table-cell table:style-name="ce10" office:value-type="float" office:value="-6460.09" calcext:value-type="float">
            <text:p>-6.460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84.66" calcext:value-type="float">
            <text:p>-9.784,66 </text:p>
          </table:table-cell>
          <table:table-cell table:style-name="ce10" office:value-type="float" office:value="20741.71" calcext:value-type="float">
            <text:p>20.741,7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1-1</text:p>
          </table:table-cell>
          <table:table-cell table:style-name="ce5" office:value-type="string" calcext:value-type="string">
            <text:p>BARBARA LIERMANN DE AVILA SENN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97.66" calcext:value-type="float">
            <text:p>-1.597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506.52" calcext:value-type="float">
            <text:p>-2.506,52 </text:p>
          </table:table-cell>
          <table:table-cell table:style-name="ce10" office:value-type="float" office:value="9242.51" calcext:value-type="float">
            <text:p>9.242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6-9</text:p>
          </table:table-cell>
          <table:table-cell table:style-name="ce5" office:value-type="string" calcext:value-type="string">
            <text:p>BENEDITO CARLOS DOS SANTOS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0-1</text:p>
          </table:table-cell>
          <table:table-cell table:style-name="ce5" office:value-type="string" calcext:value-type="string">
            <text:p>BIANCA ROCHA LOP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RETORIA EXECUTIVA DO PLAN-ASSIS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19-1</text:p>
          </table:table-cell>
          <table:table-cell table:style-name="ce5" office:value-type="string" calcext:value-type="string">
            <text:p>BRUNO BARBOZA FELICI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674.94" calcext:value-type="float">
            <text:p>14.674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13.19" calcext:value-type="float">
            <text:p>17.213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04.58" calcext:value-type="float">
            <text:p>-3.204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13.44" calcext:value-type="float">
            <text:p>-4.113,44 </text:p>
          </table:table-cell>
          <table:table-cell table:style-name="ce10" office:value-type="float" office:value="13099.75" calcext:value-type="float">
            <text:p>13.099,7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74-5</text:p>
          </table:table-cell>
          <table:table-cell table:style-name="ce5" office:value-type="string" calcext:value-type="string">
            <text:p>BRUNO DE ARRUDA CASAGRANDE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COMBATE À CORRUPÇÃO</text:p>
          </table:table-cell>
          <table:table-cell table:style-name="ce10" office:value-type="float" office:value="888.5" calcext:value-type="float">
            <text:p>888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426.75" calcext:value-type="float">
            <text:p>3.426,7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426.75" calcext:value-type="float">
            <text:p>3.426,7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7-0</text:p>
          </table:table-cell>
          <table:table-cell table:style-name="ce5" office:value-type="string" calcext:value-type="string">
            <text:p>BRUNO MARTINS D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50-2</text:p>
          </table:table-cell>
          <table:table-cell table:style-name="ce5" office:value-type="string" calcext:value-type="string">
            <text:p>CAIO MACIEL SOARES BOTELHO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DIFUSÃO DO CONHECIMENTO E CONFORMIDADE</text:p>
          </table:table-cell>
          <table:table-cell table:style-name="ce10" office:value-type="float" office:value="24077.41" calcext:value-type="float">
            <text:p>24.077,41 </text:p>
          </table:table-cell>
          <table:table-cell table:style-name="ce10" office:value-type="float" office:value="437.77" calcext:value-type="float">
            <text:p>437,77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532.38" calcext:value-type="float">
            <text:p>29.532,38 </text:p>
          </table:table-cell>
          <table:table-cell table:style-name="ce10" office:value-type="float" office:value="-3281.27" calcext:value-type="float">
            <text:p>-3.281,27 </text:p>
          </table:table-cell>
          <table:table-cell table:style-name="ce10" office:value-type="float" office:value="-5984.08" calcext:value-type="float">
            <text:p>-5.984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265.35" calcext:value-type="float">
            <text:p>-9.265,35 </text:p>
          </table:table-cell>
          <table:table-cell table:style-name="ce10" office:value-type="float" office:value="20267.03" calcext:value-type="float">
            <text:p>20.267,0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35-7</text:p>
          </table:table-cell>
          <table:table-cell table:style-name="ce5" office:value-type="string" calcext:value-type="string">
            <text:p>CAMILA ISRAEL AZEVEDO PESSOA</text:p>
          </table:table-cell>
          <table:table-cell table:style-name="ce5" office:value-type="string" calcext:value-type="string">
            <text:p>TECNICO DO MPU/SAÚDE/SAÚDE BUCAL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12700.8" calcext:value-type="float">
            <text:p>12.70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704.09" calcext:value-type="float">
            <text:p>704,0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43.14" calcext:value-type="float">
            <text:p>15.943,1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51.04" calcext:value-type="float">
            <text:p>-2.751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59.9" calcext:value-type="float">
            <text:p>-3.659,90 </text:p>
          </table:table-cell>
          <table:table-cell table:style-name="ce10" office:value-type="float" office:value="12283.24" calcext:value-type="float">
            <text:p>12.283,2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19-8</text:p>
          </table:table-cell>
          <table:table-cell table:style-name="ce5" office:value-type="string" calcext:value-type="string">
            <text:p>CAMILA RODRIGUES MONTE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74-5</text:p>
          </table:table-cell>
          <table:table-cell table:style-name="ce5" office:value-type="string" calcext:value-type="string">
            <text:p>CARLOS ALBERTO CAMARGO DIAS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79.34" calcext:value-type="float">
            <text:p>16.279,34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31.59" calcext:value-type="float">
            <text:p>-2.731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26.56" calcext:value-type="float">
            <text:p>-4.426,56 </text:p>
          </table:table-cell>
          <table:table-cell table:style-name="ce10" office:value-type="float" office:value="11852.78" calcext:value-type="float">
            <text:p>11.852,7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43-6</text:p>
          </table:table-cell>
          <table:table-cell table:style-name="ce5" office:value-type="string" calcext:value-type="string">
            <text:p>CARLOS ALBERTO DE SOUSA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LICITAÇÕE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71.6" calcext:value-type="float">
            <text:p>18.471,6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87.65" calcext:value-type="float">
            <text:p>-3.287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63.27" calcext:value-type="float">
            <text:p>-4.963,27 </text:p>
          </table:table-cell>
          <table:table-cell table:style-name="ce10" office:value-type="float" office:value="13508.33" calcext:value-type="float">
            <text:p>13.508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0-8</text:p>
          </table:table-cell>
          <table:table-cell table:style-name="ce5" office:value-type="string" calcext:value-type="string">
            <text:p>CARLOS ANTONIO DE OLIVEIRA JACOBI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2807.24" calcext:value-type="float">
            <text:p>12.807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6.93" calcext:value-type="float">
            <text:p>1.636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37.28" calcext:value-type="float">
            <text:p>15.837,28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625.99" calcext:value-type="float">
            <text:p>-2.625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62.92" calcext:value-type="float">
            <text:p>-4.262,92 </text:p>
          </table:table-cell>
          <table:table-cell table:style-name="ce10" office:value-type="float" office:value="11574.36" calcext:value-type="float">
            <text:p>11.574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10-5</text:p>
          </table:table-cell>
          <table:table-cell table:style-name="ce5" office:value-type="string" calcext:value-type="string">
            <text:p>CARLOS EDUARDO HORITA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20031.14" calcext:value-type="float">
            <text:p>20.031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755.77" calcext:value-type="float">
            <text:p>22.755,7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728.79" calcext:value-type="float">
            <text:p>-4.728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37.65" calcext:value-type="float">
            <text:p>-5.637,65 </text:p>
          </table:table-cell>
          <table:table-cell table:style-name="ce10" office:value-type="float" office:value="17118.12" calcext:value-type="float">
            <text:p>17.118,1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22-0</text:p>
          </table:table-cell>
          <table:table-cell table:style-name="ce5" office:value-type="string" calcext:value-type="string">
            <text:p>CARLOS EDUARDO SHINITI MATUZAKI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75-5</text:p>
          </table:table-cell>
          <table:table-cell table:style-name="ce5" office:value-type="string" calcext:value-type="string">
            <text:p>CARLOS EDUARDO STEIG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277.55" calcext:value-type="float">
            <text:p>6.277,5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770.14" calcext:value-type="float">
            <text:p>26.770,14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3301.12" calcext:value-type="float">
            <text:p>-3.301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15.58" calcext:value-type="float">
            <text:p>-5.015,58 </text:p>
          </table:table-cell>
          <table:table-cell table:style-name="ce10" office:value-type="float" office:value="21754.56" calcext:value-type="float">
            <text:p>21.754,5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99-1</text:p>
          </table:table-cell>
          <table:table-cell table:style-name="ce5" office:value-type="string" calcext:value-type="string">
            <text:p>CARLOS FERNANDO LAGO DA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739.73" calcext:value-type="float">
            <text:p>4.739,7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52.03" calcext:value-type="float">
            <text:p>20.352,03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67.55" calcext:value-type="float">
            <text:p>-2.767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3.17" calcext:value-type="float">
            <text:p>-4.443,17 </text:p>
          </table:table-cell>
          <table:table-cell table:style-name="ce10" office:value-type="float" office:value="15908.86" calcext:value-type="float">
            <text:p>15.908,8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0-0</text:p>
          </table:table-cell>
          <table:table-cell table:style-name="ce5" office:value-type="string" calcext:value-type="string">
            <text:p>CARLOS HENRIQUE MACEDO ALV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323.87" calcext:value-type="float">
            <text:p>7.323,8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873.13" calcext:value-type="float">
            <text:p>-873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38.73" calcext:value-type="float">
            <text:p>-1.238,73 </text:p>
          </table:table-cell>
          <table:table-cell table:style-name="ce10" office:value-type="float" office:value="6085.14" calcext:value-type="float">
            <text:p>6.085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03-1</text:p>
          </table:table-cell>
          <table:table-cell table:style-name="ce5" office:value-type="string" calcext:value-type="string">
            <text:p>CARLOS RUDY TEIXEIR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07-2</text:p>
          </table:table-cell>
          <table:table-cell table:style-name="ce5" office:value-type="string" calcext:value-type="string">
            <text:p>CAROLINA LEITE DIAS MORA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328.88" calcext:value-type="float">
            <text:p>-328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28.27" calcext:value-type="float">
            <text:p>-928,27 </text:p>
          </table:table-cell>
          <table:table-cell table:style-name="ce10" office:value-type="float" office:value="6040.36" calcext:value-type="float">
            <text:p>6.040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64-2</text:p>
          </table:table-cell>
          <table:table-cell table:style-name="ce5" office:value-type="string" calcext:value-type="string">
            <text:p>CELSO MACHADO ROCH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278.64" calcext:value-type="float">
            <text:p>-5.278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67.35" calcext:value-type="float">
            <text:p>-8.367,35 </text:p>
          </table:table-cell>
          <table:table-cell table:style-name="ce10" office:value-type="float" office:value="18757.3" calcext:value-type="float">
            <text:p>18.757,3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05-8</text:p>
          </table:table-cell>
          <table:table-cell table:style-name="ce5" office:value-type="string" calcext:value-type="string">
            <text:p>CESAR MEDEIROS CUPERTIN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CRETARIA-GERAL ADJUNTA DA SECRETARIA DE PESQUISA E APOIO À INVESTIG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9450.61" calcext:value-type="float">
            <text:p>9.450,6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0843.72" calcext:value-type="float">
            <text:p>10.843,7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46.5" calcext:value-type="float">
            <text:p>-1.546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46.5" calcext:value-type="float">
            <text:p>-1.546,50 </text:p>
          </table:table-cell>
          <table:table-cell table:style-name="ce10" office:value-type="float" office:value="9297.22" calcext:value-type="float">
            <text:p>9.297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33-2</text:p>
          </table:table-cell>
          <table:table-cell table:style-name="ce5" office:value-type="string" calcext:value-type="string">
            <text:p>CEZAR ALBERTO DE SOUZA ALBANU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4674.96" calcext:value-type="float">
            <text:p>14.674,96 </text:p>
          </table:table-cell>
          <table:table-cell table:style-name="ce10" office:value-type="float" office:value="373.54" calcext:value-type="float">
            <text:p>373,54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397.88" calcext:value-type="float">
            <text:p>5.397,88 </text:p>
          </table:table-cell>
          <table:table-cell table:style-name="ce10" office:value-type="float" office:value="1691.1" calcext:value-type="float">
            <text:p>1.691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675.73" calcext:value-type="float">
            <text:p>24.675,73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4041.38" calcext:value-type="float">
            <text:p>-4.041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32.48" calcext:value-type="float">
            <text:p>-5.732,48 </text:p>
          </table:table-cell>
          <table:table-cell table:style-name="ce10" office:value-type="float" office:value="18943.25" calcext:value-type="float">
            <text:p>18.943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75-7</text:p>
          </table:table-cell>
          <table:table-cell table:style-name="ce5" office:value-type="string" calcext:value-type="string">
            <text:p>CHARLES DE OLIVEIRA ARAUJ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4941.77" calcext:value-type="float">
            <text:p>14.941,77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980.59" calcext:value-type="float">
            <text:p>4.980,5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72.32" calcext:value-type="float">
            <text:p>1.872,32 </text:p>
          </table:table-cell>
          <table:table-cell table:style-name="ce10" office:value-type="float" office:value="21794.68" calcext:value-type="float">
            <text:p>21.794,68 </text:p>
          </table:table-cell>
          <table:table-cell table:style-name="ce10" office:value-type="float" office:value="-1978.61" calcext:value-type="float">
            <text:p>-1.978,61 </text:p>
          </table:table-cell>
          <table:table-cell table:style-name="ce10" office:value-type="float" office:value="-2937.13" calcext:value-type="float">
            <text:p>-2.937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15.74" calcext:value-type="float">
            <text:p>-4.915,74 </text:p>
          </table:table-cell>
          <table:table-cell table:style-name="ce10" office:value-type="float" office:value="16878.94" calcext:value-type="float">
            <text:p>16.878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13-0</text:p>
          </table:table-cell>
          <table:table-cell table:style-name="ce5" office:value-type="string" calcext:value-type="string">
            <text:p>CHRISTIAN ABREU STIBICH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76.1" calcext:value-type="float">
            <text:p>24.376,1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74.92" calcext:value-type="float">
            <text:p>-4.574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3.63" calcext:value-type="float">
            <text:p>-7.663,63 </text:p>
          </table:table-cell>
          <table:table-cell table:style-name="ce10" office:value-type="float" office:value="16712.47" calcext:value-type="float">
            <text:p>16.712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1-1</text:p>
          </table:table-cell>
          <table:table-cell table:style-name="ce5" office:value-type="string" calcext:value-type="string">
            <text:p>CHRISTINA MARIA DE ARAUJO SAMPAI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888.96" calcext:value-type="float">
            <text:p>-2.888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97.82" calcext:value-type="float">
            <text:p>-3.797,82 </text:p>
          </table:table-cell>
          <table:table-cell table:style-name="ce10" office:value-type="float" office:value="12267.67" calcext:value-type="float">
            <text:p>12.267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96-9</text:p>
          </table:table-cell>
          <table:table-cell table:style-name="ce5" office:value-type="string" calcext:value-type="string">
            <text:p>CINTIA MENESES DE ARAUJ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PESQUISA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8426.42" calcext:value-type="float">
            <text:p>8.426,42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821.19" calcext:value-type="float">
            <text:p>-821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20.58" calcext:value-type="float">
            <text:p>-1.420,58 </text:p>
          </table:table-cell>
          <table:table-cell table:style-name="ce10" office:value-type="float" office:value="7005.84" calcext:value-type="float">
            <text:p>7.005,8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56-9</text:p>
          </table:table-cell>
          <table:table-cell table:style-name="ce5" office:value-type="string" calcext:value-type="string">
            <text:p>CIRO DA SILVA VAZ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14.46" calcext:value-type="float">
            <text:p>1.714,46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274.32" calcext:value-type="float">
            <text:p>23.274,32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4597.71" calcext:value-type="float">
            <text:p>-4.597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12.17" calcext:value-type="float">
            <text:p>-6.312,17 </text:p>
          </table:table-cell>
          <table:table-cell table:style-name="ce10" office:value-type="float" office:value="16962.15" calcext:value-type="float">
            <text:p>16.96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74-3</text:p>
          </table:table-cell>
          <table:table-cell table:style-name="ce5" office:value-type="string" calcext:value-type="string">
            <text:p>CLAIR TUR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298.65" calcext:value-type="float">
            <text:p>5.298,65 </text:p>
          </table:table-cell>
          <table:table-cell table:style-name="ce10" office:value-type="float" office:value="1718.86" calcext:value-type="float">
            <text:p>1.718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06.58" calcext:value-type="float">
            <text:p>24.306,58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3932.24" calcext:value-type="float">
            <text:p>-3.932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51.1" calcext:value-type="float">
            <text:p>-5.651,10 </text:p>
          </table:table-cell>
          <table:table-cell table:style-name="ce10" office:value-type="float" office:value="18655.48" calcext:value-type="float">
            <text:p>18.655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59-1</text:p>
          </table:table-cell>
          <table:table-cell table:style-name="ce5" office:value-type="string" calcext:value-type="string">
            <text:p>CLARIANA BEVILACQUA FERR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22326.34" calcext:value-type="float">
            <text:p>22.326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504.22" calcext:value-type="float">
            <text:p>8.504,2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5847.76" calcext:value-type="float">
            <text:p>35.847,76 </text:p>
          </table:table-cell>
          <table:table-cell table:style-name="ce10" office:value-type="float" office:value="-3124.83" calcext:value-type="float">
            <text:p>-3.124,83 </text:p>
          </table:table-cell>
          <table:table-cell table:style-name="ce10" office:value-type="float" office:value="-6615.14" calcext:value-type="float">
            <text:p>-6.61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39.97" calcext:value-type="float">
            <text:p>-9.739,97 </text:p>
          </table:table-cell>
          <table:table-cell table:style-name="ce10" office:value-type="float" office:value="26107.79" calcext:value-type="float">
            <text:p>26.107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13-8</text:p>
          </table:table-cell>
          <table:table-cell table:style-name="ce5" office:value-type="string" calcext:value-type="string">
            <text:p>CLAUDIA ALESSANDRA TIBURTINO NE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02.51" calcext:value-type="float">
            <text:p>17.502,51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063.71" calcext:value-type="float">
            <text:p>-3.063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4.15" calcext:value-type="float">
            <text:p>-4.774,15 </text:p>
          </table:table-cell>
          <table:table-cell table:style-name="ce10" office:value-type="float" office:value="12728.36" calcext:value-type="float">
            <text:p>12.728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55-3</text:p>
          </table:table-cell>
          <table:table-cell table:style-name="ce5" office:value-type="string" calcext:value-type="string">
            <text:p>CLÁUDIA ALVES SIQU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DIVISÃO DE DIFUSÃO DO CONHECIMENTO E CONFORMIDADE</text:p>
          </table:table-cell>
          <table:table-cell table:style-name="ce10" office:value-type="float" office:value="23858.53" calcext:value-type="float">
            <text:p>23.858,5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251.64" calcext:value-type="float">
            <text:p>25.251,64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763.56" calcext:value-type="float">
            <text:p>-4.7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52.27" calcext:value-type="float">
            <text:p>-7.852,27 </text:p>
          </table:table-cell>
          <table:table-cell table:style-name="ce10" office:value-type="float" office:value="17399.37" calcext:value-type="float">
            <text:p>17.399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71-4</text:p>
          </table:table-cell>
          <table:table-cell table:style-name="ce5" office:value-type="string" calcext:value-type="string">
            <text:p>CLAUDIA CARNEIRO ARAUJO</text:p>
          </table:table-cell>
          <table:table-cell table:style-name="ce5" office:value-type="string" calcext:value-type="string">
            <text:p>ANALISTA DO MPU/PERITO EM ENGENHARIA CIVIL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1463.56" calcext:value-type="float">
            <text:p>21.4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755.91" calcext:value-type="float">
            <text:p>24.755,91 </text:p>
          </table:table-cell>
          <table:table-cell table:style-name="ce10" office:value-type="float" office:value="-3297.95" calcext:value-type="float">
            <text:p>-3.297,95 </text:p>
          </table:table-cell>
          <table:table-cell table:style-name="ce10" office:value-type="float" office:value="-4621.83" calcext:value-type="float">
            <text:p>-4.621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19.78" calcext:value-type="float">
            <text:p>-7.919,78 </text:p>
          </table:table-cell>
          <table:table-cell table:style-name="ce10" office:value-type="float" office:value="16836.13" calcext:value-type="float">
            <text:p>16.836,1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80-8</text:p>
          </table:table-cell>
          <table:table-cell table:style-name="ce5" office:value-type="string" calcext:value-type="string">
            <text:p>CLAUDIANA MAPURUNGA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027.47" calcext:value-type="float">
            <text:p>15.027,47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380.76" calcext:value-type="float">
            <text:p>-2.380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99.62" calcext:value-type="float">
            <text:p>-4.099,62 </text:p>
          </table:table-cell>
          <table:table-cell table:style-name="ce10" office:value-type="float" office:value="10927.85" calcext:value-type="float">
            <text:p>10.927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7-1</text:p>
          </table:table-cell>
          <table:table-cell table:style-name="ce5" office:value-type="string" calcext:value-type="string">
            <text:p>CLAUDIO BOEIR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53.36" calcext:value-type="float">
            <text:p>53,3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53.92" calcext:value-type="float">
            <text:p>14.653,9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96.51" calcext:value-type="float">
            <text:p>-2.396,5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05.37" calcext:value-type="float">
            <text:p>-3.305,37 </text:p>
          </table:table-cell>
          <table:table-cell table:style-name="ce10" office:value-type="float" office:value="11348.55" calcext:value-type="float">
            <text:p>11.348,5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15-3</text:p>
          </table:table-cell>
          <table:table-cell table:style-name="ce5" office:value-type="string" calcext:value-type="string">
            <text:p>CLÁUDIO GUIMARÃES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GESTÃO DA INFORMAÇÃO PROCESSUAL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45.7" calcext:value-type="float">
            <text:p>15.745,7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590.16" calcext:value-type="float">
            <text:p>-2.590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65.78" calcext:value-type="float">
            <text:p>-4.265,78 </text:p>
          </table:table-cell>
          <table:table-cell table:style-name="ce10" office:value-type="float" office:value="11479.92" calcext:value-type="float">
            <text:p>11.479,9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17-7</text:p>
          </table:table-cell>
          <table:table-cell table:style-name="ce5" office:value-type="string" calcext:value-type="string">
            <text:p>CLAUDIO JOSÉ BATISTA GONÇALV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235.65" calcext:value-type="float">
            <text:p>-3.235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30.62" calcext:value-type="float">
            <text:p>-4.930,62 </text:p>
          </table:table-cell>
          <table:table-cell table:style-name="ce10" office:value-type="float" office:value="13560.85" calcext:value-type="float">
            <text:p>13.560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13-6</text:p>
          </table:table-cell>
          <table:table-cell table:style-name="ce5" office:value-type="string" calcext:value-type="string">
            <text:p>CLAUDIO SILVA DUARTE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25171.85" calcext:value-type="float">
            <text:p>25.171,85 </text:p>
          </table:table-cell>
          <table:table-cell table:style-name="ce10" office:value-type="float" office:value="1064.94" calcext:value-type="float">
            <text:p>1.064,94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253.99" calcext:value-type="float">
            <text:p>31.253,99 </text:p>
          </table:table-cell>
          <table:table-cell table:style-name="ce10" office:value-type="float" office:value="-3628.13" calcext:value-type="float">
            <text:p>-3.628,13 </text:p>
          </table:table-cell>
          <table:table-cell table:style-name="ce10" office:value-type="float" office:value="-5977.61" calcext:value-type="float">
            <text:p>-5.977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605.74" calcext:value-type="float">
            <text:p>-9.605,74 </text:p>
          </table:table-cell>
          <table:table-cell table:style-name="ce10" office:value-type="float" office:value="21648.25" calcext:value-type="float">
            <text:p>21.64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67-6</text:p>
          </table:table-cell>
          <table:table-cell table:style-name="ce5" office:value-type="string" calcext:value-type="string">
            <text:p>CLEBER DO NASCIMEN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490.54" calcext:value-type="float">
            <text:p>15.490,54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483.04" calcext:value-type="float">
            <text:p>-2.483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03.45" calcext:value-type="float">
            <text:p>-4.103,45 </text:p>
          </table:table-cell>
          <table:table-cell table:style-name="ce10" office:value-type="float" office:value="11387.09" calcext:value-type="float">
            <text:p>11.387,0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85-4</text:p>
          </table:table-cell>
          <table:table-cell table:style-name="ce5" office:value-type="string" calcext:value-type="string">
            <text:p>CLEITON NUNES DE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style-name="ce10" office:value-type="float" office:value="13340.86" calcext:value-type="float">
            <text:p>13.340,8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202.34" calcext:value-type="float">
            <text:p>-2.202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97.31" calcext:value-type="float">
            <text:p>-3.897,31 </text:p>
          </table:table-cell>
          <table:table-cell table:style-name="ce10" office:value-type="float" office:value="10836.66" calcext:value-type="float">
            <text:p>10.836,6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16-6</text:p>
          </table:table-cell>
          <table:table-cell table:style-name="ce5" office:value-type="string" calcext:value-type="string">
            <text:p>CONCEICAO FREITAS BARROS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291.63" calcext:value-type="float">
            <text:p>26.291,63 </text:p>
          </table:table-cell>
          <table:table-cell table:style-name="ce10" office:value-type="float" office:value="-3192.22" calcext:value-type="float">
            <text:p>-3.192,22 </text:p>
          </table:table-cell>
          <table:table-cell table:style-name="ce10" office:value-type="float" office:value="-5173.5" calcext:value-type="float">
            <text:p>-5.173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65.72" calcext:value-type="float">
            <text:p>-8.365,72 </text:p>
          </table:table-cell>
          <table:table-cell table:style-name="ce10" office:value-type="float" office:value="17925.91" calcext:value-type="float">
            <text:p>17.925,9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2-4</text:p>
          </table:table-cell>
          <table:table-cell table:style-name="ce5" office:value-type="string" calcext:value-type="string">
            <text:p>CONRADO FABRICIO MARQUES SIQU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168.47" calcext:value-type="float">
            <text:p>3.168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71-0</text:p>
          </table:table-cell>
          <table:table-cell table:style-name="ce5" office:value-type="string" calcext:value-type="string">
            <text:p>CRISTIANE SILVA PICONCELLI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856.44" calcext:value-type="float">
            <text:p>-4.856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5.15" calcext:value-type="float">
            <text:p>-7.945,15 </text:p>
          </table:table-cell>
          <table:table-cell table:style-name="ce10" office:value-type="float" office:value="17454.65" calcext:value-type="float">
            <text:p>17.454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8-2</text:p>
          </table:table-cell>
          <table:table-cell table:style-name="ce5" office:value-type="string" calcext:value-type="string">
            <text:p>DAHIANA NOGUEIRA MORAES ANDRI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A DIREÇÃO-G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8-4</text:p>
          </table:table-cell>
          <table:table-cell table:style-name="ce5" office:value-type="string" calcext:value-type="string">
            <text:p>DAIANE DE FIGUEIREDO DE OLIV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9009.53" calcext:value-type="float">
            <text:p>9.009,5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1033.68" calcext:value-type="float">
            <text:p>-1.033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633.07" calcext:value-type="float">
            <text:p>-1.633,07 </text:p>
          </table:table-cell>
          <table:table-cell table:style-name="ce10" office:value-type="float" office:value="7376.46" calcext:value-type="float">
            <text:p>7.376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76-1</text:p>
          </table:table-cell>
          <table:table-cell table:style-name="ce5" office:value-type="string" calcext:value-type="string">
            <text:p>DAIANE GABRIELA LUCAS TAVARES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4.5" calcext:value-type="float">
            <text:p>-134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4.5" calcext:value-type="float">
            <text:p>-134,50 </text:p>
          </table:table-cell>
          <table:table-cell table:style-name="ce10" office:value-type="float" office:value="3869.94" calcext:value-type="float">
            <text:p>3.869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1-5</text:p>
          </table:table-cell>
          <table:table-cell table:style-name="ce5" office:value-type="string" calcext:value-type="string">
            <text:p>DANIEL FERREIRA DE LIM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59.19" calcext:value-type="float">
            <text:p>20.359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754.02" calcext:value-type="float">
            <text:p>-3.754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2.88" calcext:value-type="float">
            <text:p>-4.662,88 </text:p>
          </table:table-cell>
          <table:table-cell table:style-name="ce10" office:value-type="float" office:value="15696.31" calcext:value-type="float">
            <text:p>15.696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1-0</text:p>
          </table:table-cell>
          <table:table-cell table:style-name="ce5" office:value-type="string" calcext:value-type="string">
            <text:p>DANIEL MARQUES FRANC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ENTRO DE SAÚDE E BEM ESTAR DA PGJ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77-0</text:p>
          </table:table-cell>
          <table:table-cell table:style-name="ce5" office:value-type="string" calcext:value-type="string">
            <text:p>DANIEL NONAKA AMORIM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PESQUISA</text:p>
          </table:table-cell>
          <table:table-cell table:style-name="ce10" office:value-type="float" office:value="22234.56" calcext:value-type="float">
            <text:p>22.234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772.81" calcext:value-type="float">
            <text:p>24.772,8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231.34" calcext:value-type="float">
            <text:p>-5.231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40.2" calcext:value-type="float">
            <text:p>-6.140,20 </text:p>
          </table:table-cell>
          <table:table-cell table:style-name="ce10" office:value-type="float" office:value="18632.61" calcext:value-type="float">
            <text:p>18.632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86-5</text:p>
          </table:table-cell>
          <table:table-cell table:style-name="ce5" office:value-type="string" calcext:value-type="string">
            <text:p>DANIELA MILHOMEM FERRACIOLI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7-3</text:p>
          </table:table-cell>
          <table:table-cell table:style-name="ce5" office:value-type="string" calcext:value-type="string">
            <text:p>DANIELA MOREIRA SALL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500.56" calcext:value-type="float">
            <text:p>23.500,56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334.15" calcext:value-type="float">
            <text:p>-4.334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22.86" calcext:value-type="float">
            <text:p>-7.422,86 </text:p>
          </table:table-cell>
          <table:table-cell table:style-name="ce10" office:value-type="float" office:value="16077.7" calcext:value-type="float">
            <text:p>16.077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67-7</text:p>
          </table:table-cell>
          <table:table-cell table:style-name="ce5" office:value-type="string" calcext:value-type="string">
            <text:p>DANIELA SILVA MOU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11.72" calcext:value-type="float">
            <text:p>18.711,72 </text:p>
          </table:table-cell>
          <table:table-cell table:style-name="ce10" office:value-type="float" office:value="-1868.53" calcext:value-type="float">
            <text:p>-1.868,53 </text:p>
          </table:table-cell>
          <table:table-cell table:style-name="ce10" office:value-type="float" office:value="-3653.58" calcext:value-type="float">
            <text:p>-3.653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22.11" calcext:value-type="float">
            <text:p>-5.522,11 </text:p>
          </table:table-cell>
          <table:table-cell table:style-name="ce10" office:value-type="float" office:value="13189.61" calcext:value-type="float">
            <text:p>13.189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17-9</text:p>
          </table:table-cell>
          <table:table-cell table:style-name="ce5" office:value-type="string" calcext:value-type="string">
            <text:p>DANIELE LIMA PEREIRA DOS REI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27.08" calcext:value-type="float">
            <text:p>227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45.93" calcext:value-type="float">
            <text:p>16.345,93 </text:p>
          </table:table-cell>
          <table:table-cell table:style-name="ce10" office:value-type="float" office:value="-1761.41" calcext:value-type="float">
            <text:p>-1.761,41 </text:p>
          </table:table-cell>
          <table:table-cell table:style-name="ce10" office:value-type="float" office:value="-2831.91" calcext:value-type="float">
            <text:p>-2.831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93.32" calcext:value-type="float">
            <text:p>-4.593,32 </text:p>
          </table:table-cell>
          <table:table-cell table:style-name="ce10" office:value-type="float" office:value="11752.61" calcext:value-type="float">
            <text:p>11.752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69-5</text:p>
          </table:table-cell>
          <table:table-cell table:style-name="ce5" office:value-type="string" calcext:value-type="string">
            <text:p>DARC ANA CARVALHO MOT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690.93" calcext:value-type="float">
            <text:p>-4.690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99.79" calcext:value-type="float">
            <text:p>-5.599,79 </text:p>
          </table:table-cell>
          <table:table-cell table:style-name="ce10" office:value-type="float" office:value="19800.01" calcext:value-type="float">
            <text:p>19.800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56-8</text:p>
          </table:table-cell>
          <table:table-cell table:style-name="ce5" office:value-type="string" calcext:value-type="string">
            <text:p>DAVI ALEXANDRE REIS DE MORA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93.86" calcext:value-type="float">
            <text:p>-2.793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02.72" calcext:value-type="float">
            <text:p>-3.702,72 </text:p>
          </table:table-cell>
          <table:table-cell table:style-name="ce10" office:value-type="float" office:value="13063.9" calcext:value-type="float">
            <text:p>13.063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82-6</text:p>
          </table:table-cell>
          <table:table-cell table:style-name="ce5" office:value-type="string" calcext:value-type="string">
            <text:p>DEBORA BIANCHI GARCIA CRISTOFAN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SÃO PAULO/SP</text:p>
          </table:table-cell>
          <table:table-cell table:style-name="ce10" office:value-type="float" office:value="12330.88" calcext:value-type="float">
            <text:p>12.330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623.23" calcext:value-type="float">
            <text:p>15.623,23 </text:p>
          </table:table-cell>
          <table:table-cell table:style-name="ce10" office:value-type="float" office:value="-1532.46" calcext:value-type="float">
            <text:p>-1.532,46 </text:p>
          </table:table-cell>
          <table:table-cell table:style-name="ce10" office:value-type="float" office:value="-2491.58" calcext:value-type="float">
            <text:p>-2.491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24.04" calcext:value-type="float">
            <text:p>-4.024,04 </text:p>
          </table:table-cell>
          <table:table-cell table:style-name="ce10" office:value-type="float" office:value="11599.19" calcext:value-type="float">
            <text:p>11.599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66-5</text:p>
          </table:table-cell>
          <table:table-cell table:style-name="ce5" office:value-type="string" calcext:value-type="string">
            <text:p>DEBORAH REGINA LUIZ 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64.7" calcext:value-type="float">
            <text:p>-2.964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73.56" calcext:value-type="float">
            <text:p>-3.873,56 </text:p>
          </table:table-cell>
          <table:table-cell table:style-name="ce10" office:value-type="float" office:value="13522.23" calcext:value-type="float">
            <text:p>13.522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53-9</text:p>
          </table:table-cell>
          <table:table-cell table:style-name="ce5" office:value-type="string" calcext:value-type="string">
            <text:p>DEIRDRE SILVA DE FIGUEIREDO COST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50.88" calcext:value-type="float">
            <text:p>27.150,88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233.71" calcext:value-type="float">
            <text:p>-5.233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22.42" calcext:value-type="float">
            <text:p>-8.322,42 </text:p>
          </table:table-cell>
          <table:table-cell table:style-name="ce10" office:value-type="float" office:value="18828.46" calcext:value-type="float">
            <text:p>18.828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35-9</text:p>
          </table:table-cell>
          <table:table-cell table:style-name="ce5" office:value-type="string" calcext:value-type="string">
            <text:p>DELMIVAM APARECIDO REZEN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CERVO ARQUIVÍSTIC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9.2" calcext:value-type="float">
            <text:p>49,2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7352.58" calcext:value-type="float">
            <text:p>17.352,5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931.95" calcext:value-type="float">
            <text:p>-2.931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7.57" calcext:value-type="float">
            <text:p>-4.607,57 </text:p>
          </table:table-cell>
          <table:table-cell table:style-name="ce10" office:value-type="float" office:value="12745.01" calcext:value-type="float">
            <text:p>12.745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54-4</text:p>
          </table:table-cell>
          <table:table-cell table:style-name="ce5" office:value-type="string" calcext:value-type="string">
            <text:p>DENISE CHAVES DE LIM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21669.68" calcext:value-type="float">
            <text:p>21.669,6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62.79" calcext:value-type="float">
            <text:p>23.062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13.76" calcext:value-type="float">
            <text:p>-4.213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02.47" calcext:value-type="float">
            <text:p>-7.302,47 </text:p>
          </table:table-cell>
          <table:table-cell table:style-name="ce10" office:value-type="float" office:value="15760.32" calcext:value-type="float">
            <text:p>15.760,3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62-1</text:p>
          </table:table-cell>
          <table:table-cell table:style-name="ce5" office:value-type="string" calcext:value-type="string">
            <text:p>DENISE MENEGA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414.48" calcext:value-type="float">
            <text:p>-5.414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23.34" calcext:value-type="float">
            <text:p>-6.323,34 </text:p>
          </table:table-cell>
          <table:table-cell table:style-name="ce10" office:value-type="float" office:value="20801.31" calcext:value-type="float">
            <text:p>20.801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71-8</text:p>
          </table:table-cell>
          <table:table-cell table:style-name="ce5" office:value-type="string" calcext:value-type="string">
            <text:p>DENISE VIEIRA INSERTI TRINDADE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088.71" calcext:value-type="float">
            <text:p>3.088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920.79" calcext:value-type="float">
            <text:p>27.920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497.57" calcext:value-type="float">
            <text:p>-5.497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586.28" calcext:value-type="float">
            <text:p>-8.586,28 </text:p>
          </table:table-cell>
          <table:table-cell table:style-name="ce10" office:value-type="float" office:value="19334.51" calcext:value-type="float">
            <text:p>19.334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31-9</text:p>
          </table:table-cell>
          <table:table-cell table:style-name="ce5" office:value-type="string" calcext:value-type="string">
            <text:p>DENNIS PAULO RIBEIRO BORSARI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40.12" calcext:value-type="float">
            <text:p>1.640,12 </text:p>
          </table:table-cell>
          <table:table-cell table:style-name="ce10" office:value-type="float" office:value="16746.82" calcext:value-type="float">
            <text:p>16.746,8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35.81" calcext:value-type="float">
            <text:p>-2.635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30.78" calcext:value-type="float">
            <text:p>-4.330,78 </text:p>
          </table:table-cell>
          <table:table-cell table:style-name="ce10" office:value-type="float" office:value="12416.04" calcext:value-type="float">
            <text:p>12.416,0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09-0</text:p>
          </table:table-cell>
          <table:table-cell table:style-name="ce5" office:value-type="string" calcext:value-type="string">
            <text:p>DERALDO SANTOS DE CASTR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8214.74" calcext:value-type="float">
            <text:p>18.214,74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3052.88" calcext:value-type="float">
            <text:p>-3.052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1.74" calcext:value-type="float">
            <text:p>-4.771,74 </text:p>
          </table:table-cell>
          <table:table-cell table:style-name="ce10" office:value-type="float" office:value="13443" calcext:value-type="float">
            <text:p>13.443,0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34-1</text:p>
          </table:table-cell>
          <table:table-cell table:style-name="ce5" office:value-type="string" calcext:value-type="string">
            <text:p>DIANA MAGALHAES MARTINS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7" calcext:value-type="float">
            <text:p>14.600,57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269.93" calcext:value-type="float">
            <text:p>-2.269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64.9" calcext:value-type="float">
            <text:p>-3.964,90 </text:p>
          </table:table-cell>
          <table:table-cell table:style-name="ce10" office:value-type="float" office:value="10635.67" calcext:value-type="float">
            <text:p>10.635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58-1</text:p>
          </table:table-cell>
          <table:table-cell table:style-name="ce5" office:value-type="string" calcext:value-type="string">
            <text:p>DICÉLIA LUZIA DE SOUZA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28.91" calcext:value-type="float">
            <text:p>-2.828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23.88" calcext:value-type="float">
            <text:p>-4.523,88 </text:p>
          </table:table-cell>
          <table:table-cell table:style-name="ce10" office:value-type="float" office:value="12109.33" calcext:value-type="float">
            <text:p>12.109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46-2</text:p>
          </table:table-cell>
          <table:table-cell table:style-name="ce5" office:value-type="string" calcext:value-type="string">
            <text:p>DIEGO SOARES LIMA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9828" calcext:value-type="float">
            <text:p>19.828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871.96" calcext:value-type="float">
            <text:p>6.871,9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238.21" calcext:value-type="float">
            <text:p>29.238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438.52" calcext:value-type="float">
            <text:p>-5.438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47.38" calcext:value-type="float">
            <text:p>-6.347,38 </text:p>
          </table:table-cell>
          <table:table-cell table:style-name="ce10" office:value-type="float" office:value="22890.83" calcext:value-type="float">
            <text:p>22.890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32-0</text:p>
          </table:table-cell>
          <table:table-cell table:style-name="ce5" office:value-type="string" calcext:value-type="string">
            <text:p>DINO ELIAS PINT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349.91" calcext:value-type="float">
            <text:p>4.349,91 </text:p>
          </table:table-cell>
          <table:table-cell table:style-name="ce10" office:value-type="float" office:value="18597.5" calcext:value-type="float">
            <text:p>18.597,5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72.15" calcext:value-type="float">
            <text:p>-2.772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81.01" calcext:value-type="float">
            <text:p>-3.681,01 </text:p>
          </table:table-cell>
          <table:table-cell table:style-name="ce10" office:value-type="float" office:value="14916.49" calcext:value-type="float">
            <text:p>14.916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90-6</text:p>
          </table:table-cell>
          <table:table-cell table:style-name="ce5" office:value-type="string" calcext:value-type="string">
            <text:p>DOMINGOS SILV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66.4" calcext:value-type="float">
            <text:p>16.366,4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60.85" calcext:value-type="float">
            <text:p>-2.760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36.47" calcext:value-type="float">
            <text:p>-4.436,47 </text:p>
          </table:table-cell>
          <table:table-cell table:style-name="ce10" office:value-type="float" office:value="11929.93" calcext:value-type="float">
            <text:p>11.929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68-1</text:p>
          </table:table-cell>
          <table:table-cell table:style-name="ce5" office:value-type="string" calcext:value-type="string">
            <text:p>EBENEZER ALVES DOS SANTOS JUNIOR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9430.21" calcext:value-type="float">
            <text:p>19.430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351.73" calcext:value-type="float">
            <text:p>23.351,7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566.08" calcext:value-type="float">
            <text:p>-4.56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74.94" calcext:value-type="float">
            <text:p>-5.474,94 </text:p>
          </table:table-cell>
          <table:table-cell table:style-name="ce10" office:value-type="float" office:value="17876.79" calcext:value-type="float">
            <text:p>17.876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3-0</text:p>
          </table:table-cell>
          <table:table-cell table:style-name="ce5" office:value-type="string" calcext:value-type="string">
            <text:p>EDIANY BATISTA DE MA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700.8" calcext:value-type="float">
            <text:p>12.70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06" calcext:value-type="float">
            <text:p>1.006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99.15" calcext:value-type="float">
            <text:p>16.999,15 </text:p>
          </table:table-cell>
          <table:table-cell table:style-name="ce10" office:value-type="float" office:value="-1880.72" calcext:value-type="float">
            <text:p>-1.880,72 </text:p>
          </table:table-cell>
          <table:table-cell table:style-name="ce10" office:value-type="float" office:value="-2878.46" calcext:value-type="float">
            <text:p>-2.878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59.18" calcext:value-type="float">
            <text:p>-4.759,18 </text:p>
          </table:table-cell>
          <table:table-cell table:style-name="ce10" office:value-type="float" office:value="12239.97" calcext:value-type="float">
            <text:p>12.239,9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75-6</text:p>
          </table:table-cell>
          <table:table-cell table:style-name="ce5" office:value-type="string" calcext:value-type="string">
            <text:p>EDILENE BARROS DOS SANTOS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AÇÃO DE SERVIÇOS</text:p>
          </table:table-cell>
          <table:table-cell table:style-name="ce10" office:value-type="float" office:value="12700.8" calcext:value-type="float">
            <text:p>12.70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93.15" calcext:value-type="float">
            <text:p>15.993,1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0.07" calcext:value-type="float">
            <text:p>-2.760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68.93" calcext:value-type="float">
            <text:p>-3.668,93 </text:p>
          </table:table-cell>
          <table:table-cell table:style-name="ce10" office:value-type="float" office:value="12324.22" calcext:value-type="float">
            <text:p>12.324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5-3</text:p>
          </table:table-cell>
          <table:table-cell table:style-name="ce5" office:value-type="string" calcext:value-type="string">
            <text:p>EDINALDO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46.43" calcext:value-type="float">
            <text:p>1.746,43 </text:p>
          </table:table-cell>
          <table:table-cell table:style-name="ce10" office:value-type="float" office:value="4135.47" calcext:value-type="float">
            <text:p>4.135,4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135.47" calcext:value-type="float">
            <text:p>4.135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99-5</text:p>
          </table:table-cell>
          <table:table-cell table:style-name="ce5" office:value-type="string" calcext:value-type="string">
            <text:p>EDMILTON ALBUQUERQUE DE MELL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4941.77" calcext:value-type="float">
            <text:p>14.941,7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987.41" calcext:value-type="float">
            <text:p>1.987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20.79" calcext:value-type="float">
            <text:p>19.520,79 </text:p>
          </table:table-cell>
          <table:table-cell table:style-name="ce10" office:value-type="float" office:value="-1987.41" calcext:value-type="float">
            <text:p>-1.987,41 </text:p>
          </table:table-cell>
          <table:table-cell table:style-name="ce10" office:value-type="float" office:value="-3542.57" calcext:value-type="float">
            <text:p>-3.542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29.98" calcext:value-type="float">
            <text:p>-5.529,98 </text:p>
          </table:table-cell>
          <table:table-cell table:style-name="ce10" office:value-type="float" office:value="13990.81" calcext:value-type="float">
            <text:p>13.990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68-9</text:p>
          </table:table-cell>
          <table:table-cell table:style-name="ce5" office:value-type="string" calcext:value-type="string">
            <text:p>EDNA DA SILVA LUCEN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ERIMONIAL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976.76" calcext:value-type="float">
            <text:p>4.976,7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935.53" calcext:value-type="float">
            <text:p>20.935,53 </text:p>
          </table:table-cell>
          <table:table-cell table:style-name="ce10" office:value-type="float" office:value="-1757.01" calcext:value-type="float">
            <text:p>-1.757,01 </text:p>
          </table:table-cell>
          <table:table-cell table:style-name="ce10" office:value-type="float" office:value="-3094.98" calcext:value-type="float">
            <text:p>-3.094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51.99" calcext:value-type="float">
            <text:p>-4.851,99 </text:p>
          </table:table-cell>
          <table:table-cell table:style-name="ce10" office:value-type="float" office:value="16083.54" calcext:value-type="float">
            <text:p>16.083,5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7-5</text:p>
          </table:table-cell>
          <table:table-cell table:style-name="ce5" office:value-type="string" calcext:value-type="string">
            <text:p>EDSON DE SOUZA MORAES JU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71.12" calcext:value-type="float">
            <text:p>1.871,12 </text:p>
          </table:table-cell>
          <table:table-cell table:style-name="ce10" office:value-type="float" office:value="16977.82" calcext:value-type="float">
            <text:p>16.977,8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56.26" calcext:value-type="float">
            <text:p>-2.956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65.12" calcext:value-type="float">
            <text:p>-3.865,12 </text:p>
          </table:table-cell>
          <table:table-cell table:style-name="ce10" office:value-type="float" office:value="13112.7" calcext:value-type="float">
            <text:p>13.112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46-4</text:p>
          </table:table-cell>
          <table:table-cell table:style-name="ce5" office:value-type="string" calcext:value-type="string">
            <text:p>EDUARDO DE CAMPOS BASTOS N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607.68" calcext:value-type="float">
            <text:p>13.607,68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31.6" calcext:value-type="float">
            <text:p>18.731,60 </text:p>
          </table:table-cell>
          <table:table-cell table:style-name="ce10" office:value-type="float" office:value="-1732.07" calcext:value-type="float">
            <text:p>-1.732,07 </text:p>
          </table:table-cell>
          <table:table-cell table:style-name="ce10" office:value-type="float" office:value="-3291.49" calcext:value-type="float">
            <text:p>-3.291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23.56" calcext:value-type="float">
            <text:p>-5.023,56 </text:p>
          </table:table-cell>
          <table:table-cell table:style-name="ce10" office:value-type="float" office:value="13708.04" calcext:value-type="float">
            <text:p>13.708,0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1-9</text:p>
          </table:table-cell>
          <table:table-cell table:style-name="ce5" office:value-type="string" calcext:value-type="string">
            <text:p>EDUARDO DOS ANJOS TEIX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98.93" calcext:value-type="float">
            <text:p>-2.798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707.79" calcext:value-type="float">
            <text:p>-3.707,79 </text:p>
          </table:table-cell>
          <table:table-cell table:style-name="ce10" office:value-type="float" office:value="12491.11" calcext:value-type="float">
            <text:p>12.491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5-0</text:p>
          </table:table-cell>
          <table:table-cell table:style-name="ce5" office:value-type="string" calcext:value-type="string">
            <text:p>EDUARDO FUTEMMA USHIKOSHI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NSELHO NACIONAL DO MINISTÉRIO PÚBLICO</text:p>
          </table:table-cell>
          <table:table-cell table:style-name="ce10" office:value-type="float" office:value="21888.56" calcext:value-type="float">
            <text:p>21.888,5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281.67" calcext:value-type="float">
            <text:p>23.281,6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73.95" calcext:value-type="float">
            <text:p>-4.273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62.66" calcext:value-type="float">
            <text:p>-7.362,66 </text:p>
          </table:table-cell>
          <table:table-cell table:style-name="ce10" office:value-type="float" office:value="15919.01" calcext:value-type="float">
            <text:p>15.919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2-1</text:p>
          </table:table-cell>
          <table:table-cell table:style-name="ce5" office:value-type="string" calcext:value-type="string">
            <text:p>EDUARDO GRASS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3.36" calcext:value-type="float">
            <text:p>53,3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520.52" calcext:value-type="float">
            <text:p>14.520,52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1862.81" calcext:value-type="float">
            <text:p>-1.862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6.17" calcext:value-type="float">
            <text:p>-3.546,17 </text:p>
          </table:table-cell>
          <table:table-cell table:style-name="ce10" office:value-type="float" office:value="10974.35" calcext:value-type="float">
            <text:p>10.974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8-6</text:p>
          </table:table-cell>
          <table:table-cell table:style-name="ce5" office:value-type="string" calcext:value-type="string">
            <text:p>EDUARDO PEREIRA DE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78.08" calcext:value-type="float">
            <text:p>578,08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069.55" calcext:value-type="float">
            <text:p>19.069,55 </text:p>
          </table:table-cell>
          <table:table-cell table:style-name="ce10" office:value-type="float" office:value="-2190.49" calcext:value-type="float">
            <text:p>-2.190,49 </text:p>
          </table:table-cell>
          <table:table-cell table:style-name="ce10" office:value-type="float" office:value="-3929.45" calcext:value-type="float">
            <text:p>-3.929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19.94" calcext:value-type="float">
            <text:p>-6.119,94 </text:p>
          </table:table-cell>
          <table:table-cell table:style-name="ce10" office:value-type="float" office:value="12949.61" calcext:value-type="float">
            <text:p>12.949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23-4</text:p>
          </table:table-cell>
          <table:table-cell table:style-name="ce5" office:value-type="string" calcext:value-type="string">
            <text:p>EDUARDO RODRIGUES SANTARE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LICITAÇÕE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92.01" calcext:value-type="float">
            <text:p>492,0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87.8" calcext:value-type="float">
            <text:p>17.887,8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069.64" calcext:value-type="float">
            <text:p>-3.069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64.61" calcext:value-type="float">
            <text:p>-4.764,61 </text:p>
          </table:table-cell>
          <table:table-cell table:style-name="ce10" office:value-type="float" office:value="13123.19" calcext:value-type="float">
            <text:p>13.123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4-3</text:p>
          </table:table-cell>
          <table:table-cell table:style-name="ce5" office:value-type="string" calcext:value-type="string">
            <text:p>EDUARDO VALTUILLE FRANC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A DIREÇÃO-GERAL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1773.74" calcext:value-type="float">
            <text:p>1.773,74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19.45" calcext:value-type="float">
            <text:p>17.519,45 </text:p>
          </table:table-cell>
          <table:table-cell table:style-name="ce10" office:value-type="float" office:value="-2028.02" calcext:value-type="float">
            <text:p>-2.028,02 </text:p>
          </table:table-cell>
          <table:table-cell table:style-name="ce10" office:value-type="float" office:value="-3052.55" calcext:value-type="float">
            <text:p>-3.052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80.57" calcext:value-type="float">
            <text:p>-5.080,57 </text:p>
          </table:table-cell>
          <table:table-cell table:style-name="ce10" office:value-type="float" office:value="12438.88" calcext:value-type="float">
            <text:p>12.438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54-9</text:p>
          </table:table-cell>
          <table:table-cell table:style-name="ce5" office:value-type="string" calcext:value-type="string">
            <text:p>EDUARDO WERBERICH DA SILV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PLANEJAMENTO E DE PROGRAMAÇÃO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72.74" calcext:value-type="float">
            <text:p>26.072,74 </text:p>
          </table:table-cell>
          <table:table-cell table:style-name="ce10" office:value-type="float" office:value="-3132.05" calcext:value-type="float">
            <text:p>-3.132,05 </text:p>
          </table:table-cell>
          <table:table-cell table:style-name="ce10" office:value-type="float" office:value="-4977.44" calcext:value-type="float">
            <text:p>-4.977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09.49" calcext:value-type="float">
            <text:p>-8.109,49 </text:p>
          </table:table-cell>
          <table:table-cell table:style-name="ce10" office:value-type="float" office:value="17963.25" calcext:value-type="float">
            <text:p>17.963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9-4</text:p>
          </table:table-cell>
          <table:table-cell table:style-name="ce5" office:value-type="string" calcext:value-type="string">
            <text:p>EDVALDO BARBOS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539.72" calcext:value-type="float">
            <text:p>539,72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934.03" calcext:value-type="float">
            <text:p>24.934,03 </text:p>
          </table:table-cell>
          <table:table-cell table:style-name="ce10" office:value-type="float" office:value="-3177.77" calcext:value-type="float">
            <text:p>-3.177,77 </text:p>
          </table:table-cell>
          <table:table-cell table:style-name="ce10" office:value-type="float" office:value="-4599.59" calcext:value-type="float">
            <text:p>-4.599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77.36" calcext:value-type="float">
            <text:p>-7.777,36 </text:p>
          </table:table-cell>
          <table:table-cell table:style-name="ce10" office:value-type="float" office:value="17156.67" calcext:value-type="float">
            <text:p>17.156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19-9</text:p>
          </table:table-cell>
          <table:table-cell table:style-name="ce5" office:value-type="string" calcext:value-type="string">
            <text:p>EDVALDO VIEIRA DE MEDEIR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60-6</text:p>
          </table:table-cell>
          <table:table-cell table:style-name="ce5" office:value-type="string" calcext:value-type="string">
            <text:p>ELAINE APARECIDA DA SILVA</text:p>
          </table:table-cell>
          <table:table-cell table:style-name="ce5" office:value-type="string" calcext:value-type="string">
            <text:p>ANALISTA DO MPU/ESTATÍSTICA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525.32" calcext:value-type="float">
            <text:p>525,3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8030.32" calcext:value-type="float">
            <text:p>28.030,32 </text:p>
          </table:table-cell>
          <table:table-cell table:style-name="ce10" office:value-type="float" office:value="-3175.39" calcext:value-type="float">
            <text:p>-3.175,39 </text:p>
          </table:table-cell>
          <table:table-cell table:style-name="ce10" office:value-type="float" office:value="-5556" calcext:value-type="float">
            <text:p>-5.556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731.39" calcext:value-type="float">
            <text:p>-8.731,39 </text:p>
          </table:table-cell>
          <table:table-cell table:style-name="ce10" office:value-type="float" office:value="19298.93" calcext:value-type="float">
            <text:p>19.298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8-1</text:p>
          </table:table-cell>
          <table:table-cell table:style-name="ce5" office:value-type="string" calcext:value-type="string">
            <text:p>ELAINE PIRES FAR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83.26" calcext:value-type="float">
            <text:p>-2.983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92.12" calcext:value-type="float">
            <text:p>-3.892,12 </text:p>
          </table:table-cell>
          <table:table-cell table:style-name="ce10" office:value-type="float" office:value="13370.26" calcext:value-type="float">
            <text:p>13.370,2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19-7</text:p>
          </table:table-cell>
          <table:table-cell table:style-name="ce5" office:value-type="string" calcext:value-type="string">
            <text:p>ELCIO GOMES DE OLIVEI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4674.96" calcext:value-type="float">
            <text:p>14.674,96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452.02" calcext:value-type="float">
            <text:p>1.452,02 </text:p>
          </table:table-cell>
          <table:table-cell table:style-name="ce10" office:value-type="float" office:value="16393.79" calcext:value-type="float">
            <text:p>16.393,79 </text:p>
          </table:table-cell>
          <table:table-cell table:style-name="ce10" office:value-type="float" office:value="-1978.61" calcext:value-type="float">
            <text:p>-1.978,61 </text:p>
          </table:table-cell>
          <table:table-cell table:style-name="ce10" office:value-type="float" office:value="-2616.73" calcext:value-type="float">
            <text:p>-2.616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95.34" calcext:value-type="float">
            <text:p>-4.595,34 </text:p>
          </table:table-cell>
          <table:table-cell table:style-name="ce10" office:value-type="float" office:value="11798.45" calcext:value-type="float">
            <text:p>11.798,4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95-0</text:p>
          </table:table-cell>
          <table:table-cell table:style-name="ce5" office:value-type="string" calcext:value-type="string">
            <text:p>ELIANA LOPES DE SOU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AÇÃO DE SERVIÇO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78.08" calcext:value-type="float">
            <text:p>578,08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672.25" calcext:value-type="float">
            <text:p>4.672,2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984.3" calcext:value-type="float">
            <text:p>19.984,30 </text:p>
          </table:table-cell>
          <table:table-cell table:style-name="ce10" office:value-type="float" office:value="-1825.98" calcext:value-type="float">
            <text:p>-1.825,98 </text:p>
          </table:table-cell>
          <table:table-cell table:style-name="ce10" office:value-type="float" office:value="-2918.69" calcext:value-type="float">
            <text:p>-2.918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44.67" calcext:value-type="float">
            <text:p>-4.744,67 </text:p>
          </table:table-cell>
          <table:table-cell table:style-name="ce10" office:value-type="float" office:value="15239.63" calcext:value-type="float">
            <text:p>15.239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98-3</text:p>
          </table:table-cell>
          <table:table-cell table:style-name="ce5" office:value-type="string" calcext:value-type="string">
            <text:p>ELIANE ALVES ALÍPIO</text:p>
          </table:table-cell>
          <table:table-cell table:style-name="ce5" office:value-type="string" calcext:value-type="string">
            <text:p>ANALISTA DO MPU/ARQUIVOLOGIA</text:p>
          </table:table-cell>
          <table:table-cell table:style-name="ce5" office:value-type="string" calcext:value-type="string">
            <text:p>COORDENADORIA DE GESTÃO DOCUMENT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505" calcext:value-type="float">
            <text:p>27.505,0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89.44" calcext:value-type="float">
            <text:p>-5.389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98.3" calcext:value-type="float">
            <text:p>-6.298,30 </text:p>
          </table:table-cell>
          <table:table-cell table:style-name="ce10" office:value-type="float" office:value="21206.7" calcext:value-type="float">
            <text:p>21.206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38-6</text:p>
          </table:table-cell>
          <table:table-cell table:style-name="ce5" office:value-type="string" calcext:value-type="string">
            <text:p>ELIEZER CESAR FARIA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175.1" calcext:value-type="float">
            <text:p>175,10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456.77" calcext:value-type="float">
            <text:p>23.456,7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921.57" calcext:value-type="float">
            <text:p>-4.921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30.43" calcext:value-type="float">
            <text:p>-5.830,43 </text:p>
          </table:table-cell>
          <table:table-cell table:style-name="ce10" office:value-type="float" office:value="17626.34" calcext:value-type="float">
            <text:p>17.626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55-7</text:p>
          </table:table-cell>
          <table:table-cell table:style-name="ce5" office:value-type="string" calcext:value-type="string">
            <text:p>ELIOMAR VIEIRA DAS NE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GESTÃO DE PESSOA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24.72" calcext:value-type="float">
            <text:p>524,72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705.47" calcext:value-type="float">
            <text:p>23.705,47 </text:p>
          </table:table-cell>
          <table:table-cell table:style-name="ce10" office:value-type="float" office:value="-1959.51" calcext:value-type="float">
            <text:p>-1.959,51 </text:p>
          </table:table-cell>
          <table:table-cell table:style-name="ce10" office:value-type="float" office:value="-4760.87" calcext:value-type="float">
            <text:p>-4.760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720.38" calcext:value-type="float">
            <text:p>-6.720,38 </text:p>
          </table:table-cell>
          <table:table-cell table:style-name="ce10" office:value-type="float" office:value="16985.09" calcext:value-type="float">
            <text:p>16.985,0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79-8</text:p>
          </table:table-cell>
          <table:table-cell table:style-name="ce5" office:value-type="string" calcext:value-type="string">
            <text:p>ELISE BEIRAO SCHAFASCHEK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8796.2" calcext:value-type="float">
            <text:p>8.796,20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710.8" calcext:value-type="float">
            <text:p>710,8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0900.11" calcext:value-type="float">
            <text:p>10.900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468.48" calcext:value-type="float">
            <text:p>-1.468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377.34" calcext:value-type="float">
            <text:p>-2.377,34 </text:p>
          </table:table-cell>
          <table:table-cell table:style-name="ce10" office:value-type="float" office:value="8522.77" calcext:value-type="float">
            <text:p>8.522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97-9</text:p>
          </table:table-cell>
          <table:table-cell table:style-name="ce5" office:value-type="string" calcext:value-type="string">
            <text:p>ELIZABETH PEREIRA DE ARAUJO PI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18.85" calcext:value-type="float">
            <text:p>16.118,85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2685.33" calcext:value-type="float">
            <text:p>-2.685,3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88.03" calcext:value-type="float">
            <text:p>-4.388,03 </text:p>
          </table:table-cell>
          <table:table-cell table:style-name="ce10" office:value-type="float" office:value="11730.82" calcext:value-type="float">
            <text:p>11.730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86-9</text:p>
          </table:table-cell>
          <table:table-cell table:style-name="ce5" office:value-type="string" calcext:value-type="string">
            <text:p>ELTON ANTONIO PER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025.06" calcext:value-type="float">
            <text:p>5.025,0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21934.57" calcext:value-type="float">
            <text:p>21.934,57 </text:p>
          </table:table-cell>
          <table:table-cell table:style-name="ce10" office:value-type="float" office:value="-2000.62" calcext:value-type="float">
            <text:p>-2.000,62 </text:p>
          </table:table-cell>
          <table:table-cell table:style-name="ce10" office:value-type="float" office:value="-3154.48" calcext:value-type="float">
            <text:p>-3.154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55.1" calcext:value-type="float">
            <text:p>-5.155,10 </text:p>
          </table:table-cell>
          <table:table-cell table:style-name="ce10" office:value-type="float" office:value="16779.47" calcext:value-type="float">
            <text:p>16.779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19-4</text:p>
          </table:table-cell>
          <table:table-cell table:style-name="ce5" office:value-type="string" calcext:value-type="string">
            <text:p>ERILANE MARTINS CAIXE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1853.14" calcext:value-type="float">
            <text:p>11.853,1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246.25" calcext:value-type="float">
            <text:p>13.246,25 </text:p>
          </table:table-cell>
          <table:table-cell table:style-name="ce10" office:value-type="float" office:value="-1464.22" calcext:value-type="float">
            <text:p>-1.464,22 </text:p>
          </table:table-cell>
          <table:table-cell table:style-name="ce10" office:value-type="float" office:value="-1960.95" calcext:value-type="float">
            <text:p>-1.960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25.17" calcext:value-type="float">
            <text:p>-3.425,17 </text:p>
          </table:table-cell>
          <table:table-cell table:style-name="ce10" office:value-type="float" office:value="9821.08" calcext:value-type="float">
            <text:p>9.821,0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00-9</text:p>
          </table:table-cell>
          <table:table-cell table:style-name="ce5" office:value-type="string" calcext:value-type="string">
            <text:p>EUGENIO ANTONIO ALMEIDA ASSUNCA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MINISTÉRIO PÚBLICO DO DF E TERRITÓRIOS</text:p>
          </table:table-cell>
          <table:table-cell table:style-name="ce10" office:value-type="float" office:value="14941.77" calcext:value-type="float">
            <text:p>14.941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34.88" calcext:value-type="float">
            <text:p>16.334,8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9.02" calcext:value-type="float">
            <text:p>-2.769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7.88" calcext:value-type="float">
            <text:p>-3.677,88 </text:p>
          </table:table-cell>
          <table:table-cell table:style-name="ce10" office:value-type="float" office:value="12657" calcext:value-type="float">
            <text:p>12.657,0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89-7</text:p>
          </table:table-cell>
          <table:table-cell table:style-name="ce5" office:value-type="string" calcext:value-type="string">
            <text:p>EULALIO PEREIRA FIL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ROBERTO COUTINH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926.19" calcext:value-type="float">
            <text:p>1.926,19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458.28" calcext:value-type="float">
            <text:p>3.458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5178.61" calcext:value-type="float">
            <text:p>35.178,61 </text:p>
          </table:table-cell>
          <table:table-cell table:style-name="ce10" office:value-type="float" office:value="-3458.28" calcext:value-type="float">
            <text:p>-3.458,28 </text:p>
          </table:table-cell>
          <table:table-cell table:style-name="ce10" office:value-type="float" office:value="-7530.22" calcext:value-type="float">
            <text:p>-7.530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988.5" calcext:value-type="float">
            <text:p>-10.988,50 </text:p>
          </table:table-cell>
          <table:table-cell table:style-name="ce10" office:value-type="float" office:value="24190.11" calcext:value-type="float">
            <text:p>24.190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3-3</text:p>
          </table:table-cell>
          <table:table-cell table:style-name="ce5" office:value-type="string" calcext:value-type="string">
            <text:p>EVALDO DA SILVA RIB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5-1</text:p>
          </table:table-cell>
          <table:table-cell table:style-name="ce5" office:value-type="string" calcext:value-type="string">
            <text:p>EVERALDO ANTONIO DE JESUS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SEÇÃO DE CONTRATAÇÃO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61-7</text:p>
          </table:table-cell>
          <table:table-cell table:style-name="ce5" office:value-type="string" calcext:value-type="string">
            <text:p>EVERALDO MARQUES DO NASCIMENT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APOIO LOGÍST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017.2" calcext:value-type="float">
            <text:p>5.017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4939.75" calcext:value-type="float">
            <text:p>4.939,7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9-2</text:p>
          </table:table-cell>
          <table:table-cell table:style-name="ce5" office:value-type="string" calcext:value-type="string">
            <text:p>EVERTON TAVARES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493.12" calcext:value-type="float">
            <text:p>1.493,12 </text:p>
          </table:table-cell>
          <table:table-cell table:style-name="ce10" office:value-type="float" office:value="16835.11" calcext:value-type="float">
            <text:p>16.835,1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52.65" calcext:value-type="float">
            <text:p>-2.752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7.62" calcext:value-type="float">
            <text:p>-4.447,62 </text:p>
          </table:table-cell>
          <table:table-cell table:style-name="ce10" office:value-type="float" office:value="12387.49" calcext:value-type="float">
            <text:p>12.387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5-6</text:p>
          </table:table-cell>
          <table:table-cell table:style-name="ce5" office:value-type="string" calcext:value-type="string">
            <text:p>EVILAZIO JOSE DOS SANT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MARIA ESTER HENRIQUES TAV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01.94" calcext:value-type="float">
            <text:p>-1.70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10.8" calcext:value-type="float">
            <text:p>-2.610,80 </text:p>
          </table:table-cell>
          <table:table-cell table:style-name="ce10" office:value-type="float" office:value="9138.23" calcext:value-type="float">
            <text:p>9.138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58-0</text:p>
          </table:table-cell>
          <table:table-cell table:style-name="ce5" office:value-type="string" calcext:value-type="string">
            <text:p>FABIANA BORGES FERREIRA CAMARDELL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94.31" calcext:value-type="float">
            <text:p>24.394,3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79.93" calcext:value-type="float">
            <text:p>-4.579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8.64" calcext:value-type="float">
            <text:p>-7.668,64 </text:p>
          </table:table-cell>
          <table:table-cell table:style-name="ce10" office:value-type="float" office:value="16725.67" calcext:value-type="float">
            <text:p>16.725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1-7</text:p>
          </table:table-cell>
          <table:table-cell table:style-name="ce5" office:value-type="string" calcext:value-type="string">
            <text:p>FABIANE CORDOVA TOLENTIN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3631.11" calcext:value-type="float">
            <text:p>13.631,11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024.22" calcext:value-type="float">
            <text:p>15.024,2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471.53" calcext:value-type="float">
            <text:p>-2.471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80.39" calcext:value-type="float">
            <text:p>-3.380,39 </text:p>
          </table:table-cell>
          <table:table-cell table:style-name="ce10" office:value-type="float" office:value="11643.83" calcext:value-type="float">
            <text:p>11.643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2-8</text:p>
          </table:table-cell>
          <table:table-cell table:style-name="ce5" office:value-type="string" calcext:value-type="string">
            <text:p>FABIANO SANTOS PINH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05.22" calcext:value-type="float">
            <text:p>405,22 </text:p>
          </table:table-cell>
          <table:table-cell table:style-name="ce10" office:value-type="float" office:value="2794.26" calcext:value-type="float">
            <text:p>2.794,2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94.26" calcext:value-type="float">
            <text:p>2.794,2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0-1</text:p>
          </table:table-cell>
          <table:table-cell table:style-name="ce5" office:value-type="string" calcext:value-type="string">
            <text:p>FABIO ALEXANDRE SILVESTRE DA SILV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21231.91" calcext:value-type="float">
            <text:p>21.231,91 </text:p>
          </table:table-cell>
          <table:table-cell table:style-name="ce10" office:value-type="float" office:value="787.98" calcext:value-type="float">
            <text:p>787,98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12.24" calcext:value-type="float">
            <text:p>25.312,24 </text:p>
          </table:table-cell>
          <table:table-cell table:style-name="ce10" office:value-type="float" office:value="-3110.38" calcext:value-type="float">
            <text:p>-3.110,38 </text:p>
          </table:table-cell>
          <table:table-cell table:style-name="ce10" office:value-type="float" office:value="-4167.13" calcext:value-type="float">
            <text:p>-4.167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277.51" calcext:value-type="float">
            <text:p>-7.277,51 </text:p>
          </table:table-cell>
          <table:table-cell table:style-name="ce10" office:value-type="float" office:value="18034.73" calcext:value-type="float">
            <text:p>18.034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04-8</text:p>
          </table:table-cell>
          <table:table-cell table:style-name="ce5" office:value-type="string" calcext:value-type="string">
            <text:p>FABIO BEZERRA BARBOS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SUPORTE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97-1</text:p>
          </table:table-cell>
          <table:table-cell table:style-name="ce5" office:value-type="string" calcext:value-type="string">
            <text:p>FABIO LOPES DOS REI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208.58" calcext:value-type="float">
            <text:p>15.208,5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776.1" calcext:value-type="float">
            <text:p>16.776,1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483.43" calcext:value-type="float">
            <text:p>-2.483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59.05" calcext:value-type="float">
            <text:p>-4.159,05 </text:p>
          </table:table-cell>
          <table:table-cell table:style-name="ce10" office:value-type="float" office:value="12617.05" calcext:value-type="float">
            <text:p>12.617,0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09-1</text:p>
          </table:table-cell>
          <table:table-cell table:style-name="ce5" office:value-type="string" calcext:value-type="string">
            <text:p>FABIOLA VILELA DE ALBUQUERQU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2208.79" calcext:value-type="float">
            <text:p>12.208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933.42" calcext:value-type="float">
            <text:p>14.933,4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188.54" calcext:value-type="float">
            <text:p>-2.188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097.4" calcext:value-type="float">
            <text:p>-3.097,40 </text:p>
          </table:table-cell>
          <table:table-cell table:style-name="ce10" office:value-type="float" office:value="11836.02" calcext:value-type="float">
            <text:p>11.836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6-3</text:p>
          </table:table-cell>
          <table:table-cell table:style-name="ce5" office:value-type="string" calcext:value-type="string">
            <text:p>FABRICIO SOARES DOS SANT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740.76" calcext:value-type="float">
            <text:p>6.740,76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5955.88" calcext:value-type="float">
            <text:p>5.955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48-1</text:p>
          </table:table-cell>
          <table:table-cell table:style-name="ce5" office:value-type="string" calcext:value-type="string">
            <text:p>FATIMA APARECIDA ELIAS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29.38" calcext:value-type="float">
            <text:p>-3.429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38.24" calcext:value-type="float">
            <text:p>-4.338,24 </text:p>
          </table:table-cell>
          <table:table-cell table:style-name="ce10" office:value-type="float" office:value="14153.23" calcext:value-type="float">
            <text:p>14.153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2-7</text:p>
          </table:table-cell>
          <table:table-cell table:style-name="ce5" office:value-type="string" calcext:value-type="string">
            <text:p>FAUSTO CARVALHO MARQUES SILVA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8041.7" calcext:value-type="float">
            <text:p>18.041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579.95" calcext:value-type="float">
            <text:p>20.579,9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820.16" calcext:value-type="float">
            <text:p>-3.820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29.02" calcext:value-type="float">
            <text:p>-4.729,02 </text:p>
          </table:table-cell>
          <table:table-cell table:style-name="ce10" office:value-type="float" office:value="15850.93" calcext:value-type="float">
            <text:p>15.850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9-3</text:p>
          </table:table-cell>
          <table:table-cell table:style-name="ce5" office:value-type="string" calcext:value-type="string">
            <text:p>FELIPE DA SILVA XAVIER PE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35.76" calcext:value-type="float">
            <text:p>1.835,76 </text:p>
          </table:table-cell>
          <table:table-cell table:style-name="ce10" office:value-type="float" office:value="7183.41" calcext:value-type="float">
            <text:p>7.183,41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6398.53" calcext:value-type="float">
            <text:p>6.398,5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29-2</text:p>
          </table:table-cell>
          <table:table-cell table:style-name="ce5" office:value-type="string" calcext:value-type="string">
            <text:p>FELIPPE RICINO DE MORA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3429.67" calcext:value-type="float">
            <text:p>13.429,6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822.78" calcext:value-type="float">
            <text:p>14.822,7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47.22" calcext:value-type="float">
            <text:p>-2.547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56.08" calcext:value-type="float">
            <text:p>-3.456,08 </text:p>
          </table:table-cell>
          <table:table-cell table:style-name="ce10" office:value-type="float" office:value="11366.7" calcext:value-type="float">
            <text:p>11.366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31-6</text:p>
          </table:table-cell>
          <table:table-cell table:style-name="ce5" office:value-type="string" calcext:value-type="string">
            <text:p>FERNANDA DE ANGELIS GONÇALVES RIBEIR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86.11" calcext:value-type="float">
            <text:p>27.286,1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375.17" calcext:value-type="float">
            <text:p>-5.375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463.88" calcext:value-type="float">
            <text:p>-8.463,88 </text:p>
          </table:table-cell>
          <table:table-cell table:style-name="ce10" office:value-type="float" office:value="18822.23" calcext:value-type="float">
            <text:p>18.822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59-8</text:p>
          </table:table-cell>
          <table:table-cell table:style-name="ce5" office:value-type="string" calcext:value-type="string">
            <text:p>FERNANDA FERREIRA CARVA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7" calcext:value-type="float">
            <text:p>14.600,5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29.7" calcext:value-type="float">
            <text:p>-2.329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38.56" calcext:value-type="float">
            <text:p>-3.238,56 </text:p>
          </table:table-cell>
          <table:table-cell table:style-name="ce10" office:value-type="float" office:value="11362.01" calcext:value-type="float">
            <text:p>11.362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52-8</text:p>
          </table:table-cell>
          <table:table-cell table:style-name="ce5" office:value-type="string" calcext:value-type="string">
            <text:p>FERNANDA TAVARES CAVALCANT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65.59" calcext:value-type="float">
            <text:p>-2.865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60.56" calcext:value-type="float">
            <text:p>-4.560,56 </text:p>
          </table:table-cell>
          <table:table-cell table:style-name="ce10" office:value-type="float" office:value="12206.06" calcext:value-type="float">
            <text:p>12.206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65-1</text:p>
          </table:table-cell>
          <table:table-cell table:style-name="ce5" office:value-type="string" calcext:value-type="string">
            <text:p>FERNANDO CÉSAR DE QUEIRO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A SUBPROCURADORA-GERAL DE JUSTIÇA MILITAR ARILMA CUNHA DA SILV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107.45" calcext:value-type="float">
            <text:p>31.107,45 </text:p>
          </table:table-cell>
          <table:table-cell table:style-name="ce10" office:value-type="float" office:value="-3233.18" calcext:value-type="float">
            <text:p>-3.233,18 </text:p>
          </table:table-cell>
          <table:table-cell table:style-name="ce10" office:value-type="float" office:value="-6386.31" calcext:value-type="float">
            <text:p>-6.386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619.49" calcext:value-type="float">
            <text:p>-9.619,49 </text:p>
          </table:table-cell>
          <table:table-cell table:style-name="ce10" office:value-type="float" office:value="21487.96" calcext:value-type="float">
            <text:p>21.487,9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47-8</text:p>
          </table:table-cell>
          <table:table-cell table:style-name="ce5" office:value-type="string" calcext:value-type="string">
            <text:p>FERNANDO COSME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25.75" calcext:value-type="float">
            <text:p>15.825,75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2603.66" calcext:value-type="float">
            <text:p>-2.603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10.23" calcext:value-type="float">
            <text:p>-4.310,23 </text:p>
          </table:table-cell>
          <table:table-cell table:style-name="ce10" office:value-type="float" office:value="11515.52" calcext:value-type="float">
            <text:p>11.515,5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82-6</text:p>
          </table:table-cell>
          <table:table-cell table:style-name="ce5" office:value-type="string" calcext:value-type="string">
            <text:p>FERNANDO DONIZETTE JESUIN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674.94" calcext:value-type="float">
            <text:p>14.674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13.19" calcext:value-type="float">
            <text:p>17.213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02.07" calcext:value-type="float">
            <text:p>-3.002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0.93" calcext:value-type="float">
            <text:p>-3.910,93 </text:p>
          </table:table-cell>
          <table:table-cell table:style-name="ce10" office:value-type="float" office:value="13302.26" calcext:value-type="float">
            <text:p>13.302,2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99-7</text:p>
          </table:table-cell>
          <table:table-cell table:style-name="ce5" office:value-type="string" calcext:value-type="string">
            <text:p>FERNANDO JOSE DE FARIA ROS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73-4</text:p>
          </table:table-cell>
          <table:table-cell table:style-name="ce5" office:value-type="string" calcext:value-type="string">
            <text:p>FERNANDO SAMPAIO MOURA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76.1" calcext:value-type="float">
            <text:p>24.376,1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74.92" calcext:value-type="float">
            <text:p>-4.574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3.63" calcext:value-type="float">
            <text:p>-7.663,63 </text:p>
          </table:table-cell>
          <table:table-cell table:style-name="ce10" office:value-type="float" office:value="16712.47" calcext:value-type="float">
            <text:p>16.712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31-5</text:p>
          </table:table-cell>
          <table:table-cell table:style-name="ce5" office:value-type="string" calcext:value-type="string">
            <text:p>FERNANDO VIEIRA DOS SANTOS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DEPARTAMENTO DE TECNOLOGIA DA INFORMAÇÃ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813.93" calcext:value-type="float">
            <text:p>31.813,93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6516.05" calcext:value-type="float">
            <text:p>-6.516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604.76" calcext:value-type="float">
            <text:p>-9.604,76 </text:p>
          </table:table-cell>
          <table:table-cell table:style-name="ce10" office:value-type="float" office:value="22209.17" calcext:value-type="float">
            <text:p>22.209,1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50-5</text:p>
          </table:table-cell>
          <table:table-cell table:style-name="ce5" office:value-type="string" calcext:value-type="string">
            <text:p>FLAVIA DE PAUL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51.83" calcext:value-type="float">
            <text:p>-3.451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0.69" calcext:value-type="float">
            <text:p>-4.360,69 </text:p>
          </table:table-cell>
          <table:table-cell table:style-name="ce10" office:value-type="float" office:value="14130.78" calcext:value-type="float">
            <text:p>14.130,7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8-7</text:p>
          </table:table-cell>
          <table:table-cell table:style-name="ce5" office:value-type="string" calcext:value-type="string">
            <text:p>FLAVIO LUCIO SILVA PE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093-1</text:p>
          </table:table-cell>
          <table:table-cell table:style-name="ce5" office:value-type="string" calcext:value-type="string">
            <text:p>FRANCISCA DAS CHAGAS BRITO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800.45" calcext:value-type="float">
            <text:p>800,4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24.52" calcext:value-type="float">
            <text:p>1.824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258.18" calcext:value-type="float">
            <text:p>19.258,18 </text:p>
          </table:table-cell>
          <table:table-cell table:style-name="ce10" office:value-type="float" office:value="-1824.52" calcext:value-type="float">
            <text:p>-1.824,52 </text:p>
          </table:table-cell>
          <table:table-cell table:style-name="ce10" office:value-type="float" office:value="-3463.01" calcext:value-type="float">
            <text:p>-3.463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87.53" calcext:value-type="float">
            <text:p>-5.287,53 </text:p>
          </table:table-cell>
          <table:table-cell table:style-name="ce10" office:value-type="float" office:value="13970.65" calcext:value-type="float">
            <text:p>13.970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3-9</text:p>
          </table:table-cell>
          <table:table-cell table:style-name="ce5" office:value-type="string" calcext:value-type="string">
            <text:p>FRANCISCO DE ASSIS VILAR NASCIMEN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963.09" calcext:value-type="float">
            <text:p>963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025.88" calcext:value-type="float">
            <text:p>24.025,88 </text:p>
          </table:table-cell>
          <table:table-cell table:style-name="ce10" office:value-type="float" office:value="-3247.62" calcext:value-type="float">
            <text:p>-3.247,62 </text:p>
          </table:table-cell>
          <table:table-cell table:style-name="ce10" office:value-type="float" office:value="-4330.64" calcext:value-type="float">
            <text:p>-4.330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578.26" calcext:value-type="float">
            <text:p>-7.578,26 </text:p>
          </table:table-cell>
          <table:table-cell table:style-name="ce10" office:value-type="float" office:value="16447.62" calcext:value-type="float">
            <text:p>16.447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69-6</text:p>
          </table:table-cell>
          <table:table-cell table:style-name="ce5" office:value-type="string" calcext:value-type="string">
            <text:p>FRANCISCO JOSÉ DINIZ BARBOSA VEIG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A SUBPROCURADORA-GERAL DE JUSTIÇA MILITAR ARILMA CUNHA DA SILV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02-1</text:p>
          </table:table-cell>
          <table:table-cell table:style-name="ce5" office:value-type="string" calcext:value-type="string">
            <text:p>FRANCISCO NEILSON MOURA CHAG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746.64" calcext:value-type="float">
            <text:p>-2.746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65.5" calcext:value-type="float">
            <text:p>-4.465,50 </text:p>
          </table:table-cell>
          <table:table-cell table:style-name="ce10" office:value-type="float" office:value="12461.21" calcext:value-type="float">
            <text:p>12.461,2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5-1</text:p>
          </table:table-cell>
          <table:table-cell table:style-name="ce5" office:value-type="string" calcext:value-type="string">
            <text:p>FRANCISCO NUN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154.21" calcext:value-type="float">
            <text:p>1.154,2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12.27" calcext:value-type="float">
            <text:p>19.512,27 </text:p>
          </table:table-cell>
          <table:table-cell table:style-name="ce10" office:value-type="float" office:value="-1986.37" calcext:value-type="float">
            <text:p>-1.986,37 </text:p>
          </table:table-cell>
          <table:table-cell table:style-name="ce10" office:value-type="float" office:value="-3608.71" calcext:value-type="float">
            <text:p>-3.608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95.08" calcext:value-type="float">
            <text:p>-5.595,08 </text:p>
          </table:table-cell>
          <table:table-cell table:style-name="ce10" office:value-type="float" office:value="13917.19" calcext:value-type="float">
            <text:p>13.917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55-0</text:p>
          </table:table-cell>
          <table:table-cell table:style-name="ce5" office:value-type="string" calcext:value-type="string">
            <text:p>GABRIELA DANTAS TREZI DE ARAUJ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59.92" calcext:value-type="float">
            <text:p>1.659,92 </text:p>
          </table:table-cell>
          <table:table-cell table:style-name="ce10" office:value-type="float" office:value="19058.58" calcext:value-type="float">
            <text:p>19.058,58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3269.29" calcext:value-type="float">
            <text:p>-3.269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52.65" calcext:value-type="float">
            <text:p>-4.952,65 </text:p>
          </table:table-cell>
          <table:table-cell table:style-name="ce10" office:value-type="float" office:value="14105.93" calcext:value-type="float">
            <text:p>14.105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61-6</text:p>
          </table:table-cell>
          <table:table-cell table:style-name="ce5" office:value-type="string" calcext:value-type="string">
            <text:p>GABRIELLA APARECIDA TAUBE PAIV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50-4</text:p>
          </table:table-cell>
          <table:table-cell table:style-name="ce5" office:value-type="string" calcext:value-type="string">
            <text:p>GABRIELLE DE SOUZA MAI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82.09" calcext:value-type="float">
            <text:p>-2.682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90.95" calcext:value-type="float">
            <text:p>-3.590,95 </text:p>
          </table:table-cell>
          <table:table-cell table:style-name="ce10" office:value-type="float" office:value="12474.54" calcext:value-type="float">
            <text:p>12.474,5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41-3</text:p>
          </table:table-cell>
          <table:table-cell table:style-name="ce5" office:value-type="string" calcext:value-type="string">
            <text:p>GERMANA MARGARIDA RAM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725.31" calcext:value-type="float">
            <text:p>1.725,3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037.29" calcext:value-type="float">
            <text:p>2.037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6.57" calcext:value-type="float">
            <text:p>18.496,57 </text:p>
          </table:table-cell>
          <table:table-cell table:style-name="ce10" office:value-type="float" office:value="-2037.29" calcext:value-type="float">
            <text:p>-2.037,29 </text:p>
          </table:table-cell>
          <table:table-cell table:style-name="ce10" office:value-type="float" office:value="-3347.47" calcext:value-type="float">
            <text:p>-3.347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84.76" calcext:value-type="float">
            <text:p>-5.384,76 </text:p>
          </table:table-cell>
          <table:table-cell table:style-name="ce10" office:value-type="float" office:value="13111.81" calcext:value-type="float">
            <text:p>13.111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13-8</text:p>
          </table:table-cell>
          <table:table-cell table:style-name="ce5" office:value-type="string" calcext:value-type="string">
            <text:p>GERMANO DA SILVA FLO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92.4" calcext:value-type="float">
            <text:p>1.092,4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59.02" calcext:value-type="float">
            <text:p>17.859,0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166" calcext:value-type="float">
            <text:p>-3.166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60.97" calcext:value-type="float">
            <text:p>-4.860,97 </text:p>
          </table:table-cell>
          <table:table-cell table:style-name="ce10" office:value-type="float" office:value="12998.05" calcext:value-type="float">
            <text:p>12.998,0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02-0</text:p>
          </table:table-cell>
          <table:table-cell table:style-name="ce5" office:value-type="string" calcext:value-type="string">
            <text:p>GILDASIO MIRANDA DE CARVALHO JUNIO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1-3</text:p>
          </table:table-cell>
          <table:table-cell table:style-name="ce5" office:value-type="string" calcext:value-type="string">
            <text:p>GILMAR CUNHA MAI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182.91" calcext:value-type="float">
            <text:p>14.182,9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71.25" calcext:value-type="float">
            <text:p>-2.371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0.11" calcext:value-type="float">
            <text:p>-3.280,11 </text:p>
          </table:table-cell>
          <table:table-cell table:style-name="ce10" office:value-type="float" office:value="10902.8" calcext:value-type="float">
            <text:p>10.902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69-2</text:p>
          </table:table-cell>
          <table:table-cell table:style-name="ce5" office:value-type="string" calcext:value-type="string">
            <text:p>GILSEMAR PINTO DE FREITA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4506.57" calcext:value-type="float">
            <text:p>14.506,5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909.95" calcext:value-type="float">
            <text:p>1.909,95 </text:p>
          </table:table-cell>
          <table:table-cell table:style-name="ce10" office:value-type="float" office:value="16416.52" calcext:value-type="float">
            <text:p>16.416,52 </text:p>
          </table:table-cell>
          <table:table-cell table:style-name="ce10" office:value-type="float" office:value="-1906.8" calcext:value-type="float">
            <text:p>-1.906,80 </text:p>
          </table:table-cell>
          <table:table-cell table:style-name="ce10" office:value-type="float" office:value="-2412.52" calcext:value-type="float">
            <text:p>-2.412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19.32" calcext:value-type="float">
            <text:p>-4.319,32 </text:p>
          </table:table-cell>
          <table:table-cell table:style-name="ce10" office:value-type="float" office:value="12097.2" calcext:value-type="float">
            <text:p>12.097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8-6</text:p>
          </table:table-cell>
          <table:table-cell table:style-name="ce5" office:value-type="string" calcext:value-type="string">
            <text:p>GILSON SACRAMENTO AMANCI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2822.77" calcext:value-type="float">
            <text:p>12.822,77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231.08" calcext:value-type="float">
            <text:p>4.231,08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46.96" calcext:value-type="float">
            <text:p>18.446,96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473.86" calcext:value-type="float">
            <text:p>-2.473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94.27" calcext:value-type="float">
            <text:p>-4.094,27 </text:p>
          </table:table-cell>
          <table:table-cell table:style-name="ce10" office:value-type="float" office:value="14352.69" calcext:value-type="float">
            <text:p>14.352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87-3</text:p>
          </table:table-cell>
          <table:table-cell table:style-name="ce5" office:value-type="string" calcext:value-type="string">
            <text:p>GIOVANI GIANI LEM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TRANSPOR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1.71" calcext:value-type="float">
            <text:p>381,7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07.92" calcext:value-type="float">
            <text:p>1.707,92 </text:p>
          </table:table-cell>
          <table:table-cell table:style-name="ce10" office:value-type="float" office:value="3234.77" calcext:value-type="float">
            <text:p>3.234,7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34.77" calcext:value-type="float">
            <text:p>3.234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98-0</text:p>
          </table:table-cell>
          <table:table-cell table:style-name="ce5" office:value-type="string" calcext:value-type="string">
            <text:p>GIOVANNI DUARTE D ANDRE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3.36" calcext:value-type="float">
            <text:p>53,3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53.93" calcext:value-type="float">
            <text:p>14.653,93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1772.32" calcext:value-type="float">
            <text:p>-1.772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75.02" calcext:value-type="float">
            <text:p>-3.475,02 </text:p>
          </table:table-cell>
          <table:table-cell table:style-name="ce10" office:value-type="float" office:value="11178.91" calcext:value-type="float">
            <text:p>11.178,9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2-1</text:p>
          </table:table-cell>
          <table:table-cell table:style-name="ce5" office:value-type="string" calcext:value-type="string">
            <text:p>GISSELE BARBOSA DE OLIVEIRA VIEIRA DOS SANTO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72.78" calcext:value-type="float">
            <text:p>-2.672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7.75" calcext:value-type="float">
            <text:p>-4.367,75 </text:p>
          </table:table-cell>
          <table:table-cell table:style-name="ce10" office:value-type="float" office:value="11697.74" calcext:value-type="float">
            <text:p>11.697,7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16-9</text:p>
          </table:table-cell>
          <table:table-cell table:style-name="ce5" office:value-type="string" calcext:value-type="string">
            <text:p>GIULIANO PIRES DA SILVA</text:p>
          </table:table-cell>
          <table:table-cell table:style-name="ce5" office:value-type="string" calcext:value-type="string">
            <text:p>TECNICO DO MPU/SAÚDE/ENFERMAGEM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453.74" calcext:value-type="float">
            <text:p>16.453,7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40.98" calcext:value-type="float">
            <text:p>-2.640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9.84" calcext:value-type="float">
            <text:p>-3.549,84 </text:p>
          </table:table-cell>
          <table:table-cell table:style-name="ce10" office:value-type="float" office:value="12903.9" calcext:value-type="float">
            <text:p>12.903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31-2</text:p>
          </table:table-cell>
          <table:table-cell table:style-name="ce5" office:value-type="string" calcext:value-type="string">
            <text:p>GLAUCIO COLURCIELLO GUIMARÃ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22107.45" calcext:value-type="float">
            <text:p>22.107,4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500.56" calcext:value-type="float">
            <text:p>23.500,56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3074.16" calcext:value-type="float">
            <text:p>-3.074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62.87" calcext:value-type="float">
            <text:p>-6.162,87 </text:p>
          </table:table-cell>
          <table:table-cell table:style-name="ce10" office:value-type="float" office:value="17337.69" calcext:value-type="float">
            <text:p>17.337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0-7</text:p>
          </table:table-cell>
          <table:table-cell table:style-name="ce5" office:value-type="string" calcext:value-type="string">
            <text:p>GLEICE ELLEN DE SOUZA SANTOS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4-8</text:p>
          </table:table-cell>
          <table:table-cell table:style-name="ce5" office:value-type="string" calcext:value-type="string">
            <text:p>GLEIDSON SILVA DE SANTAN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0-2</text:p>
          </table:table-cell>
          <table:table-cell table:style-name="ce5" office:value-type="string" calcext:value-type="string">
            <text:p>GREGORIO ALBERTO LINH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LORIANÓPOLIS/SC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4864.69" calcext:value-type="float">
            <text:p>4.864,6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364.49" calcext:value-type="float">
            <text:p>21.364,4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009.22" calcext:value-type="float">
            <text:p>-4.009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18.08" calcext:value-type="float">
            <text:p>-4.918,08 </text:p>
          </table:table-cell>
          <table:table-cell table:style-name="ce10" office:value-type="float" office:value="16446.41" calcext:value-type="float">
            <text:p>16.446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10-9</text:p>
          </table:table-cell>
          <table:table-cell table:style-name="ce5" office:value-type="string" calcext:value-type="string">
            <text:p>GUILHERME GONTIJO CAET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9-1</text:p>
          </table:table-cell>
          <table:table-cell table:style-name="ce5" office:value-type="string" calcext:value-type="string">
            <text:p>GUILHERME HENRIQUE PEREIRA CORREI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49.96" calcext:value-type="float">
            <text:p>1.749,96 </text:p>
          </table:table-cell>
          <table:table-cell table:style-name="ce10" office:value-type="float" office:value="7097.61" calcext:value-type="float">
            <text:p>7.097,61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6312.73" calcext:value-type="float">
            <text:p>6.312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5-4</text:p>
          </table:table-cell>
          <table:table-cell table:style-name="ce5" office:value-type="string" calcext:value-type="string">
            <text:p>GUILHERME XAVIER BOTEL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3-1</text:p>
          </table:table-cell>
          <table:table-cell table:style-name="ce5" office:value-type="string" calcext:value-type="string">
            <text:p>GUSTAVO OLIVEIRA 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224.65" calcext:value-type="float">
            <text:p>18.224,65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71.87" calcext:value-type="float">
            <text:p>-3.271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47.49" calcext:value-type="float">
            <text:p>-4.947,49 </text:p>
          </table:table-cell>
          <table:table-cell table:style-name="ce10" office:value-type="float" office:value="13277.16" calcext:value-type="float">
            <text:p>13.277,1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0-1</text:p>
          </table:table-cell>
          <table:table-cell table:style-name="ce5" office:value-type="string" calcext:value-type="string">
            <text:p>GUSTAVO VIEIRA DE SOUZA DIAS</text:p>
          </table:table-cell>
          <table:table-cell table:style-name="ce5" office:value-type="string" calcext:value-type="string">
            <text:p>ANALISTA DO MPU/PERITO EM ENGENHARIA ELÉTRICA</text:p>
          </table:table-cell>
          <table:table-cell table:style-name="ce5" office:value-type="string" calcext:value-type="string">
            <text:p>CONSELHO NACIONAL DO MINISTÉRIO PÚBLICO</text:p>
          </table:table-cell>
          <table:table-cell table:style-name="ce10" office:value-type="float" office:value="18041.7" calcext:value-type="float">
            <text:p>18.041,7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434.81" calcext:value-type="float">
            <text:p>19.434,8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427.74" calcext:value-type="float">
            <text:p>-3.427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36.6" calcext:value-type="float">
            <text:p>-4.336,60 </text:p>
          </table:table-cell>
          <table:table-cell table:style-name="ce10" office:value-type="float" office:value="15098.21" calcext:value-type="float">
            <text:p>15.098,2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63-1</text:p>
          </table:table-cell>
          <table:table-cell table:style-name="ce5" office:value-type="string" calcext:value-type="string">
            <text:p>GUTEMBERG MARTINS DOS SANTOS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EPARTAMENTO DE ADMINISTRAÇ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663.53" calcext:value-type="float">
            <text:p>1.663,53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735.32" calcext:value-type="float">
            <text:p>3.735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6775.01" calcext:value-type="float">
            <text:p>36.775,01 </text:p>
          </table:table-cell>
          <table:table-cell table:style-name="ce10" office:value-type="float" office:value="-3735.32" calcext:value-type="float">
            <text:p>-3.735,32 </text:p>
          </table:table-cell>
          <table:table-cell table:style-name="ce10" office:value-type="float" office:value="-8374.88" calcext:value-type="float">
            <text:p>-8.374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110.2" calcext:value-type="float">
            <text:p>-12.110,20 </text:p>
          </table:table-cell>
          <table:table-cell table:style-name="ce10" office:value-type="float" office:value="24664.81" calcext:value-type="float">
            <text:p>24.664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2-5</text:p>
          </table:table-cell>
          <table:table-cell table:style-name="ce5" office:value-type="string" calcext:value-type="string">
            <text:p>HALDER LABARRERE DE ALBUQUERQUE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455.92" calcext:value-type="float">
            <text:p>1.455,92 </text:p>
          </table:table-cell>
          <table:table-cell table:style-name="ce10" office:value-type="float" office:value="16797.91" calcext:value-type="float">
            <text:p>16.797,9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52.65" calcext:value-type="float">
            <text:p>-2.752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7.62" calcext:value-type="float">
            <text:p>-4.447,62 </text:p>
          </table:table-cell>
          <table:table-cell table:style-name="ce10" office:value-type="float" office:value="12350.29" calcext:value-type="float">
            <text:p>12.350,2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05-6</text:p>
          </table:table-cell>
          <table:table-cell table:style-name="ce5" office:value-type="string" calcext:value-type="string">
            <text:p>HARLEN ALMEIDA BARR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722.18" calcext:value-type="float">
            <text:p>-1.722,18 </text:p>
          </table:table-cell>
          <table:table-cell table:style-name="ce10" office:value-type="float" office:value="-2251.85" calcext:value-type="float">
            <text:p>-2.251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74.03" calcext:value-type="float">
            <text:p>-3.974,03 </text:p>
          </table:table-cell>
          <table:table-cell table:style-name="ce10" office:value-type="float" office:value="12659.18" calcext:value-type="float">
            <text:p>12.659,1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54-5</text:p>
          </table:table-cell>
          <table:table-cell table:style-name="ce5" office:value-type="string" calcext:value-type="string">
            <text:p>HEBERT VILSON FRANC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20.65" calcext:value-type="float">
            <text:p>23.020,65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4534.38" calcext:value-type="float">
            <text:p>-4.534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25.48" calcext:value-type="float">
            <text:p>-6.225,48 </text:p>
          </table:table-cell>
          <table:table-cell table:style-name="ce10" office:value-type="float" office:value="16795.17" calcext:value-type="float">
            <text:p>16.795,1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72-9</text:p>
          </table:table-cell>
          <table:table-cell table:style-name="ce5" office:value-type="string" calcext:value-type="string">
            <text:p>HÉLCIO DE AFONSECA SILVA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22835.5" calcext:value-type="float">
            <text:p>22.835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92.21" calcext:value-type="float">
            <text:p>92,2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465.96" calcext:value-type="float">
            <text:p>25.465,96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113.64" calcext:value-type="float">
            <text:p>-5.113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22.5" calcext:value-type="float">
            <text:p>-6.022,50 </text:p>
          </table:table-cell>
          <table:table-cell table:style-name="ce10" office:value-type="float" office:value="19443.46" calcext:value-type="float">
            <text:p>19.443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27-9</text:p>
          </table:table-cell>
          <table:table-cell table:style-name="ce5" office:value-type="string" calcext:value-type="string">
            <text:p>HÉLIO RIBEIRO DE PAUL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COORDENADORIA DE ATENÇÃO À SAÚD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12-2</text:p>
          </table:table-cell>
          <table:table-cell table:style-name="ce5" office:value-type="string" calcext:value-type="string">
            <text:p>HENRIQUE AUGUSTO NEUWALD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DEPARTAMENTO DE DOCUMENTAÇÃO JURÍD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813.93" calcext:value-type="float">
            <text:p>31.813,93 </text:p>
          </table:table-cell>
          <table:table-cell table:style-name="ce10" office:value-type="float" office:value="-3148.88" calcext:value-type="float">
            <text:p>-3.148,88 </text:p>
          </table:table-cell>
          <table:table-cell table:style-name="ce10" office:value-type="float" office:value="-6599.78" calcext:value-type="float">
            <text:p>-6.599,7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48.66" calcext:value-type="float">
            <text:p>-9.748,66 </text:p>
          </table:table-cell>
          <table:table-cell table:style-name="ce10" office:value-type="float" office:value="22065.27" calcext:value-type="float">
            <text:p>22.065,2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65-4</text:p>
          </table:table-cell>
          <table:table-cell table:style-name="ce5" office:value-type="string" calcext:value-type="string">
            <text:p>HUGO ANTONIO GONCALVES DE ANDRADE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89.06" calcext:value-type="float">
            <text:p>17.289,06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3008.2" calcext:value-type="float">
            <text:p>-3.008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07.04" calcext:value-type="float">
            <text:p>-4.707,04 </text:p>
          </table:table-cell>
          <table:table-cell table:style-name="ce10" office:value-type="float" office:value="12582.02" calcext:value-type="float">
            <text:p>12.582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64-1</text:p>
          </table:table-cell>
          <table:table-cell table:style-name="ce5" office:value-type="string" calcext:value-type="string">
            <text:p>HUGO HIDEKI CHID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4808.35" calcext:value-type="float">
            <text:p>14.808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32.98" calcext:value-type="float">
            <text:p>17.532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92.52" calcext:value-type="float">
            <text:p>-3.292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01.38" calcext:value-type="float">
            <text:p>-4.201,38 </text:p>
          </table:table-cell>
          <table:table-cell table:style-name="ce10" office:value-type="float" office:value="13331.6" calcext:value-type="float">
            <text:p>13.331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20-9</text:p>
          </table:table-cell>
          <table:table-cell table:style-name="ce5" office:value-type="string" calcext:value-type="string">
            <text:p>HUGO REZENDE FABRI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0989.69" calcext:value-type="float">
            <text:p>10.989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689.94" calcext:value-type="float">
            <text:p>689,9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971.98" calcext:value-type="float">
            <text:p>14.971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431.84" calcext:value-type="float">
            <text:p>-2.431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40.7" calcext:value-type="float">
            <text:p>-3.340,70 </text:p>
          </table:table-cell>
          <table:table-cell table:style-name="ce10" office:value-type="float" office:value="11631.28" calcext:value-type="float">
            <text:p>11.631,2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79-2</text:p>
          </table:table-cell>
          <table:table-cell table:style-name="ce5" office:value-type="string" calcext:value-type="string">
            <text:p>ÍCARO MUNIZ FAR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1616.08" calcext:value-type="float">
            <text:p>11.61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340.71" calcext:value-type="float">
            <text:p>14.340,71 </text:p>
          </table:table-cell>
          <table:table-cell table:style-name="ce10" office:value-type="float" office:value="-1464.22" calcext:value-type="float">
            <text:p>-1.464,22 </text:p>
          </table:table-cell>
          <table:table-cell table:style-name="ce10" office:value-type="float" office:value="-2209.79" calcext:value-type="float">
            <text:p>-2.209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4.01" calcext:value-type="float">
            <text:p>-3.674,01 </text:p>
          </table:table-cell>
          <table:table-cell table:style-name="ce10" office:value-type="float" office:value="10666.7" calcext:value-type="float">
            <text:p>10.666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1-4</text:p>
          </table:table-cell>
          <table:table-cell table:style-name="ce5" office:value-type="string" calcext:value-type="string">
            <text:p>IGOR LIMA BONFIM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659.4" calcext:value-type="float">
            <text:p>24.659,4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65.22" calcext:value-type="float">
            <text:p>-5.365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74.08" calcext:value-type="float">
            <text:p>-6.274,08 </text:p>
          </table:table-cell>
          <table:table-cell table:style-name="ce10" office:value-type="float" office:value="18385.32" calcext:value-type="float">
            <text:p>18.385,3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38-2</text:p>
          </table:table-cell>
          <table:table-cell table:style-name="ce5" office:value-type="string" calcext:value-type="string">
            <text:p>IOHANNA AGUIAR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OS E CONVÊNIO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991.09" calcext:value-type="float">
            <text:p>4.991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624.3" calcext:value-type="float">
            <text:p>21.624,3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104.85" calcext:value-type="float">
            <text:p>-3.104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80.47" calcext:value-type="float">
            <text:p>-4.780,47 </text:p>
          </table:table-cell>
          <table:table-cell table:style-name="ce10" office:value-type="float" office:value="16843.83" calcext:value-type="float">
            <text:p>16.843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36-3</text:p>
          </table:table-cell>
          <table:table-cell table:style-name="ce5" office:value-type="string" calcext:value-type="string">
            <text:p>ISA CLAUDIA GONÇALVES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CERVO ARQUIVÍSTIC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12.52" calcext:value-type="float">
            <text:p>16.012,5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58.22" calcext:value-type="float">
            <text:p>-2.658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53.19" calcext:value-type="float">
            <text:p>-4.353,19 </text:p>
          </table:table-cell>
          <table:table-cell table:style-name="ce10" office:value-type="float" office:value="11659.33" calcext:value-type="float">
            <text:p>11.659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17-8</text:p>
          </table:table-cell>
          <table:table-cell table:style-name="ce5" office:value-type="string" calcext:value-type="string">
            <text:p>ISAQUE DE MELO CARN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VELHO/RO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701.61" calcext:value-type="float">
            <text:p>19.701,6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784.62" calcext:value-type="float">
            <text:p>-3.784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93.48" calcext:value-type="float">
            <text:p>-4.693,48 </text:p>
          </table:table-cell>
          <table:table-cell table:style-name="ce10" office:value-type="float" office:value="15008.13" calcext:value-type="float">
            <text:p>15.008,1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17-3</text:p>
          </table:table-cell>
          <table:table-cell table:style-name="ce5" office:value-type="string" calcext:value-type="string">
            <text:p>IVAN ANISIO BRI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94.31" calcext:value-type="float">
            <text:p>24.394,3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27.79" calcext:value-type="float">
            <text:p>-4.52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16.5" calcext:value-type="float">
            <text:p>-7.616,50 </text:p>
          </table:table-cell>
          <table:table-cell table:style-name="ce10" office:value-type="float" office:value="16777.81" calcext:value-type="float">
            <text:p>16.777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79-1</text:p>
          </table:table-cell>
          <table:table-cell table:style-name="ce5" office:value-type="string" calcext:value-type="string">
            <text:p>JAIME ARCADIO HAAS KIS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687.7" calcext:value-type="float">
            <text:p>18.687,70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3339.63" calcext:value-type="float">
            <text:p>-3.339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2.33" calcext:value-type="float">
            <text:p>-5.042,33 </text:p>
          </table:table-cell>
          <table:table-cell table:style-name="ce10" office:value-type="float" office:value="13645.37" calcext:value-type="float">
            <text:p>13.645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11-1</text:p>
          </table:table-cell>
          <table:table-cell table:style-name="ce5" office:value-type="string" calcext:value-type="string">
            <text:p>JAMERSON MOREIRA SANTAN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E SUBPROCURADOR-GERAL DE JUSTIÇA MILITAR ANTONIO PEREIRA DUARTE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937.9" calcext:value-type="float">
            <text:p>3.937,9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44.72" calcext:value-type="float">
            <text:p>17.144,72 </text:p>
          </table:table-cell>
          <table:table-cell table:style-name="ce10" office:value-type="float" office:value="-1280.22" calcext:value-type="float">
            <text:p>-1.280,22 </text:p>
          </table:table-cell>
          <table:table-cell table:style-name="ce10" office:value-type="float" office:value="-2014.64" calcext:value-type="float">
            <text:p>-2.014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94.86" calcext:value-type="float">
            <text:p>-3.294,86 </text:p>
          </table:table-cell>
          <table:table-cell table:style-name="ce10" office:value-type="float" office:value="13849.86" calcext:value-type="float">
            <text:p>13.849,8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42-3</text:p>
          </table:table-cell>
          <table:table-cell table:style-name="ce5" office:value-type="string" calcext:value-type="string">
            <text:p>JAMES BENEDITO DE OLIV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686.88" calcext:value-type="float">
            <text:p>26.686,88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053.97" calcext:value-type="float">
            <text:p>-5.053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42.68" calcext:value-type="float">
            <text:p>-8.142,68 </text:p>
          </table:table-cell>
          <table:table-cell table:style-name="ce10" office:value-type="float" office:value="18544.2" calcext:value-type="float">
            <text:p>18.544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33-7</text:p>
          </table:table-cell>
          <table:table-cell table:style-name="ce5" office:value-type="string" calcext:value-type="string">
            <text:p>JANDIRO HOMERO DE FREITAS JÚ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98.9" calcext:value-type="float">
            <text:p>16.198,9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1950.42" calcext:value-type="float">
            <text:p>-1.950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45.39" calcext:value-type="float">
            <text:p>-3.645,39 </text:p>
          </table:table-cell>
          <table:table-cell table:style-name="ce10" office:value-type="float" office:value="12553.51" calcext:value-type="float">
            <text:p>12.553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3-1</text:p>
          </table:table-cell>
          <table:table-cell table:style-name="ce5" office:value-type="string" calcext:value-type="string">
            <text:p>JANIO ALVES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CONTRATAÇÃO DE SERVIÇO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88.93" calcext:value-type="float">
            <text:p>5.088,9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015.64" calcext:value-type="float">
            <text:p>22.015,64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780.41" calcext:value-type="float">
            <text:p>-2.780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99.27" calcext:value-type="float">
            <text:p>-4.499,27 </text:p>
          </table:table-cell>
          <table:table-cell table:style-name="ce10" office:value-type="float" office:value="17516.37" calcext:value-type="float">
            <text:p>17.516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5-7</text:p>
          </table:table-cell>
          <table:table-cell table:style-name="ce5" office:value-type="string" calcext:value-type="string">
            <text:p>JARBAS ARAUJ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EXPEDI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77.52" calcext:value-type="float">
            <text:p>1.477,52 </text:p>
          </table:table-cell>
          <table:table-cell table:style-name="ce10" office:value-type="float" office:value="16149.9" calcext:value-type="float">
            <text:p>16.149,90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678.1" calcext:value-type="float">
            <text:p>-2.67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53.72" calcext:value-type="float">
            <text:p>-4.353,72 </text:p>
          </table:table-cell>
          <table:table-cell table:style-name="ce10" office:value-type="float" office:value="11796.18" calcext:value-type="float">
            <text:p>11.796,1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76-8</text:p>
          </table:table-cell>
          <table:table-cell table:style-name="ce5" office:value-type="string" calcext:value-type="string">
            <text:p>JARIANE MARIA CAVALCANTE DA SILVA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1003.54" calcext:value-type="float">
            <text:p>21.003,5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396.65" calcext:value-type="float">
            <text:p>22.396,6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331.21" calcext:value-type="float">
            <text:p>-4.331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40.07" calcext:value-type="float">
            <text:p>-5.240,07 </text:p>
          </table:table-cell>
          <table:table-cell table:style-name="ce10" office:value-type="float" office:value="17156.58" calcext:value-type="float">
            <text:p>17.156,5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5-7</text:p>
          </table:table-cell>
          <table:table-cell table:style-name="ce5" office:value-type="string" calcext:value-type="string">
            <text:p>JAYME AUGUSTO BARBOSA FILH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ORÇAMENTO E FINANÇA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182.91" calcext:value-type="float">
            <text:p>14.182,9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71.25" calcext:value-type="float">
            <text:p>-2.371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0.11" calcext:value-type="float">
            <text:p>-3.280,11 </text:p>
          </table:table-cell>
          <table:table-cell table:style-name="ce10" office:value-type="float" office:value="10902.8" calcext:value-type="float">
            <text:p>10.902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4-2</text:p>
          </table:table-cell>
          <table:table-cell table:style-name="ce5" office:value-type="string" calcext:value-type="string">
            <text:p>JOADSON QUIRINO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59-0</text:p>
          </table:table-cell>
          <table:table-cell table:style-name="ce5" office:value-type="string" calcext:value-type="string">
            <text:p>JOÃO BATISTA NUNES DE ANDRAD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98.5" calcext:value-type="float">
            <text:p>18.898,50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3346.52" calcext:value-type="float">
            <text:p>-3.346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5.36" calcext:value-type="float">
            <text:p>-5.045,36 </text:p>
          </table:table-cell>
          <table:table-cell table:style-name="ce10" office:value-type="float" office:value="13853.14" calcext:value-type="float">
            <text:p>13.853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59-1</text:p>
          </table:table-cell>
          <table:table-cell table:style-name="ce5" office:value-type="string" calcext:value-type="string">
            <text:p>JOÃO CARLOS MODESTO SEVERINO ROCH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3546.64" calcext:value-type="float">
            <text:p>3.546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78-1</text:p>
          </table:table-cell>
          <table:table-cell table:style-name="ce5" office:value-type="string" calcext:value-type="string">
            <text:p>JOÃO DE DEUS FERNANDES DE ARAUJ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EXPEDI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10-3</text:p>
          </table:table-cell>
          <table:table-cell table:style-name="ce5" office:value-type="string" calcext:value-type="string">
            <text:p>JOÃO HENRIQUE DANTAS BARRO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420.3" calcext:value-type="float">
            <text:p>420,3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00.54" calcext:value-type="float">
            <text:p>18.300,54 </text:p>
          </table:table-cell>
          <table:table-cell table:style-name="ce10" office:value-type="float" office:value="-1761.8" calcext:value-type="float">
            <text:p>-1.761,80 </text:p>
          </table:table-cell>
          <table:table-cell table:style-name="ce10" office:value-type="float" office:value="-3269.04" calcext:value-type="float">
            <text:p>-3.269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30.84" calcext:value-type="float">
            <text:p>-5.030,84 </text:p>
          </table:table-cell>
          <table:table-cell table:style-name="ce10" office:value-type="float" office:value="13269.7" calcext:value-type="float">
            <text:p>13.269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12-1</text:p>
          </table:table-cell>
          <table:table-cell table:style-name="ce5" office:value-type="string" calcext:value-type="string">
            <text:p>JOÃO PAULO RODRIGUES DA SILV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38.43" calcext:value-type="float">
            <text:p>27.238,43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5253.81" calcext:value-type="float">
            <text:p>-5.253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56.97" calcext:value-type="float">
            <text:p>-8.356,97 </text:p>
          </table:table-cell>
          <table:table-cell table:style-name="ce10" office:value-type="float" office:value="18881.46" calcext:value-type="float">
            <text:p>18.881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15-3</text:p>
          </table:table-cell>
          <table:table-cell table:style-name="ce5" office:value-type="string" calcext:value-type="string">
            <text:p>JOAO PAULO SANTANA LAMARTIN MONT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607.68" calcext:value-type="float">
            <text:p>13.607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00.03" calcext:value-type="float">
            <text:p>16.900,03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2896.92" calcext:value-type="float">
            <text:p>-2.896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11.38" calcext:value-type="float">
            <text:p>-4.611,38 </text:p>
          </table:table-cell>
          <table:table-cell table:style-name="ce10" office:value-type="float" office:value="12288.65" calcext:value-type="float">
            <text:p>12.288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00-7</text:p>
          </table:table-cell>
          <table:table-cell table:style-name="ce5" office:value-type="string" calcext:value-type="string">
            <text:p>JOÃO RENÊ VALI MACHAD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1-5</text:p>
          </table:table-cell>
          <table:table-cell table:style-name="ce5" office:value-type="string" calcext:value-type="string">
            <text:p>JOAO ROBERTO BORGES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7-7</text:p>
          </table:table-cell>
          <table:table-cell table:style-name="ce5" office:value-type="string" calcext:value-type="string">
            <text:p>JOAO VITOR FERREIRA MOREIRA SER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SÃO LUÍS/ M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325.5" calcext:value-type="float">
            <text:p>-325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1.1" calcext:value-type="float">
            <text:p>-691,10 </text:p>
          </table:table-cell>
          <table:table-cell table:style-name="ce10" office:value-type="float" office:value="4591.87" calcext:value-type="float">
            <text:p>4.591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91-3</text:p>
          </table:table-cell>
          <table:table-cell table:style-name="ce5" office:value-type="string" calcext:value-type="string">
            <text:p>JOAQUIM JOZIEUDO DE ARAÚJ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373.54" calcext:value-type="float">
            <text:p>373,54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732.73" calcext:value-type="float">
            <text:p>20.732,73 </text:p>
          </table:table-cell>
          <table:table-cell table:style-name="ce10" office:value-type="float" office:value="-1754.08" calcext:value-type="float">
            <text:p>-1.754,08 </text:p>
          </table:table-cell>
          <table:table-cell table:style-name="ce10" office:value-type="float" office:value="-3887.88" calcext:value-type="float">
            <text:p>-3.887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641.96" calcext:value-type="float">
            <text:p>-5.641,96 </text:p>
          </table:table-cell>
          <table:table-cell table:style-name="ce10" office:value-type="float" office:value="15090.77" calcext:value-type="float">
            <text:p>15.090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68-5</text:p>
          </table:table-cell>
          <table:table-cell table:style-name="ce5" office:value-type="string" calcext:value-type="string">
            <text:p>JORGE EDUARDO AZEVEDO MALDONADO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75.1" calcext:value-type="float">
            <text:p>175,1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569.41" calcext:value-type="float">
            <text:p>24.569,41 </text:p>
          </table:table-cell>
          <table:table-cell table:style-name="ce10" office:value-type="float" office:value="-3117.6" calcext:value-type="float">
            <text:p>-3.117,60 </text:p>
          </table:table-cell>
          <table:table-cell table:style-name="ce10" office:value-type="float" office:value="-3771.02" calcext:value-type="float">
            <text:p>-3.771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888.62" calcext:value-type="float">
            <text:p>-6.888,62 </text:p>
          </table:table-cell>
          <table:table-cell table:style-name="ce10" office:value-type="float" office:value="17680.79" calcext:value-type="float">
            <text:p>17.680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0-8</text:p>
          </table:table-cell>
          <table:table-cell table:style-name="ce5" office:value-type="string" calcext:value-type="string">
            <text:p>JORGE LUIS DO NASCIMENTO MOU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44.64" calcext:value-type="float">
            <text:p>16.244,64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2737.39" calcext:value-type="float">
            <text:p>-2.737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76.58" calcext:value-type="float">
            <text:p>-4.376,58 </text:p>
          </table:table-cell>
          <table:table-cell table:style-name="ce10" office:value-type="float" office:value="11868.06" calcext:value-type="float">
            <text:p>11.868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66-9</text:p>
          </table:table-cell>
          <table:table-cell table:style-name="ce5" office:value-type="string" calcext:value-type="string">
            <text:p>JORGE LUIZ EMERENCIANO DE FIGUEIRE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45.53" calcext:value-type="float">
            <text:p>16.145,53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1922.8" calcext:value-type="float">
            <text:p>-1.922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29.37" calcext:value-type="float">
            <text:p>-3.629,37 </text:p>
          </table:table-cell>
          <table:table-cell table:style-name="ce10" office:value-type="float" office:value="12516.16" calcext:value-type="float">
            <text:p>12.516,1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68-1</text:p>
          </table:table-cell>
          <table:table-cell table:style-name="ce5" office:value-type="string" calcext:value-type="string">
            <text:p>JORGEVAN SATURNINO DE PAUL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55.92" calcext:value-type="float">
            <text:p>1.455,92 </text:p>
          </table:table-cell>
          <table:table-cell table:style-name="ce10" office:value-type="float" office:value="16829.43" calcext:value-type="float">
            <text:p>16.829,43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65.59" calcext:value-type="float">
            <text:p>-2.865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60.56" calcext:value-type="float">
            <text:p>-4.560,56 </text:p>
          </table:table-cell>
          <table:table-cell table:style-name="ce10" office:value-type="float" office:value="12268.87" calcext:value-type="float">
            <text:p>12.268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40-5</text:p>
          </table:table-cell>
          <table:table-cell table:style-name="ce5" office:value-type="string" calcext:value-type="string">
            <text:p>JOSÉ ANTÔNIO DE MACEDO DUC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700.48" calcext:value-type="float">
            <text:p>17.700,48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3064.91" calcext:value-type="float">
            <text:p>-3.064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9.37" calcext:value-type="float">
            <text:p>-4.779,37 </text:p>
          </table:table-cell>
          <table:table-cell table:style-name="ce10" office:value-type="float" office:value="12921.11" calcext:value-type="float">
            <text:p>12.921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01-1</text:p>
          </table:table-cell>
          <table:table-cell table:style-name="ce5" office:value-type="string" calcext:value-type="string">
            <text:p>JOSE CALEBE MENDONCA DE ANDRADE DUNK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822.77" calcext:value-type="float">
            <text:p>12.822,77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036.18" calcext:value-type="float">
            <text:p>1.036,1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252.06" calcext:value-type="float">
            <text:p>15.252,06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469.59" calcext:value-type="float">
            <text:p>-2.469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90" calcext:value-type="float">
            <text:p>-4.090,00 </text:p>
          </table:table-cell>
          <table:table-cell table:style-name="ce10" office:value-type="float" office:value="11162.06" calcext:value-type="float">
            <text:p>11.162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20-5</text:p>
          </table:table-cell>
          <table:table-cell table:style-name="ce5" office:value-type="string" calcext:value-type="string">
            <text:p>JOSE CARLOS FERNANDES JU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POIO LOGÍSTICO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612.79" calcext:value-type="float">
            <text:p>4.612,7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103.33" calcext:value-type="float">
            <text:p>20.103,33 </text:p>
          </table:table-cell>
          <table:table-cell table:style-name="ce10" office:value-type="float" office:value="-1796.55" calcext:value-type="float">
            <text:p>-1.796,55 </text:p>
          </table:table-cell>
          <table:table-cell table:style-name="ce10" office:value-type="float" office:value="-2861.84" calcext:value-type="float">
            <text:p>-2.861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58.39" calcext:value-type="float">
            <text:p>-4.658,39 </text:p>
          </table:table-cell>
          <table:table-cell table:style-name="ce10" office:value-type="float" office:value="15444.94" calcext:value-type="float">
            <text:p>15.444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35-9</text:p>
          </table:table-cell>
          <table:table-cell table:style-name="ce5" office:value-type="string" calcext:value-type="string">
            <text:p>JOSE EDUARDO GOMES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86.96" calcext:value-type="float">
            <text:p>17.986,96 </text:p>
          </table:table-cell>
          <table:table-cell table:style-name="ce10" office:value-type="float" office:value="-1761.8" calcext:value-type="float">
            <text:p>-1.761,80 </text:p>
          </table:table-cell>
          <table:table-cell table:style-name="ce10" office:value-type="float" office:value="-2724.85" calcext:value-type="float">
            <text:p>-2.724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6.65" calcext:value-type="float">
            <text:p>-4.486,65 </text:p>
          </table:table-cell>
          <table:table-cell table:style-name="ce10" office:value-type="float" office:value="13500.31" calcext:value-type="float">
            <text:p>13.500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0-6</text:p>
          </table:table-cell>
          <table:table-cell table:style-name="ce5" office:value-type="string" calcext:value-type="string">
            <text:p>JOSE FERNANDO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521.47" calcext:value-type="float">
            <text:p>2.521,47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55.44" calcext:value-type="float">
            <text:p>17.255,44 </text:p>
          </table:table-cell>
          <table:table-cell table:style-name="ce10" office:value-type="float" office:value="-2086.48" calcext:value-type="float">
            <text:p>-2.086,48 </text:p>
          </table:table-cell>
          <table:table-cell table:style-name="ce10" office:value-type="float" office:value="-2892.35" calcext:value-type="float">
            <text:p>-2.892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78.83" calcext:value-type="float">
            <text:p>-4.978,83 </text:p>
          </table:table-cell>
          <table:table-cell table:style-name="ce10" office:value-type="float" office:value="12276.61" calcext:value-type="float">
            <text:p>12.276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67-9</text:p>
          </table:table-cell>
          <table:table-cell table:style-name="ce5" office:value-type="string" calcext:value-type="string">
            <text:p>JOSE FLAVIO MIRAN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34.72" calcext:value-type="float">
            <text:p>1.734,72 </text:p>
          </table:table-cell>
          <table:table-cell table:style-name="ce10" office:value-type="float" office:value="20807.52" calcext:value-type="float">
            <text:p>20.807,52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826.51" calcext:value-type="float">
            <text:p>-3.826,5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36.95" calcext:value-type="float">
            <text:p>-5.536,95 </text:p>
          </table:table-cell>
          <table:table-cell table:style-name="ce10" office:value-type="float" office:value="15270.57" calcext:value-type="float">
            <text:p>15.270,5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96-1</text:p>
          </table:table-cell>
          <table:table-cell table:style-name="ce5" office:value-type="string" calcext:value-type="string">
            <text:p>JOSÉ GIRALDO DE MENDONÇA FI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32.31" calcext:value-type="float">
            <text:p>16.332,31 </text:p>
          </table:table-cell>
          <table:table-cell table:style-name="ce10" office:value-type="float" office:value="-1758.48" calcext:value-type="float">
            <text:p>-1.758,48 </text:p>
          </table:table-cell>
          <table:table-cell table:style-name="ce10" office:value-type="float" office:value="-2728.69" calcext:value-type="float">
            <text:p>-2.728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7.17" calcext:value-type="float">
            <text:p>-4.487,17 </text:p>
          </table:table-cell>
          <table:table-cell table:style-name="ce10" office:value-type="float" office:value="11845.14" calcext:value-type="float">
            <text:p>11.845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98-0</text:p>
          </table:table-cell>
          <table:table-cell table:style-name="ce5" office:value-type="string" calcext:value-type="string">
            <text:p>JOSÉ LÉCIO MENDES CORRÊ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59.19" calcext:value-type="float">
            <text:p>20.359,1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749.28" calcext:value-type="float">
            <text:p>-3.74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44.25" calcext:value-type="float">
            <text:p>-5.444,25 </text:p>
          </table:table-cell>
          <table:table-cell table:style-name="ce10" office:value-type="float" office:value="14914.94" calcext:value-type="float">
            <text:p>14.914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18-0</text:p>
          </table:table-cell>
          <table:table-cell table:style-name="ce5" office:value-type="string" calcext:value-type="string">
            <text:p>JOSE LUIZ LIMA DE OLIV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01.94" calcext:value-type="float">
            <text:p>-1.70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10.8" calcext:value-type="float">
            <text:p>-2.610,80 </text:p>
          </table:table-cell>
          <table:table-cell table:style-name="ce10" office:value-type="float" office:value="9138.23" calcext:value-type="float">
            <text:p>9.138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58-8</text:p>
          </table:table-cell>
          <table:table-cell table:style-name="ce5" office:value-type="string" calcext:value-type="string">
            <text:p>JOSE RAIMUNDO CARVALHO RODRIGU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0.31" calcext:value-type="float">
            <text:p>870,31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8375.31" calcext:value-type="float">
            <text:p>28.375,31 </text:p>
          </table:table-cell>
          <table:table-cell table:style-name="ce10" office:value-type="float" office:value="-3545.11" calcext:value-type="float">
            <text:p>-3.545,11 </text:p>
          </table:table-cell>
          <table:table-cell table:style-name="ce10" office:value-type="float" office:value="-5914.11" calcext:value-type="float">
            <text:p>-5.914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459.22" calcext:value-type="float">
            <text:p>-9.459,22 </text:p>
          </table:table-cell>
          <table:table-cell table:style-name="ce10" office:value-type="float" office:value="18916.09" calcext:value-type="float">
            <text:p>18.916,0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3-5</text:p>
          </table:table-cell>
          <table:table-cell table:style-name="ce5" office:value-type="string" calcext:value-type="string">
            <text:p>JOSE SERGIO DE MORAES JUNIO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66.4" calcext:value-type="float">
            <text:p>16.366,40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771.49" calcext:value-type="float">
            <text:p>-2.771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08.42" calcext:value-type="float">
            <text:p>-4.408,42 </text:p>
          </table:table-cell>
          <table:table-cell table:style-name="ce10" office:value-type="float" office:value="11957.98" calcext:value-type="float">
            <text:p>11.957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0-8</text:p>
          </table:table-cell>
          <table:table-cell table:style-name="ce5" office:value-type="string" calcext:value-type="string">
            <text:p>JOSE WILSON DA SILVA MELO 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437.77" calcext:value-type="float">
            <text:p>437,77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837.57" calcext:value-type="float">
            <text:p>25.837,57 </text:p>
          </table:table-cell>
          <table:table-cell table:style-name="ce10" office:value-type="float" office:value="-3160.94" calcext:value-type="float">
            <text:p>-3.160,94 </text:p>
          </table:table-cell>
          <table:table-cell table:style-name="ce10" office:value-type="float" office:value="-4956.96" calcext:value-type="float">
            <text:p>-4.956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17.9" calcext:value-type="float">
            <text:p>-8.117,90 </text:p>
          </table:table-cell>
          <table:table-cell table:style-name="ce10" office:value-type="float" office:value="17719.67" calcext:value-type="float">
            <text:p>17.719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47-4</text:p>
          </table:table-cell>
          <table:table-cell table:style-name="ce5" office:value-type="string" calcext:value-type="string">
            <text:p>JOSERLANE MARIA DE SA XAVIE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TIVIDADES AUXILI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21.52" calcext:value-type="float">
            <text:p>3.92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21.52" calcext:value-type="float">
            <text:p>3.921,5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61-8</text:p>
          </table:table-cell>
          <table:table-cell table:style-name="ce5" office:value-type="string" calcext:value-type="string">
            <text:p>JOSUÉ SENRA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81.22" calcext:value-type="float">
            <text:p>1.681,22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172.69" calcext:value-type="float">
            <text:p>20.172,69 </text:p>
          </table:table-cell>
          <table:table-cell table:style-name="ce10" office:value-type="float" office:value="-1969.85" calcext:value-type="float">
            <text:p>-1.969,85 </text:p>
          </table:table-cell>
          <table:table-cell table:style-name="ce10" office:value-type="float" office:value="-3622.4" calcext:value-type="float">
            <text:p>-3.622,4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92.25" calcext:value-type="float">
            <text:p>-5.592,25 </text:p>
          </table:table-cell>
          <table:table-cell table:style-name="ce10" office:value-type="float" office:value="14580.44" calcext:value-type="float">
            <text:p>14.580,4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099-0</text:p>
          </table:table-cell>
          <table:table-cell table:style-name="ce5" office:value-type="string" calcext:value-type="string">
            <text:p>JUCELINO MACHADO DE SOU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PATRIMÔNI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476.32" calcext:value-type="float">
            <text:p>1.476,32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914.03" calcext:value-type="float">
            <text:p>1.914,0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36.05" calcext:value-type="float">
            <text:p>19.136,05 </text:p>
          </table:table-cell>
          <table:table-cell table:style-name="ce10" office:value-type="float" office:value="-1914.03" calcext:value-type="float">
            <text:p>-1.914,03 </text:p>
          </table:table-cell>
          <table:table-cell table:style-name="ce10" office:value-type="float" office:value="-2797.81" calcext:value-type="float">
            <text:p>-2.797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11.84" calcext:value-type="float">
            <text:p>-4.711,84 </text:p>
          </table:table-cell>
          <table:table-cell table:style-name="ce10" office:value-type="float" office:value="14424.21" calcext:value-type="float">
            <text:p>14.424,2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90-3</text:p>
          </table:table-cell>
          <table:table-cell table:style-name="ce5" office:value-type="string" calcext:value-type="string">
            <text:p>JULIA FLORÊNCIO YANAGUITA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310.33" calcext:value-type="float">
            <text:p>12.310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4-4</text:p>
          </table:table-cell>
          <table:table-cell table:style-name="ce5" office:value-type="string" calcext:value-type="string">
            <text:p>JULIA STEFANI MELO COST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PORTO VELHO/R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325.5" calcext:value-type="float">
            <text:p>-325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1.1" calcext:value-type="float">
            <text:p>-691,10 </text:p>
          </table:table-cell>
          <table:table-cell table:style-name="ce10" office:value-type="float" office:value="4591.87" calcext:value-type="float">
            <text:p>4.591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0-4</text:p>
          </table:table-cell>
          <table:table-cell table:style-name="ce5" office:value-type="string" calcext:value-type="string">
            <text:p>JULIANA BORGES RODRIGUES E RODRIGUES REI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CONTRATOS E CONVÊNI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55-5</text:p>
          </table:table-cell>
          <table:table-cell table:style-name="ce5" office:value-type="string" calcext:value-type="string">
            <text:p>JULIANA CONSULI MILAG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35.56" calcext:value-type="float">
            <text:p>5.035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9.9" calcext:value-type="float">
            <text:p>1.149,9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952.08" calcext:value-type="float">
            <text:p>22.952,0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670.59" calcext:value-type="float">
            <text:p>-3.670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65.56" calcext:value-type="float">
            <text:p>-5.365,56 </text:p>
          </table:table-cell>
          <table:table-cell table:style-name="ce10" office:value-type="float" office:value="17586.52" calcext:value-type="float">
            <text:p>17.586,5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86-7</text:p>
          </table:table-cell>
          <table:table-cell table:style-name="ce5" office:value-type="string" calcext:value-type="string">
            <text:p>JULIANA DANTAS TRAJ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903.05" calcext:value-type="float">
            <text:p>-2.90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21.91" calcext:value-type="float">
            <text:p>-4.621,91 </text:p>
          </table:table-cell>
          <table:table-cell table:style-name="ce10" office:value-type="float" office:value="12304.8" calcext:value-type="float">
            <text:p>12.304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64-5</text:p>
          </table:table-cell>
          <table:table-cell table:style-name="ce5" office:value-type="string" calcext:value-type="string">
            <text:p>JULIANA DE ASSIS ROCH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371.54" calcext:value-type="float">
            <text:p>-371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0.93" calcext:value-type="float">
            <text:p>-970,93 </text:p>
          </table:table-cell>
          <table:table-cell table:style-name="ce10" office:value-type="float" office:value="5997.7" calcext:value-type="float">
            <text:p>5.997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0-9</text:p>
          </table:table-cell>
          <table:table-cell table:style-name="ce5" office:value-type="string" calcext:value-type="string">
            <text:p>JULIANA FELIPPE COST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3512.58" calcext:value-type="float">
            <text:p>13.512,58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425.17" calcext:value-type="float">
            <text:p>4.425,1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330.86" calcext:value-type="float">
            <text:p>19.330,86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74.59" calcext:value-type="float">
            <text:p>-2.774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83.45" calcext:value-type="float">
            <text:p>-3.683,45 </text:p>
          </table:table-cell>
          <table:table-cell table:style-name="ce10" office:value-type="float" office:value="15647.41" calcext:value-type="float">
            <text:p>15.647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01-7</text:p>
          </table:table-cell>
          <table:table-cell table:style-name="ce5" office:value-type="string" calcext:value-type="string">
            <text:p>JULIANA PASSAFARO MASCARENHAS FARIA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299.49" calcext:value-type="float">
            <text:p>-5.299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08.35" calcext:value-type="float">
            <text:p>-6.208,35 </text:p>
          </table:table-cell>
          <table:table-cell table:style-name="ce10" office:value-type="float" office:value="19191.45" calcext:value-type="float">
            <text:p>19.191,4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46-3</text:p>
          </table:table-cell>
          <table:table-cell table:style-name="ce5" office:value-type="string" calcext:value-type="string">
            <text:p>JUNI REGINA PONT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98.68" calcext:value-type="float">
            <text:p>15.798,68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615.37" calcext:value-type="float">
            <text:p>-2.615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52.3" calcext:value-type="float">
            <text:p>-4.252,30 </text:p>
          </table:table-cell>
          <table:table-cell table:style-name="ce10" office:value-type="float" office:value="11546.38" calcext:value-type="float">
            <text:p>11.546,3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75-1</text:p>
          </table:table-cell>
          <table:table-cell table:style-name="ce5" office:value-type="string" calcext:value-type="string">
            <text:p>JUSSARA OURIQUES DE LIMA NOGUEIRA NUN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MARIA DE LOURDES SOUZA GOUVEIA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8" calcext:value-type="float">
            <text:p>17.128,9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65.24" calcext:value-type="float">
            <text:p>-2.965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0.21" calcext:value-type="float">
            <text:p>-4.660,21 </text:p>
          </table:table-cell>
          <table:table-cell table:style-name="ce10" office:value-type="float" office:value="12468.77" calcext:value-type="float">
            <text:p>12.468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69-9</text:p>
          </table:table-cell>
          <table:table-cell table:style-name="ce5" office:value-type="string" calcext:value-type="string">
            <text:p>KARINA CREPALDI ALVES DUARTE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962.03" calcext:value-type="float">
            <text:p>24.962,03 </text:p>
          </table:table-cell>
          <table:table-cell table:style-name="ce10" office:value-type="float" office:value="-3402.09" calcext:value-type="float">
            <text:p>-3.402,09 </text:p>
          </table:table-cell>
          <table:table-cell table:style-name="ce10" office:value-type="float" office:value="-4597.74" calcext:value-type="float">
            <text:p>-4.597,7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99.83" calcext:value-type="float">
            <text:p>-7.999,83 </text:p>
          </table:table-cell>
          <table:table-cell table:style-name="ce10" office:value-type="float" office:value="16962.2" calcext:value-type="float">
            <text:p>16.962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47-5</text:p>
          </table:table-cell>
          <table:table-cell table:style-name="ce5" office:value-type="string" calcext:value-type="string">
            <text:p>KARLA ALESSANDRA JEZINI PUGA BARBO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58.52" calcext:value-type="float">
            <text:p>19.158,52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476.55" calcext:value-type="float">
            <text:p>-3.476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52.17" calcext:value-type="float">
            <text:p>-5.152,17 </text:p>
          </table:table-cell>
          <table:table-cell table:style-name="ce10" office:value-type="float" office:value="14006.35" calcext:value-type="float">
            <text:p>14.006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60-3</text:p>
          </table:table-cell>
          <table:table-cell table:style-name="ce5" office:value-type="string" calcext:value-type="string">
            <text:p>KARLA DO NASCIMENTO NÓBREG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HEFIA DE GABINETE PARA <text:s/>ASSUNTOS ADMINISTRATIVOS DO PGJM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78.08" calcext:value-type="float">
            <text:p>578,08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669.33" calcext:value-type="float">
            <text:p>18.669,33 </text:p>
          </table:table-cell>
          <table:table-cell table:style-name="ce10" office:value-type="float" office:value="-1946.31" calcext:value-type="float">
            <text:p>-1.946,31 </text:p>
          </table:table-cell>
          <table:table-cell table:style-name="ce10" office:value-type="float" office:value="-3516.26" calcext:value-type="float">
            <text:p>-3.516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62.57" calcext:value-type="float">
            <text:p>-5.462,57 </text:p>
          </table:table-cell>
          <table:table-cell table:style-name="ce10" office:value-type="float" office:value="13206.76" calcext:value-type="float">
            <text:p>13.206,7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07-5</text:p>
          </table:table-cell>
          <table:table-cell table:style-name="ce5" office:value-type="string" calcext:value-type="string">
            <text:p>KAROLYNE CHRISTINA QUEIROZ LEIT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NSELHO SUPERIOR DO <text:s/>MINISTERIO PÚBLICO MILITAR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180.75" calcext:value-type="float">
            <text:p>23.180,7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4629.48" calcext:value-type="float">
            <text:p>-4.629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24.45" calcext:value-type="float">
            <text:p>-6.324,45 </text:p>
          </table:table-cell>
          <table:table-cell table:style-name="ce10" office:value-type="float" office:value="16856.3" calcext:value-type="float">
            <text:p>16.856,3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5-2</text:p>
          </table:table-cell>
          <table:table-cell table:style-name="ce5" office:value-type="string" calcext:value-type="string">
            <text:p>KATIA DE AGUIAR COUTIN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21888.56" calcext:value-type="float">
            <text:p>21.888,5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281.67" calcext:value-type="float">
            <text:p>23.281,6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73.95" calcext:value-type="float">
            <text:p>-4.273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62.66" calcext:value-type="float">
            <text:p>-7.362,66 </text:p>
          </table:table-cell>
          <table:table-cell table:style-name="ce10" office:value-type="float" office:value="15919.01" calcext:value-type="float">
            <text:p>15.919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98-8</text:p>
          </table:table-cell>
          <table:table-cell table:style-name="ce5" office:value-type="string" calcext:value-type="string">
            <text:p>KATIA DE SÁ HERNANDES BORG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467.27" calcext:value-type="float">
            <text:p>2.467,27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68.1" calcext:value-type="float">
            <text:p>2.06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893.43" calcext:value-type="float">
            <text:p>22.893,43 </text:p>
          </table:table-cell>
          <table:table-cell table:style-name="ce10" office:value-type="float" office:value="-2068.1" calcext:value-type="float">
            <text:p>-2.068,10 </text:p>
          </table:table-cell>
          <table:table-cell table:style-name="ce10" office:value-type="float" office:value="-4447.86" calcext:value-type="float">
            <text:p>-4.447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515.96" calcext:value-type="float">
            <text:p>-6.515,96 </text:p>
          </table:table-cell>
          <table:table-cell table:style-name="ce10" office:value-type="float" office:value="16377.47" calcext:value-type="float">
            <text:p>16.377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68-8</text:p>
          </table:table-cell>
          <table:table-cell table:style-name="ce5" office:value-type="string" calcext:value-type="string">
            <text:p>KATIA FREIRE GRAMELISCH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781.3" calcext:value-type="float">
            <text:p>27.781,3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6006.54" calcext:value-type="float">
            <text:p>-6.006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15.4" calcext:value-type="float">
            <text:p>-6.915,40 </text:p>
          </table:table-cell>
          <table:table-cell table:style-name="ce10" office:value-type="float" office:value="20865.9" calcext:value-type="float">
            <text:p>20.865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58-4</text:p>
          </table:table-cell>
          <table:table-cell table:style-name="ce5" office:value-type="string" calcext:value-type="string">
            <text:p>KEILA CRISTINA DE OLIVEIR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COORDENADORIA DE TECNOLOGIA DA INFOR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12.52" calcext:value-type="float">
            <text:p>16.012,5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06.08" calcext:value-type="float">
            <text:p>-2.60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1.05" calcext:value-type="float">
            <text:p>-4.301,05 </text:p>
          </table:table-cell>
          <table:table-cell table:style-name="ce10" office:value-type="float" office:value="11711.47" calcext:value-type="float">
            <text:p>11.711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59-6</text:p>
          </table:table-cell>
          <table:table-cell table:style-name="ce5" office:value-type="string" calcext:value-type="string">
            <text:p>KELI VIRGINIA DE SOUSA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GESTÃO DE PESSOA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17-1</text:p>
          </table:table-cell>
          <table:table-cell table:style-name="ce5" office:value-type="string" calcext:value-type="string">
            <text:p>KLEBER COSTA DO COU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965.72" calcext:value-type="float">
            <text:p>1.965,72 </text:p>
          </table:table-cell>
          <table:table-cell table:style-name="ce10" office:value-type="float" office:value="17339.23" calcext:value-type="float">
            <text:p>17.339,23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882.94" calcext:value-type="float">
            <text:p>12.882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7-6</text:p>
          </table:table-cell>
          <table:table-cell table:style-name="ce5" office:value-type="string" calcext:value-type="string">
            <text:p>LANDERSON LUIZ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33.33" calcext:value-type="float">
            <text:p>1.833,33 </text:p>
          </table:table-cell>
          <table:table-cell table:style-name="ce10" office:value-type="float" office:value="4222.37" calcext:value-type="float">
            <text:p>4.222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222.37" calcext:value-type="float">
            <text:p>4.222,3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30-6</text:p>
          </table:table-cell>
          <table:table-cell table:style-name="ce5" office:value-type="string" calcext:value-type="string">
            <text:p>LANE FERREIRA DE ARAÚJ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RETORIA EXECUTIVA DO PLAN-ASSIS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12-9</text:p>
          </table:table-cell>
          <table:table-cell table:style-name="ce5" office:value-type="string" calcext:value-type="string">
            <text:p>LARA DE OLIVEIRA BAUTIST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856.44" calcext:value-type="float">
            <text:p>-4.856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5.15" calcext:value-type="float">
            <text:p>-7.945,15 </text:p>
          </table:table-cell>
          <table:table-cell table:style-name="ce10" office:value-type="float" office:value="17454.65" calcext:value-type="float">
            <text:p>17.454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48-0</text:p>
          </table:table-cell>
          <table:table-cell table:style-name="ce5" office:value-type="string" calcext:value-type="string">
            <text:p>LARA LUCIA DE ALMEIDA DIAS</text:p>
          </table:table-cell>
          <table:table-cell table:style-name="ce5" office:value-type="string" calcext:value-type="string">
            <text:p>TECNICO DO MPU/SAÚDE/SAÚDE BUCAL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18.09" calcext:value-type="float">
            <text:p>518,0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92.25" calcext:value-type="float">
            <text:p>16.892,2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64.18" calcext:value-type="float">
            <text:p>-3.064,1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73.04" calcext:value-type="float">
            <text:p>-3.973,04 </text:p>
          </table:table-cell>
          <table:table-cell table:style-name="ce10" office:value-type="float" office:value="12919.21" calcext:value-type="float">
            <text:p>12.919,2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7-0</text:p>
          </table:table-cell>
          <table:table-cell table:style-name="ce5" office:value-type="string" calcext:value-type="string">
            <text:p>LARA REGINA FIGUEIREDO PINTO DE ANDRADE LIN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765.93" calcext:value-type="float">
            <text:p>-765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65.32" calcext:value-type="float">
            <text:p>-1.365,32 </text:p>
          </table:table-cell>
          <table:table-cell table:style-name="ce10" office:value-type="float" office:value="5603.31" calcext:value-type="float">
            <text:p>5.603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45-4</text:p>
          </table:table-cell>
          <table:table-cell table:style-name="ce5" office:value-type="string" calcext:value-type="string">
            <text:p>LAUANA CAMPOS LOPES DE MOU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19.98" calcext:value-type="float">
            <text:p>16.819,98 </text:p>
          </table:table-cell>
          <table:table-cell table:style-name="ce10" office:value-type="float" office:value="-1873.32" calcext:value-type="float">
            <text:p>-1.873,32 </text:p>
          </table:table-cell>
          <table:table-cell table:style-name="ce10" office:value-type="float" office:value="-3118" calcext:value-type="float">
            <text:p>-3.118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91.32" calcext:value-type="float">
            <text:p>-4.991,32 </text:p>
          </table:table-cell>
          <table:table-cell table:style-name="ce10" office:value-type="float" office:value="11828.66" calcext:value-type="float">
            <text:p>11.828,6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16-0</text:p>
          </table:table-cell>
          <table:table-cell table:style-name="ce5" office:value-type="string" calcext:value-type="string">
            <text:p>LAYRCE DE LIM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6160.67" calcext:value-type="float">
            <text:p>6.160,6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553.78" calcext:value-type="float">
            <text:p>7.553,78 </text:p>
          </table:table-cell>
          <table:table-cell table:style-name="ce10" office:value-type="float" office:value="-681.31" calcext:value-type="float">
            <text:p>-681,31 </text:p>
          </table:table-cell>
          <table:table-cell table:style-name="ce10" office:value-type="float" office:value="-610.82" calcext:value-type="float">
            <text:p>-610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92.13" calcext:value-type="float">
            <text:p>-1.292,13 </text:p>
          </table:table-cell>
          <table:table-cell table:style-name="ce10" office:value-type="float" office:value="6261.65" calcext:value-type="float">
            <text:p>6.261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00-1</text:p>
          </table:table-cell>
          <table:table-cell table:style-name="ce5" office:value-type="string" calcext:value-type="string">
            <text:p>LEDA MARIA PORTELA DE MOUR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COORDENADORIA ADMINISTRATIVA DO DEPARTAMENTO DE ADMINISTRAÇÃ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525.32" calcext:value-type="float">
            <text:p>525,3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8030.32" calcext:value-type="float">
            <text:p>28.030,32 </text:p>
          </table:table-cell>
          <table:table-cell table:style-name="ce10" office:value-type="float" office:value="-3175.39" calcext:value-type="float">
            <text:p>-3.175,39 </text:p>
          </table:table-cell>
          <table:table-cell table:style-name="ce10" office:value-type="float" office:value="-5503.86" calcext:value-type="float">
            <text:p>-5.503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679.25" calcext:value-type="float">
            <text:p>-8.679,25 </text:p>
          </table:table-cell>
          <table:table-cell table:style-name="ce10" office:value-type="float" office:value="19351.07" calcext:value-type="float">
            <text:p>19.351,0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8-3</text:p>
          </table:table-cell>
          <table:table-cell table:style-name="ce5" office:value-type="string" calcext:value-type="string">
            <text:p>LEILTON ADER CALASAN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13.45" calcext:value-type="float">
            <text:p>213,4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080.83" calcext:value-type="float">
            <text:p>15.080,83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2393.01" calcext:value-type="float">
            <text:p>-2.393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20.68" calcext:value-type="float">
            <text:p>-4.120,68 </text:p>
          </table:table-cell>
          <table:table-cell table:style-name="ce10" office:value-type="float" office:value="10960.15" calcext:value-type="float">
            <text:p>10.960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92-7</text:p>
          </table:table-cell>
          <table:table-cell table:style-name="ce5" office:value-type="string" calcext:value-type="string">
            <text:p>LEONARDO DA SILVA MEND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4765.61" calcext:value-type="float">
            <text:p>14.765,61 </text:p>
          </table:table-cell>
          <table:table-cell table:style-name="ce10" office:value-type="float" office:value="103.61" calcext:value-type="float">
            <text:p>103,6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856.75" calcext:value-type="float">
            <text:p>1.856,75 </text:p>
          </table:table-cell>
          <table:table-cell table:style-name="ce10" office:value-type="float" office:value="16725.97" calcext:value-type="float">
            <text:p>16.725,97 </text:p>
          </table:table-cell>
          <table:table-cell table:style-name="ce10" office:value-type="float" office:value="-1923.89" calcext:value-type="float">
            <text:p>-1.923,89 </text:p>
          </table:table-cell>
          <table:table-cell table:style-name="ce10" office:value-type="float" office:value="-2559.69" calcext:value-type="float">
            <text:p>-2.559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3.58" calcext:value-type="float">
            <text:p>-4.483,58 </text:p>
          </table:table-cell>
          <table:table-cell table:style-name="ce10" office:value-type="float" office:value="12242.39" calcext:value-type="float">
            <text:p>12.242,3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38-5</text:p>
          </table:table-cell>
          <table:table-cell table:style-name="ce5" office:value-type="string" calcext:value-type="string">
            <text:p>LEONARDO GONDIM DO AMARAL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PESQUISA</text:p>
          </table:table-cell>
          <table:table-cell table:style-name="ce10" office:value-type="float" office:value="14808.35" calcext:value-type="float">
            <text:p>14.808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32.98" calcext:value-type="float">
            <text:p>17.532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40.39" calcext:value-type="float">
            <text:p>-3.240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49.25" calcext:value-type="float">
            <text:p>-4.149,25 </text:p>
          </table:table-cell>
          <table:table-cell table:style-name="ce10" office:value-type="float" office:value="13383.73" calcext:value-type="float">
            <text:p>13.383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2-3</text:p>
          </table:table-cell>
          <table:table-cell table:style-name="ce5" office:value-type="string" calcext:value-type="string">
            <text:p>LEONARDO GUEDES DUART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9614.69" calcext:value-type="float">
            <text:p>9.614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2152.94" calcext:value-type="float">
            <text:p>12.152,9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74.67" calcext:value-type="float">
            <text:p>-1.774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83.53" calcext:value-type="float">
            <text:p>-2.683,53 </text:p>
          </table:table-cell>
          <table:table-cell table:style-name="ce10" office:value-type="float" office:value="9469.41" calcext:value-type="float">
            <text:p>9.469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4-7</text:p>
          </table:table-cell>
          <table:table-cell table:style-name="ce5" office:value-type="string" calcext:value-type="string">
            <text:p>LEONARDO LOUZADA COUTINH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240.86" calcext:value-type="float">
            <text:p>2.240,86 </text:p>
          </table:table-cell>
          <table:table-cell table:style-name="ce10" office:value-type="float" office:value="3386" calcext:value-type="float">
            <text:p>3.386,0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386" calcext:value-type="float">
            <text:p>3.386,0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75-8</text:p>
          </table:table-cell>
          <table:table-cell table:style-name="ce5" office:value-type="string" calcext:value-type="string">
            <text:p>LEONARDO PEREIRA NUN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61.09" calcext:value-type="float">
            <text:p>461,0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93.56" calcext:value-type="float">
            <text:p>16.393,56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2766.19" calcext:value-type="float">
            <text:p>-2.766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9.55" calcext:value-type="float">
            <text:p>-4.449,55 </text:p>
          </table:table-cell>
          <table:table-cell table:style-name="ce10" office:value-type="float" office:value="11944.01" calcext:value-type="float">
            <text:p>11.944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47-8</text:p>
          </table:table-cell>
          <table:table-cell table:style-name="ce5" office:value-type="string" calcext:value-type="string">
            <text:p>LEOPOLDINA FERNANDES NOGUEIRA DUARTE SOTER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24.65" calcext:value-type="float">
            <text:p>27.124,6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825.96" calcext:value-type="float">
            <text:p>-5.825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734.82" calcext:value-type="float">
            <text:p>-6.734,82 </text:p>
          </table:table-cell>
          <table:table-cell table:style-name="ce10" office:value-type="float" office:value="20389.83" calcext:value-type="float">
            <text:p>20.389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21-0</text:p>
          </table:table-cell>
          <table:table-cell table:style-name="ce5" office:value-type="string" calcext:value-type="string">
            <text:p>LEVINE AUBERT DE SOUZ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94-1</text:p>
          </table:table-cell>
          <table:table-cell table:style-name="ce5" office:value-type="string" calcext:value-type="string">
            <text:p>LIANA RODRIGUES ALVES BORG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PLANEJAMENTO E DE PROGRA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491.47" calcext:value-type="float">
            <text:p>18.491,4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399.7" calcext:value-type="float">
            <text:p>-3.399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8.56" calcext:value-type="float">
            <text:p>-4.308,56 </text:p>
          </table:table-cell>
          <table:table-cell table:style-name="ce10" office:value-type="float" office:value="14182.91" calcext:value-type="float">
            <text:p>14.182,9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15-1</text:p>
          </table:table-cell>
          <table:table-cell table:style-name="ce5" office:value-type="string" calcext:value-type="string">
            <text:p>LIDIANE SOUZA SILVA SALDA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58.06" calcext:value-type="float">
            <text:p>18.358,0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04.29" calcext:value-type="float">
            <text:p>-3.204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79.91" calcext:value-type="float">
            <text:p>-4.879,91 </text:p>
          </table:table-cell>
          <table:table-cell table:style-name="ce10" office:value-type="float" office:value="13478.15" calcext:value-type="float">
            <text:p>13.478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0-7</text:p>
          </table:table-cell>
          <table:table-cell table:style-name="ce5" office:value-type="string" calcext:value-type="string">
            <text:p>LILIAN BONTEMPO RAIMUND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67.01" calcext:value-type="float">
            <text:p>9.467,0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98.92" calcext:value-type="float">
            <text:p>39.698,92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7788.42" calcext:value-type="float">
            <text:p>-7.788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877.13" calcext:value-type="float">
            <text:p>-10.877,13 </text:p>
          </table:table-cell>
          <table:table-cell table:style-name="ce10" office:value-type="float" office:value="28821.79" calcext:value-type="float">
            <text:p>28.821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30-7</text:p>
          </table:table-cell>
          <table:table-cell table:style-name="ce5" office:value-type="string" calcext:value-type="string">
            <text:p>LÍLIAN CRISTE DE MELO LUCA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CARLOS FREDERICO DE OLIVEIRA PEREI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97.66" calcext:value-type="float">
            <text:p>-1.597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506.52" calcext:value-type="float">
            <text:p>-2.506,52 </text:p>
          </table:table-cell>
          <table:table-cell table:style-name="ce10" office:value-type="float" office:value="9242.51" calcext:value-type="float">
            <text:p>9.242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61-4</text:p>
          </table:table-cell>
          <table:table-cell table:style-name="ce5" office:value-type="string" calcext:value-type="string">
            <text:p>LINO MONTEIRO MACED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4941.77" calcext:value-type="float">
            <text:p>14.941,77 </text:p>
          </table:table-cell>
          <table:table-cell table:style-name="ce10" office:value-type="float" office:value="273.19" calcext:value-type="float">
            <text:p>273,19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13.83" calcext:value-type="float">
            <text:p>2.013,83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020.69" calcext:value-type="float">
            <text:p>21.020,69 </text:p>
          </table:table-cell>
          <table:table-cell table:style-name="ce10" office:value-type="float" office:value="-2013.83" calcext:value-type="float">
            <text:p>-2.013,83 </text:p>
          </table:table-cell>
          <table:table-cell table:style-name="ce10" office:value-type="float" office:value="-3895.64" calcext:value-type="float">
            <text:p>-3.895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09.47" calcext:value-type="float">
            <text:p>-5.909,47 </text:p>
          </table:table-cell>
          <table:table-cell table:style-name="ce10" office:value-type="float" office:value="15111.22" calcext:value-type="float">
            <text:p>15.111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45-6</text:p>
          </table:table-cell>
          <table:table-cell table:style-name="ce5" office:value-type="string" calcext:value-type="string">
            <text:p>LÍVIA JUNQUEIRA DE GODOY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34.34" calcext:value-type="float">
            <text:p>-2.934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29.31" calcext:value-type="float">
            <text:p>-4.629,31 </text:p>
          </table:table-cell>
          <table:table-cell table:style-name="ce10" office:value-type="float" office:value="12766.48" calcext:value-type="float">
            <text:p>12.766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3-2</text:p>
          </table:table-cell>
          <table:table-cell table:style-name="ce5" office:value-type="string" calcext:value-type="string">
            <text:p>LONGINO DANTAS DE ALMEID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73-3</text:p>
          </table:table-cell>
          <table:table-cell table:style-name="ce5" office:value-type="string" calcext:value-type="string">
            <text:p>LORENA DE SOUZA PEREIRA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366.83" calcext:value-type="float">
            <text:p>22.366,8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416.86" calcext:value-type="float">
            <text:p>-4.416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25.72" calcext:value-type="float">
            <text:p>-5.325,72 </text:p>
          </table:table-cell>
          <table:table-cell table:style-name="ce10" office:value-type="float" office:value="17041.11" calcext:value-type="float">
            <text:p>17.041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17-1</text:p>
          </table:table-cell>
          <table:table-cell table:style-name="ce5" office:value-type="string" calcext:value-type="string">
            <text:p>LORETTA PONTES ACHILLES DE TOLE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978.54" calcext:value-type="float">
            <text:p>18.978,54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417.48" calcext:value-type="float">
            <text:p>-3.417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27.92" calcext:value-type="float">
            <text:p>-5.127,92 </text:p>
          </table:table-cell>
          <table:table-cell table:style-name="ce10" office:value-type="float" office:value="13850.62" calcext:value-type="float">
            <text:p>13.850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69-0</text:p>
          </table:table-cell>
          <table:table-cell table:style-name="ce5" office:value-type="string" calcext:value-type="string">
            <text:p>LUANA ANDRADE GARCES TEIX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7" calcext:value-type="float">
            <text:p>14.600,5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81.84" calcext:value-type="float">
            <text:p>-2.381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90.7" calcext:value-type="float">
            <text:p>-3.290,70 </text:p>
          </table:table-cell>
          <table:table-cell table:style-name="ce10" office:value-type="float" office:value="11309.87" calcext:value-type="float">
            <text:p>11.309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5-9</text:p>
          </table:table-cell>
          <table:table-cell table:style-name="ce5" office:value-type="string" calcext:value-type="string">
            <text:p>LUANA PEREIRA NECO DA SILV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20838.39" calcext:value-type="float">
            <text:p>20.838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441.66" calcext:value-type="float">
            <text:p>7.441,6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572.4" calcext:value-type="float">
            <text:p>31.572,40 </text:p>
          </table:table-cell>
          <table:table-cell table:style-name="ce10" office:value-type="float" office:value="-2883.46" calcext:value-type="float">
            <text:p>-2.883,46 </text:p>
          </table:table-cell>
          <table:table-cell table:style-name="ce10" office:value-type="float" office:value="-5714.34" calcext:value-type="float">
            <text:p>-5.714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597.8" calcext:value-type="float">
            <text:p>-8.597,80 </text:p>
          </table:table-cell>
          <table:table-cell table:style-name="ce10" office:value-type="float" office:value="22974.6" calcext:value-type="float">
            <text:p>22.974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7-4</text:p>
          </table:table-cell>
          <table:table-cell table:style-name="ce5" office:value-type="string" calcext:value-type="string">
            <text:p>LUCAS EDUARDO DE MELO COTT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744.49" calcext:value-type="float">
            <text:p>2.744,4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2547.19" calcext:value-type="float">
            <text:p>2.547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492.03" calcext:value-type="float">
            <text:p>19.492,03 </text:p>
          </table:table-cell>
          <table:table-cell table:style-name="ce10" office:value-type="float" office:value="-2547.19" calcext:value-type="float">
            <text:p>-2.547,19 </text:p>
          </table:table-cell>
          <table:table-cell table:style-name="ce10" office:value-type="float" office:value="-4056.35" calcext:value-type="float">
            <text:p>-4.056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603.54" calcext:value-type="float">
            <text:p>-6.603,54 </text:p>
          </table:table-cell>
          <table:table-cell table:style-name="ce10" office:value-type="float" office:value="12888.49" calcext:value-type="float">
            <text:p>12.888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4-0</text:p>
          </table:table-cell>
          <table:table-cell table:style-name="ce5" office:value-type="string" calcext:value-type="string">
            <text:p>LUCIANA DA COSTA VIEIRA</text:p>
          </table:table-cell>
          <table:table-cell table:style-name="ce5" office:value-type="string" calcext:value-type="string">
            <text:p>ANALISTA DO MPU/PERITO EM ARQUITETURA</text:p>
          </table:table-cell>
          <table:table-cell table:style-name="ce5" office:value-type="string" calcext:value-type="string">
            <text:p>DIVISÃO DE ARQUITETUR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034.84" calcext:value-type="float">
            <text:p>-5.034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43.7" calcext:value-type="float">
            <text:p>-5.943,70 </text:p>
          </table:table-cell>
          <table:table-cell table:style-name="ce10" office:value-type="float" office:value="19456.1" calcext:value-type="float">
            <text:p>19.456,1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1-9</text:p>
          </table:table-cell>
          <table:table-cell table:style-name="ce5" office:value-type="string" calcext:value-type="string">
            <text:p>LUCIANA FRANCISCA RAFAEL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ATENÇÃO À SAUD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92.35" calcext:value-type="float">
            <text:p>3.292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99-4</text:p>
          </table:table-cell>
          <table:table-cell table:style-name="ce5" office:value-type="string" calcext:value-type="string">
            <text:p>LUCIANA GURGEL MACHAD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121.64" calcext:value-type="float">
            <text:p>-5.121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30.5" calcext:value-type="float">
            <text:p>-6.030,50 </text:p>
          </table:table-cell>
          <table:table-cell table:style-name="ce10" office:value-type="float" office:value="19369.3" calcext:value-type="float">
            <text:p>19.369,3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87-8</text:p>
          </table:table-cell>
          <table:table-cell table:style-name="ce5" office:value-type="string" calcext:value-type="string">
            <text:p>LUCIANE DOS SANTOS STEMBACK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350.21" calcext:value-type="float">
            <text:p>350,21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12.24" calcext:value-type="float">
            <text:p>25.312,24 </text:p>
          </table:table-cell>
          <table:table-cell table:style-name="ce10" office:value-type="float" office:value="-3146.5" calcext:value-type="float">
            <text:p>-3.146,50 </text:p>
          </table:table-cell>
          <table:table-cell table:style-name="ce10" office:value-type="float" office:value="-4816.47" calcext:value-type="float">
            <text:p>-4.816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62.97" calcext:value-type="float">
            <text:p>-7.962,97 </text:p>
          </table:table-cell>
          <table:table-cell table:style-name="ce10" office:value-type="float" office:value="17349.27" calcext:value-type="float">
            <text:p>17.349,2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96-7</text:p>
          </table:table-cell>
          <table:table-cell table:style-name="ce5" office:value-type="string" calcext:value-type="string">
            <text:p>LUCIANO AIELLO PINHEIRO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905.4" calcext:value-type="float">
            <text:p>15.905,40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2629.82" calcext:value-type="float">
            <text:p>-2.629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20.92" calcext:value-type="float">
            <text:p>-4.320,92 </text:p>
          </table:table-cell>
          <table:table-cell table:style-name="ce10" office:value-type="float" office:value="11584.48" calcext:value-type="float">
            <text:p>11.584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21-9</text:p>
          </table:table-cell>
          <table:table-cell table:style-name="ce5" office:value-type="string" calcext:value-type="string">
            <text:p>LUCIANO ALVES DE SOUZ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8054.65" calcext:value-type="float">
            <text:p>18.054,6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11.15" calcext:value-type="float">
            <text:p>-2.911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6.12" calcext:value-type="float">
            <text:p>-4.606,12 </text:p>
          </table:table-cell>
          <table:table-cell table:style-name="ce10" office:value-type="float" office:value="13448.53" calcext:value-type="float">
            <text:p>13.448,5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45-5</text:p>
          </table:table-cell>
          <table:table-cell table:style-name="ce5" office:value-type="string" calcext:value-type="string">
            <text:p>LUCIANO APARICIO DE ALMEID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546.15" calcext:value-type="float">
            <text:p>16.546,1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00.69" calcext:value-type="float">
            <text:p>-2.700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95.66" calcext:value-type="float">
            <text:p>-4.395,66 </text:p>
          </table:table-cell>
          <table:table-cell table:style-name="ce10" office:value-type="float" office:value="12150.49" calcext:value-type="float">
            <text:p>12.150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44-8</text:p>
          </table:table-cell>
          <table:table-cell table:style-name="ce5" office:value-type="string" calcext:value-type="string">
            <text:p>LUCIANO FERREIRA VI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SUPORTE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56.99" calcext:value-type="float">
            <text:p>1.556,99 </text:p>
          </table:table-cell>
          <table:table-cell table:style-name="ce10" office:value-type="float" office:value="7132.51" calcext:value-type="float">
            <text:p>7.132,51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286.22" calcext:value-type="float">
            <text:p>-286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85.61" calcext:value-type="float">
            <text:p>-885,61 </text:p>
          </table:table-cell>
          <table:table-cell table:style-name="ce10" office:value-type="float" office:value="6246.9" calcext:value-type="float">
            <text:p>6.246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27-0</text:p>
          </table:table-cell>
          <table:table-cell table:style-name="ce5" office:value-type="string" calcext:value-type="string">
            <text:p>LUCIENE COELHO MONT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4674.94" calcext:value-type="float">
            <text:p>14.674,94 </text:p>
          </table:table-cell>
          <table:table-cell table:style-name="ce10" office:value-type="float" office:value="88.68" calcext:value-type="float">
            <text:p>88,68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23.24" calcext:value-type="float">
            <text:p>19.123,24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3516.86" calcext:value-type="float">
            <text:p>-3.516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00.22" calcext:value-type="float">
            <text:p>-5.200,22 </text:p>
          </table:table-cell>
          <table:table-cell table:style-name="ce10" office:value-type="float" office:value="13923.02" calcext:value-type="float">
            <text:p>13.923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7-3</text:p>
          </table:table-cell>
          <table:table-cell table:style-name="ce5" office:value-type="string" calcext:value-type="string">
            <text:p>LUCIENE TEIXEIRA DA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CERVO ARQUIVÍST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39-4</text:p>
          </table:table-cell>
          <table:table-cell table:style-name="ce5" office:value-type="string" calcext:value-type="string">
            <text:p>LUCIENNE FLÁVIA MO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986.48" calcext:value-type="float">
            <text:p>-2.986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81.45" calcext:value-type="float">
            <text:p>-4.681,45 </text:p>
          </table:table-cell>
          <table:table-cell table:style-name="ce10" office:value-type="float" office:value="12714.34" calcext:value-type="float">
            <text:p>12.714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38-1</text:p>
          </table:table-cell>
          <table:table-cell table:style-name="ce5" office:value-type="string" calcext:value-type="string">
            <text:p>LUCILENE DE LIMA BASTOS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99.8" calcext:value-type="float">
            <text:p>25.399,8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804.3" calcext:value-type="float">
            <text:p>-4.804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93.01" calcext:value-type="float">
            <text:p>-7.893,01 </text:p>
          </table:table-cell>
          <table:table-cell table:style-name="ce10" office:value-type="float" office:value="17506.79" calcext:value-type="float">
            <text:p>17.506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08-4</text:p>
          </table:table-cell>
          <table:table-cell table:style-name="ce5" office:value-type="string" calcext:value-type="string">
            <text:p>LUCIMAR FERNANDES CARNEIR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DESENVOLVIMENTO DE PESSOAL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613.19" calcext:value-type="float">
            <text:p>24.613,1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587.98" calcext:value-type="float">
            <text:p>-4.587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76.69" calcext:value-type="float">
            <text:p>-7.676,69 </text:p>
          </table:table-cell>
          <table:table-cell table:style-name="ce10" office:value-type="float" office:value="16936.5" calcext:value-type="float">
            <text:p>16.936,5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5-1</text:p>
          </table:table-cell>
          <table:table-cell table:style-name="ce5" office:value-type="string" calcext:value-type="string">
            <text:p>LUDMILLA DE BRAGA E VI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VALIAÇÃO E CONTROLE</text:p>
          </table:table-cell>
          <table:table-cell table:style-name="ce10" office:value-type="float" office:value="13474.27" calcext:value-type="float">
            <text:p>13.474,2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867.38" calcext:value-type="float">
            <text:p>14.867,3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95.53" calcext:value-type="float">
            <text:p>-2.395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04.39" calcext:value-type="float">
            <text:p>-3.304,39 </text:p>
          </table:table-cell>
          <table:table-cell table:style-name="ce10" office:value-type="float" office:value="11562.99" calcext:value-type="float">
            <text:p>11.562,9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08-2</text:p>
          </table:table-cell>
          <table:table-cell table:style-name="ce5" office:value-type="string" calcext:value-type="string">
            <text:p>LUIS CARLOS LOPES DE BARR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68.83" calcext:value-type="float">
            <text:p>1.468,83 </text:p>
          </table:table-cell>
          <table:table-cell table:style-name="ce10" office:value-type="float" office:value="3857.87" calcext:value-type="float">
            <text:p>3.857,8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857.87" calcext:value-type="float">
            <text:p>3.857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14-1</text:p>
          </table:table-cell>
          <table:table-cell table:style-name="ce5" office:value-type="string" calcext:value-type="string">
            <text:p>LUIS NILO JORGE FREIR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3196.65" calcext:value-type="float">
            <text:p>3.196,65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489.98" calcext:value-type="float">
            <text:p>6.489,98 </text:p>
          </table:table-cell>
          <table:table-cell table:style-name="ce10" office:value-type="float" office:value="2197.88" calcext:value-type="float">
            <text:p>2.197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817.72" calcext:value-type="float">
            <text:p>29.817,72 </text:p>
          </table:table-cell>
          <table:table-cell table:style-name="ce10" office:value-type="float" office:value="-2197.88" calcext:value-type="float">
            <text:p>-2.197,88 </text:p>
          </table:table-cell>
          <table:table-cell table:style-name="ce10" office:value-type="float" office:value="-5420.34" calcext:value-type="float">
            <text:p>-5.420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18.22" calcext:value-type="float">
            <text:p>-7.618,22 </text:p>
          </table:table-cell>
          <table:table-cell table:style-name="ce10" office:value-type="float" office:value="22199.5" calcext:value-type="float">
            <text:p>22.199,5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11-1</text:p>
          </table:table-cell>
          <table:table-cell table:style-name="ce5" office:value-type="string" calcext:value-type="string">
            <text:p>LUIS OTAVIO SCHALCHER DE ALMEID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350.21" calcext:value-type="float">
            <text:p>350,21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55.97" calcext:value-type="float">
            <text:p>27.255,97 </text:p>
          </table:table-cell>
          <table:table-cell table:style-name="ce10" office:value-type="float" office:value="-3146.5" calcext:value-type="float">
            <text:p>-3.146,50 </text:p>
          </table:table-cell>
          <table:table-cell table:style-name="ce10" office:value-type="float" office:value="-4061.62" calcext:value-type="float">
            <text:p>-4.061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208.12" calcext:value-type="float">
            <text:p>-7.208,12 </text:p>
          </table:table-cell>
          <table:table-cell table:style-name="ce10" office:value-type="float" office:value="20047.85" calcext:value-type="float">
            <text:p>20.047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52-6</text:p>
          </table:table-cell>
          <table:table-cell table:style-name="ce5" office:value-type="string" calcext:value-type="string">
            <text:p>LUIS SERGIO RODRIGUES MARTIN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LICITAÇÕE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733.97" calcext:value-type="float">
            <text:p>14.733,97 </text:p>
          </table:table-cell>
          <table:table-cell table:style-name="ce10" office:value-type="float" office:value="-1714.46" calcext:value-type="float">
            <text:p>-1.714,46 </text:p>
          </table:table-cell>
          <table:table-cell table:style-name="ce10" office:value-type="float" office:value="-2301.26" calcext:value-type="float">
            <text:p>-2.301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15.72" calcext:value-type="float">
            <text:p>-4.015,72 </text:p>
          </table:table-cell>
          <table:table-cell table:style-name="ce10" office:value-type="float" office:value="10718.25" calcext:value-type="float">
            <text:p>10.71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8-2</text:p>
          </table:table-cell>
          <table:table-cell table:style-name="ce5" office:value-type="string" calcext:value-type="string">
            <text:p>LUIZ ANTONIO DE OLIVEI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4808.36" calcext:value-type="float">
            <text:p>14.808,36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30.32" calcext:value-type="float">
            <text:p>1.530,32 </text:p>
          </table:table-cell>
          <table:table-cell table:style-name="ce10" office:value-type="float" office:value="18973.81" calcext:value-type="float">
            <text:p>18.973,81 </text:p>
          </table:table-cell>
          <table:table-cell table:style-name="ce10" office:value-type="float" office:value="-1824.51" calcext:value-type="float">
            <text:p>-1.824,51 </text:p>
          </table:table-cell>
          <table:table-cell table:style-name="ce10" office:value-type="float" office:value="-3235.04" calcext:value-type="float">
            <text:p>-3.235,0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59.55" calcext:value-type="float">
            <text:p>-5.059,55 </text:p>
          </table:table-cell>
          <table:table-cell table:style-name="ce10" office:value-type="float" office:value="13914.26" calcext:value-type="float">
            <text:p>13.914,2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3-7</text:p>
          </table:table-cell>
          <table:table-cell table:style-name="ce5" office:value-type="string" calcext:value-type="string">
            <text:p>LUIZ FABIANO MAFRA NEGREIR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RELAÇÕES INSTITUCIONAI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79-6</text:p>
          </table:table-cell>
          <table:table-cell table:style-name="ce5" office:value-type="string" calcext:value-type="string">
            <text:p>LUIZ FABIO COSTA GONÇALV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78.75" calcext:value-type="float">
            <text:p>478,75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8746.46" calcext:value-type="float">
            <text:p>18.746,46 </text:p>
          </table:table-cell>
          <table:table-cell table:style-name="ce10" office:value-type="float" office:value="-2005.02" calcext:value-type="float">
            <text:p>-2.005,02 </text:p>
          </table:table-cell>
          <table:table-cell table:style-name="ce10" office:value-type="float" office:value="-3224.69" calcext:value-type="float">
            <text:p>-3.224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29.71" calcext:value-type="float">
            <text:p>-5.229,71 </text:p>
          </table:table-cell>
          <table:table-cell table:style-name="ce10" office:value-type="float" office:value="13516.75" calcext:value-type="float">
            <text:p>13.516,7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71-6</text:p>
          </table:table-cell>
          <table:table-cell table:style-name="ce5" office:value-type="string" calcext:value-type="string">
            <text:p>LUIZ FERNANDO SANTOS SO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216.35" calcext:value-type="float">
            <text:p>13.216,3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328.28" calcext:value-type="float">
            <text:p>3.328,2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37.74" calcext:value-type="float">
            <text:p>17.937,74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780.63" calcext:value-type="float">
            <text:p>-3.780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56.25" calcext:value-type="float">
            <text:p>-5.456,25 </text:p>
          </table:table-cell>
          <table:table-cell table:style-name="ce10" office:value-type="float" office:value="12481.49" calcext:value-type="float">
            <text:p>12.481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2-7</text:p>
          </table:table-cell>
          <table:table-cell table:style-name="ce5" office:value-type="string" calcext:value-type="string">
            <text:p>LUIZ GERSON GOM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40-4</text:p>
          </table:table-cell>
          <table:table-cell table:style-name="ce5" office:value-type="string" calcext:value-type="string">
            <text:p>LUIZ JEAN CASTRO XIDIS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DEPARTAMENTO DE ATENÇÃO À SAUDE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470.58" calcext:value-type="float">
            <text:p>32.470,5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6725.1" calcext:value-type="float">
            <text:p>-6.725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33.96" calcext:value-type="float">
            <text:p>-7.633,96 </text:p>
          </table:table-cell>
          <table:table-cell table:style-name="ce10" office:value-type="float" office:value="24836.62" calcext:value-type="float">
            <text:p>24.836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93-9</text:p>
          </table:table-cell>
          <table:table-cell table:style-name="ce5" office:value-type="string" calcext:value-type="string">
            <text:p>LUIZ PHILIPPE DA COSTA 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945.02" calcext:value-type="float">
            <text:p>945,02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444.83" calcext:value-type="float">
            <text:p>17.444,83 </text:p>
          </table:table-cell>
          <table:table-cell table:style-name="ce10" office:value-type="float" office:value="-1900.12" calcext:value-type="float">
            <text:p>-1.900,12 </text:p>
          </table:table-cell>
          <table:table-cell table:style-name="ce10" office:value-type="float" office:value="-3081.92" calcext:value-type="float">
            <text:p>-3.081,9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82.04" calcext:value-type="float">
            <text:p>-4.982,04 </text:p>
          </table:table-cell>
          <table:table-cell table:style-name="ce10" office:value-type="float" office:value="12462.79" calcext:value-type="float">
            <text:p>12.462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2-1</text:p>
          </table:table-cell>
          <table:table-cell table:style-name="ce5" office:value-type="string" calcext:value-type="string">
            <text:p>LUIZA MARIA MENEZES MO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E SUBPROCURADOR-GERAL DE JUSTIÇA MILITAR ANTONIO PEREIRA DUARTE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63.76" calcext:value-type="float">
            <text:p>1.463,76 </text:p>
          </table:table-cell>
          <table:table-cell table:style-name="ce10" office:value-type="float" office:value="5353.62" calcext:value-type="float">
            <text:p>5.353,6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70.71" calcext:value-type="float">
            <text:p>4.870,7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56-3</text:p>
          </table:table-cell>
          <table:table-cell table:style-name="ce5" office:value-type="string" calcext:value-type="string">
            <text:p>MAGDA NIEMAYER GARCI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606.13" calcext:value-type="float">
            <text:p>20.606,13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770.37" calcext:value-type="float">
            <text:p>-3.770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45.99" calcext:value-type="float">
            <text:p>-5.445,99 </text:p>
          </table:table-cell>
          <table:table-cell table:style-name="ce10" office:value-type="float" office:value="15160.14" calcext:value-type="float">
            <text:p>15.160,1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911-3</text:p>
          </table:table-cell>
          <table:table-cell table:style-name="ce5" office:value-type="string" calcext:value-type="string">
            <text:p>MAGNO LUIZ PEREIRA BAS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2061.36" calcext:value-type="float">
            <text:p>-2.061,36 </text:p>
          </table:table-cell>
          <table:table-cell table:style-name="ce10" office:value-type="float" office:value="-3327.55" calcext:value-type="float">
            <text:p>-3.327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88.91" calcext:value-type="float">
            <text:p>-5.388,91 </text:p>
          </table:table-cell>
          <table:table-cell table:style-name="ce10" office:value-type="float" office:value="11537.8" calcext:value-type="float">
            <text:p>11.537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72-0</text:p>
          </table:table-cell>
          <table:table-cell table:style-name="ce5" office:value-type="string" calcext:value-type="string">
            <text:p>MAIQUEL CESAR REI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ATENÇÃO À SAUDE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80.14" calcext:value-type="float">
            <text:p>-2.980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89" calcext:value-type="float">
            <text:p>-3.889,00 </text:p>
          </table:table-cell>
          <table:table-cell table:style-name="ce10" office:value-type="float" office:value="13373.38" calcext:value-type="float">
            <text:p>13.373,3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33-3</text:p>
          </table:table-cell>
          <table:table-cell table:style-name="ce5" office:value-type="string" calcext:value-type="string">
            <text:p>MAIRA PEREIRA VASCONCELO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MARCELO WEITZEL RABELLO DE SOUZ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57-9</text:p>
          </table:table-cell>
          <table:table-cell table:style-name="ce5" office:value-type="string" calcext:value-type="string">
            <text:p>MARA LÚCIA ANDRADE BARAÚNA</text:p>
          </table:table-cell>
          <table:table-cell table:style-name="ce5" office:value-type="string" calcext:value-type="string">
            <text:p>ANALISTA DO MPU/BIBLIOTECONOMIA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75.1" calcext:value-type="float">
            <text:p>175,10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117.6" calcext:value-type="float">
            <text:p>3.117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355.49" calcext:value-type="float">
            <text:p>26.355,49 </text:p>
          </table:table-cell>
          <table:table-cell table:style-name="ce10" office:value-type="float" office:value="-3117.6" calcext:value-type="float">
            <text:p>-3.117,60 </text:p>
          </table:table-cell>
          <table:table-cell table:style-name="ce10" office:value-type="float" office:value="-5111.31" calcext:value-type="float">
            <text:p>-5.111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28.91" calcext:value-type="float">
            <text:p>-8.228,91 </text:p>
          </table:table-cell>
          <table:table-cell table:style-name="ce10" office:value-type="float" office:value="18126.58" calcext:value-type="float">
            <text:p>18.126,5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2-2</text:p>
          </table:table-cell>
          <table:table-cell table:style-name="ce5" office:value-type="string" calcext:value-type="string">
            <text:p>MARCELO CAPISTRANO BRILHANTE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3420.76" calcext:value-type="float">
            <text:p>23.420,76 </text:p>
          </table:table-cell>
          <table:table-cell table:style-name="ce10" office:value-type="float" office:value="2140.85" calcext:value-type="float">
            <text:p>2.140,85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578.81" calcext:value-type="float">
            <text:p>30.578,81 </text:p>
          </table:table-cell>
          <table:table-cell table:style-name="ce10" office:value-type="float" office:value="-3333.61" calcext:value-type="float">
            <text:p>-3.333,61 </text:p>
          </table:table-cell>
          <table:table-cell table:style-name="ce10" office:value-type="float" office:value="-6056.91" calcext:value-type="float">
            <text:p>-6.056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390.52" calcext:value-type="float">
            <text:p>-9.390,52 </text:p>
          </table:table-cell>
          <table:table-cell table:style-name="ce10" office:value-type="float" office:value="21188.29" calcext:value-type="float">
            <text:p>21.188,2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98-4</text:p>
          </table:table-cell>
          <table:table-cell table:style-name="ce5" office:value-type="string" calcext:value-type="string">
            <text:p>MARCELO CRISTIANO DE ARAÚJO BERNAR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LMOXARIFAD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631.44" calcext:value-type="float">
            <text:p>631,44 </text:p>
          </table:table-cell>
          <table:table-cell table:style-name="ce10" office:value-type="float" office:value="2528.41" calcext:value-type="float">
            <text:p>2.528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698.85" calcext:value-type="float">
            <text:p>5.698,8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726.08" calcext:value-type="float">
            <text:p>23.726,08 </text:p>
          </table:table-cell>
          <table:table-cell table:style-name="ce10" office:value-type="float" office:value="-1916.96" calcext:value-type="float">
            <text:p>-1.916,96 </text:p>
          </table:table-cell>
          <table:table-cell table:style-name="ce10" office:value-type="float" office:value="-3918.66" calcext:value-type="float">
            <text:p>-3.918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35.62" calcext:value-type="float">
            <text:p>-5.835,62 </text:p>
          </table:table-cell>
          <table:table-cell table:style-name="ce10" office:value-type="float" office:value="17890.46" calcext:value-type="float">
            <text:p>17.890,4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6-5</text:p>
          </table:table-cell>
          <table:table-cell table:style-name="ce5" office:value-type="string" calcext:value-type="string">
            <text:p>MARCELO DA SILVA LIM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09.18" calcext:value-type="float">
            <text:p>-2.709,1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04.15" calcext:value-type="float">
            <text:p>-4.404,15 </text:p>
          </table:table-cell>
          <table:table-cell table:style-name="ce10" office:value-type="float" office:value="12362.47" calcext:value-type="float">
            <text:p>12.362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85-1</text:p>
          </table:table-cell>
          <table:table-cell table:style-name="ce5" office:value-type="string" calcext:value-type="string">
            <text:p>MARCELO JOSÉ CARRIL PINHEIRO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DIFUSÃO DO CONHECIMENTO E CONFORMIDADE</text:p>
          </table:table-cell>
          <table:table-cell table:style-name="ce10" office:value-type="float" office:value="24296.3" calcext:value-type="float">
            <text:p>24.296,30 </text:p>
          </table:table-cell>
          <table:table-cell table:style-name="ce10" office:value-type="float" office:value="175.1" calcext:value-type="float">
            <text:p>175,1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196.03" calcext:value-type="float">
            <text:p>27.196,03 </text:p>
          </table:table-cell>
          <table:table-cell table:style-name="ce10" office:value-type="float" office:value="-3379.1" calcext:value-type="float">
            <text:p>-3.379,10 </text:p>
          </table:table-cell>
          <table:table-cell table:style-name="ce10" office:value-type="float" office:value="-5602.09" calcext:value-type="float">
            <text:p>-5.602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981.19" calcext:value-type="float">
            <text:p>-8.981,19 </text:p>
          </table:table-cell>
          <table:table-cell table:style-name="ce10" office:value-type="float" office:value="18214.84" calcext:value-type="float">
            <text:p>18.214,8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86-3</text:p>
          </table:table-cell>
          <table:table-cell table:style-name="ce5" office:value-type="string" calcext:value-type="string">
            <text:p>MARCELO KAISER GUIMARÃ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SSESSORIA JURÍDICA DO PROCURADOR-GERAL</text:p>
          </table:table-cell>
          <table:table-cell table:style-name="ce10" office:value-type="float" office:value="21450.8" calcext:value-type="float">
            <text:p>21.450,8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8313.37" calcext:value-type="float">
            <text:p>8.313,3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157.28" calcext:value-type="float">
            <text:p>31.157,2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6535.7" calcext:value-type="float">
            <text:p>-6.535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44.56" calcext:value-type="float">
            <text:p>-7.444,56 </text:p>
          </table:table-cell>
          <table:table-cell table:style-name="ce10" office:value-type="float" office:value="23712.72" calcext:value-type="float">
            <text:p>23.712,7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15-2</text:p>
          </table:table-cell>
          <table:table-cell table:style-name="ce5" office:value-type="string" calcext:value-type="string">
            <text:p>MARCELO PEREIRA REI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79.11" calcext:value-type="float">
            <text:p>15.879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35.2" calcext:value-type="float">
            <text:p>-2.635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4.06" calcext:value-type="float">
            <text:p>-3.544,06 </text:p>
          </table:table-cell>
          <table:table-cell table:style-name="ce10" office:value-type="float" office:value="12335.05" calcext:value-type="float">
            <text:p>12.335,0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4-8</text:p>
          </table:table-cell>
          <table:table-cell table:style-name="ce5" office:value-type="string" calcext:value-type="string">
            <text:p>MARCELO RICARDO SILVA DE ALMEID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83-6</text:p>
          </table:table-cell>
          <table:table-cell table:style-name="ce5" office:value-type="string" calcext:value-type="string">
            <text:p>MARCIA AMALIA MONTEIRO RODRIGUES RUA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06.57" calcext:value-type="float">
            <text:p>1.706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718.7" calcext:value-type="float">
            <text:p>17.718,70 </text:p>
          </table:table-cell>
          <table:table-cell table:style-name="ce10" office:value-type="float" office:value="-1706.57" calcext:value-type="float">
            <text:p>-1.706,57 </text:p>
          </table:table-cell>
          <table:table-cell table:style-name="ce10" office:value-type="float" office:value="-3124.23" calcext:value-type="float">
            <text:p>-3.124,2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30.8" calcext:value-type="float">
            <text:p>-4.830,80 </text:p>
          </table:table-cell>
          <table:table-cell table:style-name="ce10" office:value-type="float" office:value="12887.9" calcext:value-type="float">
            <text:p>12.887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29-0</text:p>
          </table:table-cell>
          <table:table-cell table:style-name="ce5" office:value-type="string" calcext:value-type="string">
            <text:p>MÁRCIA COSTA XAVI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867.38" calcext:value-type="float">
            <text:p>14.867,38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331.89" calcext:value-type="float">
            <text:p>-2.331,8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68.36" calcext:value-type="float">
            <text:p>-4.068,36 </text:p>
          </table:table-cell>
          <table:table-cell table:style-name="ce10" office:value-type="float" office:value="10799.02" calcext:value-type="float">
            <text:p>10.799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08-4</text:p>
          </table:table-cell>
          <table:table-cell table:style-name="ce5" office:value-type="string" calcext:value-type="string">
            <text:p>MARCIA CRISTINA BELTRAO DA SILVA TRAVASS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35.56" calcext:value-type="float">
            <text:p>5.035,5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802.18" calcext:value-type="float">
            <text:p>21.802,1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95.16" calcext:value-type="float">
            <text:p>-3.295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04.02" calcext:value-type="float">
            <text:p>-4.204,02 </text:p>
          </table:table-cell>
          <table:table-cell table:style-name="ce10" office:value-type="float" office:value="17598.16" calcext:value-type="float">
            <text:p>17.598,1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33-5</text:p>
          </table:table-cell>
          <table:table-cell table:style-name="ce5" office:value-type="string" calcext:value-type="string">
            <text:p>MÁRCIO ALBERTO HOZAN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4.86" calcext:value-type="float">
            <text:p>104,86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4.84" calcext:value-type="float">
            <text:p>16.924,84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2906.98" calcext:value-type="float">
            <text:p>-2.906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9.68" calcext:value-type="float">
            <text:p>-4.609,68 </text:p>
          </table:table-cell>
          <table:table-cell table:style-name="ce10" office:value-type="float" office:value="12315.16" calcext:value-type="float">
            <text:p>12.315,1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86-3</text:p>
          </table:table-cell>
          <table:table-cell table:style-name="ce5" office:value-type="string" calcext:value-type="string">
            <text:p>MARCIO AUGUSTO DA SILVA CALD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048.93" calcext:value-type="float">
            <text:p>17.048,93 </text:p>
          </table:table-cell>
          <table:table-cell table:style-name="ce10" office:value-type="float" office:value="-1644.67" calcext:value-type="float">
            <text:p>-1.644,67 </text:p>
          </table:table-cell>
          <table:table-cell table:style-name="ce10" office:value-type="float" office:value="-2852.79" calcext:value-type="float">
            <text:p>-2.852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97.46" calcext:value-type="float">
            <text:p>-4.497,46 </text:p>
          </table:table-cell>
          <table:table-cell table:style-name="ce10" office:value-type="float" office:value="12551.47" calcext:value-type="float">
            <text:p>12.551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91-2</text:p>
          </table:table-cell>
          <table:table-cell table:style-name="ce5" office:value-type="string" calcext:value-type="string">
            <text:p>MARCIO BATISTA ALV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98.7" calcext:value-type="float">
            <text:p>-2.798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4.32" calcext:value-type="float">
            <text:p>-4.474,32 </text:p>
          </table:table-cell>
          <table:table-cell table:style-name="ce10" office:value-type="float" office:value="12788.06" calcext:value-type="float">
            <text:p>12.788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12-0</text:p>
          </table:table-cell>
          <table:table-cell table:style-name="ce5" office:value-type="string" calcext:value-type="string">
            <text:p>MÁRCIO DE MOURA PEREIR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741.09" calcext:value-type="float">
            <text:p>13.741,09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302.96" calcext:value-type="float">
            <text:p>18.302,96 </text:p>
          </table:table-cell>
          <table:table-cell table:style-name="ce10" office:value-type="float" office:value="-1754.08" calcext:value-type="float">
            <text:p>-1.754,08 </text:p>
          </table:table-cell>
          <table:table-cell table:style-name="ce10" office:value-type="float" office:value="-3219.69" calcext:value-type="float">
            <text:p>-3.219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73.77" calcext:value-type="float">
            <text:p>-4.973,77 </text:p>
          </table:table-cell>
          <table:table-cell table:style-name="ce10" office:value-type="float" office:value="13329.19" calcext:value-type="float">
            <text:p>13.329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881-8</text:p>
          </table:table-cell>
          <table:table-cell table:style-name="ce5" office:value-type="string" calcext:value-type="string">
            <text:p>MARCIO JOSE MARQ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80.49" calcext:value-type="float">
            <text:p>1.780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686.32" calcext:value-type="float">
            <text:p>1.686,32 </text:p>
          </table:table-cell>
          <table:table-cell table:style-name="ce10" office:value-type="float" office:value="22966.52" calcext:value-type="float">
            <text:p>22.966,52 </text:p>
          </table:table-cell>
          <table:table-cell table:style-name="ce10" office:value-type="float" office:value="-1780.49" calcext:value-type="float">
            <text:p>-1.780,49 </text:p>
          </table:table-cell>
          <table:table-cell table:style-name="ce10" office:value-type="float" office:value="-4466.42" calcext:value-type="float">
            <text:p>-4.466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46.91" calcext:value-type="float">
            <text:p>-6.246,91 </text:p>
          </table:table-cell>
          <table:table-cell table:style-name="ce10" office:value-type="float" office:value="16719.61" calcext:value-type="float">
            <text:p>16.719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37-3</text:p>
          </table:table-cell>
          <table:table-cell table:style-name="ce5" office:value-type="string" calcext:value-type="string">
            <text:p>MARCIO NEVES DE ALMEID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APOIO LOGÍST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61.88" calcext:value-type="float">
            <text:p>561,8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844.85" calcext:value-type="float">
            <text:p>5.844,85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74.6" calcext:value-type="float">
            <text:p>-174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0.2" calcext:value-type="float">
            <text:p>-540,20 </text:p>
          </table:table-cell>
          <table:table-cell table:style-name="ce10" office:value-type="float" office:value="5304.65" calcext:value-type="float">
            <text:p>5.304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38-3</text:p>
          </table:table-cell>
          <table:table-cell table:style-name="ce5" office:value-type="string" calcext:value-type="string">
            <text:p>MARCIO RODRIGU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71.14" calcext:value-type="float">
            <text:p>5.071,1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44.48" calcext:value-type="float">
            <text:p>21.944,48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389.25" calcext:value-type="float">
            <text:p>-3.389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99.69" calcext:value-type="float">
            <text:p>-5.099,69 </text:p>
          </table:table-cell>
          <table:table-cell table:style-name="ce10" office:value-type="float" office:value="16844.79" calcext:value-type="float">
            <text:p>16.844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09-1</text:p>
          </table:table-cell>
          <table:table-cell table:style-name="ce5" office:value-type="string" calcext:value-type="string">
            <text:p>MARCIO VINICIUS DOS SANTOS SILV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11-3</text:p>
          </table:table-cell>
          <table:table-cell table:style-name="ce5" office:value-type="string" calcext:value-type="string">
            <text:p>MARCO ANTONIO CAMARGO GILIO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COMBATE À CORRUPÇÃO</text:p>
          </table:table-cell>
          <table:table-cell table:style-name="ce10" office:value-type="float" office:value="22234.56" calcext:value-type="float">
            <text:p>22.234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526.91" calcext:value-type="float">
            <text:p>25.526,91 </text:p>
          </table:table-cell>
          <table:table-cell table:style-name="ce10" office:value-type="float" office:value="-2785.3" calcext:value-type="float">
            <text:p>-2.785,30 </text:p>
          </table:table-cell>
          <table:table-cell table:style-name="ce10" office:value-type="float" office:value="-4817.43" calcext:value-type="float">
            <text:p>-4.817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02.73" calcext:value-type="float">
            <text:p>-7.602,73 </text:p>
          </table:table-cell>
          <table:table-cell table:style-name="ce10" office:value-type="float" office:value="17924.18" calcext:value-type="float">
            <text:p>17.924,1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78-9</text:p>
          </table:table-cell>
          <table:table-cell table:style-name="ce5" office:value-type="string" calcext:value-type="string">
            <text:p>MARCOS ANTONIO RIGOTT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423.6" calcext:value-type="float">
            <text:p>423,6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90.22" calcext:value-type="float">
            <text:p>17.190,22 </text:p>
          </table:table-cell>
          <table:table-cell table:style-name="ce10" office:value-type="float" office:value="-1762.34" calcext:value-type="float">
            <text:p>-1.762,34 </text:p>
          </table:table-cell>
          <table:table-cell table:style-name="ce10" office:value-type="float" office:value="-2859.28" calcext:value-type="float">
            <text:p>-2.85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21.62" calcext:value-type="float">
            <text:p>-4.621,62 </text:p>
          </table:table-cell>
          <table:table-cell table:style-name="ce10" office:value-type="float" office:value="12568.6" calcext:value-type="float">
            <text:p>12.568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8-8</text:p>
          </table:table-cell>
          <table:table-cell table:style-name="ce5" office:value-type="string" calcext:value-type="string">
            <text:p>MARCOS AUGUSTO DA SILVA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1616.08" calcext:value-type="float">
            <text:p>11.61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948.25" calcext:value-type="float">
            <text:p>948,25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288.96" calcext:value-type="float">
            <text:p>15.288,96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23.28" calcext:value-type="float">
            <text:p>-2.623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32.14" calcext:value-type="float">
            <text:p>-3.532,14 </text:p>
          </table:table-cell>
          <table:table-cell table:style-name="ce10" office:value-type="float" office:value="11756.82" calcext:value-type="float">
            <text:p>11.756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9-0</text:p>
          </table:table-cell>
          <table:table-cell table:style-name="ce5" office:value-type="string" calcext:value-type="string">
            <text:p>MARCOS MATEUS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40.81" calcext:value-type="float">
            <text:p>-2.940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49.67" calcext:value-type="float">
            <text:p>-3.849,67 </text:p>
          </table:table-cell>
          <table:table-cell table:style-name="ce10" office:value-type="float" office:value="12783.54" calcext:value-type="float">
            <text:p>12.783,5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4-5</text:p>
          </table:table-cell>
          <table:table-cell table:style-name="ce5" office:value-type="string" calcext:value-type="string">
            <text:p>MARCOS ROBERTO RIBEIR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1.16" calcext:value-type="float">
            <text:p>1.631,16 </text:p>
          </table:table-cell>
          <table:table-cell table:style-name="ce10" office:value-type="float" office:value="5521.02" calcext:value-type="float">
            <text:p>5.521,0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038.11" calcext:value-type="float">
            <text:p>5.038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29-5</text:p>
          </table:table-cell>
          <table:table-cell table:style-name="ce5" office:value-type="string" calcext:value-type="string">
            <text:p>MARCOS VALÉRIO BURLAMAQUE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35.1" calcext:value-type="float">
            <text:p>16.735,10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56.93" calcext:value-type="float">
            <text:p>-2.856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1.9" calcext:value-type="float">
            <text:p>-4.551,90 </text:p>
          </table:table-cell>
          <table:table-cell table:style-name="ce10" office:value-type="float" office:value="12183.2" calcext:value-type="float">
            <text:p>12.183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12-5</text:p>
          </table:table-cell>
          <table:table-cell table:style-name="ce5" office:value-type="string" calcext:value-type="string">
            <text:p>MARCUS VINICIUS CARDOS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LMOXARIFAD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345.49" calcext:value-type="float">
            <text:p>15.345,49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1707.22" calcext:value-type="float">
            <text:p>-1.707,2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344.15" calcext:value-type="float">
            <text:p>-3.344,15 </text:p>
          </table:table-cell>
          <table:table-cell table:style-name="ce10" office:value-type="float" office:value="12001.34" calcext:value-type="float">
            <text:p>12.001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32-6</text:p>
          </table:table-cell>
          <table:table-cell table:style-name="ce5" office:value-type="string" calcext:value-type="string">
            <text:p>MARCUS VINÍCIUS E BARROS SILVA</text:p>
          </table:table-cell>
          <table:table-cell table:style-name="ce5" office:value-type="string" calcext:value-type="string">
            <text:p>ANALISTA DO MPU/PERITO EM ENGENHARIA ELÉTRICA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21781.45" calcext:value-type="float">
            <text:p>21.781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073.8" calcext:value-type="float">
            <text:p>25.073,8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963.17" calcext:value-type="float">
            <text:p>-4.963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72.03" calcext:value-type="float">
            <text:p>-5.872,03 </text:p>
          </table:table-cell>
          <table:table-cell table:style-name="ce10" office:value-type="float" office:value="19201.77" calcext:value-type="float">
            <text:p>19.201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8-1</text:p>
          </table:table-cell>
          <table:table-cell table:style-name="ce5" office:value-type="string" calcext:value-type="string">
            <text:p>MARGARETE SILVANO DE SOUSA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60-0</text:p>
          </table:table-cell>
          <table:table-cell table:style-name="ce5" office:value-type="string" calcext:value-type="string">
            <text:p>MARGARETH DE SOUZA</text:p>
          </table:table-cell>
          <table:table-cell table:style-name="ce5" office:value-type="string" calcext:value-type="string">
            <text:p>ANALISTA DO MPU/BIBLIOTECONOMIA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175.1" calcext:value-type="float">
            <text:p>175,1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7281.59" calcext:value-type="float">
            <text:p>7.281,59 </text:p>
          </table:table-cell>
          <table:table-cell table:style-name="ce10" office:value-type="float" office:value="3117.6" calcext:value-type="float">
            <text:p>3.117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3637.08" calcext:value-type="float">
            <text:p>33.637,08 </text:p>
          </table:table-cell>
          <table:table-cell table:style-name="ce10" office:value-type="float" office:value="-3117.6" calcext:value-type="float">
            <text:p>-3.117,60 </text:p>
          </table:table-cell>
          <table:table-cell table:style-name="ce10" office:value-type="float" office:value="-6113.47" calcext:value-type="float">
            <text:p>-6.113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231.07" calcext:value-type="float">
            <text:p>-9.231,07 </text:p>
          </table:table-cell>
          <table:table-cell table:style-name="ce10" office:value-type="float" office:value="24406.01" calcext:value-type="float">
            <text:p>24.406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8-6</text:p>
          </table:table-cell>
          <table:table-cell table:style-name="ce5" office:value-type="string" calcext:value-type="string">
            <text:p>MARIA BEATRIZ DE ALBUQUERQUE D ANTONA ROCKENBACH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EPARTAMENTO DE DOCUMENTAÇÃO JURÍDIC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6160.67" calcext:value-type="float">
            <text:p>6.160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053.55" calcext:value-type="float">
            <text:p>2.053,5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9607.33" calcext:value-type="float">
            <text:p>9.607,33 </text:p>
          </table:table-cell>
          <table:table-cell table:style-name="ce10" office:value-type="float" office:value="-844.94" calcext:value-type="float">
            <text:p>-844,94 </text:p>
          </table:table-cell>
          <table:table-cell table:style-name="ce10" office:value-type="float" office:value="-610.82" calcext:value-type="float">
            <text:p>-610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55.76" calcext:value-type="float">
            <text:p>-1.455,76 </text:p>
          </table:table-cell>
          <table:table-cell table:style-name="ce10" office:value-type="float" office:value="8151.57" calcext:value-type="float">
            <text:p>8.151,5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1-6</text:p>
          </table:table-cell>
          <table:table-cell table:style-name="ce5" office:value-type="string" calcext:value-type="string">
            <text:p>MARIA CAROLINA MAZZEI DE FREITA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62.79" calcext:value-type="float">
            <text:p>23.062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213.76" calcext:value-type="float">
            <text:p>-4.213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02.47" calcext:value-type="float">
            <text:p>-7.302,47 </text:p>
          </table:table-cell>
          <table:table-cell table:style-name="ce10" office:value-type="float" office:value="15760.32" calcext:value-type="float">
            <text:p>15.760,3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86-4</text:p>
          </table:table-cell>
          <table:table-cell table:style-name="ce5" office:value-type="string" calcext:value-type="string">
            <text:p>MARIA EUGENIA ELOI LEITA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LUCIANO MOREIRA GORRILHAS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586.99" calcext:value-type="float">
            <text:p>586,9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849.46" calcext:value-type="float">
            <text:p>1.849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65.43" calcext:value-type="float">
            <text:p>19.565,43 </text:p>
          </table:table-cell>
          <table:table-cell table:style-name="ce10" office:value-type="float" office:value="-1849.46" calcext:value-type="float">
            <text:p>-1.849,46 </text:p>
          </table:table-cell>
          <table:table-cell table:style-name="ce10" office:value-type="float" office:value="-3693.05" calcext:value-type="float">
            <text:p>-3.69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42.51" calcext:value-type="float">
            <text:p>-5.542,51 </text:p>
          </table:table-cell>
          <table:table-cell table:style-name="ce10" office:value-type="float" office:value="14022.92" calcext:value-type="float">
            <text:p>14.022,9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1-1</text:p>
          </table:table-cell>
          <table:table-cell table:style-name="ce5" office:value-type="string" calcext:value-type="string">
            <text:p>MARIA FERNANDA DE MELO SANTOS TAVA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296.62" calcext:value-type="float">
            <text:p>1.296,6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579.59" calcext:value-type="float">
            <text:p>6.579,59 </text:p>
          </table:table-cell>
          <table:table-cell table:style-name="ce10" office:value-type="float" office:value="-462.84" calcext:value-type="float">
            <text:p>-462,84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0.15" calcext:value-type="float">
            <text:p>-580,15 </text:p>
          </table:table-cell>
          <table:table-cell table:style-name="ce10" office:value-type="float" office:value="5999.44" calcext:value-type="float">
            <text:p>5.999,4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4-1</text:p>
          </table:table-cell>
          <table:table-cell table:style-name="ce5" office:value-type="string" calcext:value-type="string">
            <text:p>MARIA GABRIELA LACERDA QUEIROZ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DIREITOS HUMANOS E DE DIREITO HUMANITÁRI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56.36" calcext:value-type="float">
            <text:p>1.556,36 </text:p>
          </table:table-cell>
          <table:table-cell table:style-name="ce10" office:value-type="float" office:value="5446.22" calcext:value-type="float">
            <text:p>5.446,2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963.31" calcext:value-type="float">
            <text:p>4.963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65-1</text:p>
          </table:table-cell>
          <table:table-cell table:style-name="ce5" office:value-type="string" calcext:value-type="string">
            <text:p>MARIA ISABEL SABOYA CHIARADIA MAULE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87.55" calcext:value-type="float">
            <text:p>87,5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268.46" calcext:value-type="float">
            <text:p>25.268,46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4764.21" calcext:value-type="float">
            <text:p>-4.764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67.37" calcext:value-type="float">
            <text:p>-7.867,37 </text:p>
          </table:table-cell>
          <table:table-cell table:style-name="ce10" office:value-type="float" office:value="17401.09" calcext:value-type="float">
            <text:p>17.401,0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77-9</text:p>
          </table:table-cell>
          <table:table-cell table:style-name="ce5" office:value-type="string" calcext:value-type="string">
            <text:p>MARIA IZADORA ALVIM ROCHA BITTAR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JURÍDIC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61.88" calcext:value-type="float">
            <text:p>-61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7.48" calcext:value-type="float">
            <text:p>-427,48 </text:p>
          </table:table-cell>
          <table:table-cell table:style-name="ce10" office:value-type="float" office:value="4855.49" calcext:value-type="float">
            <text:p>4.855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15-5</text:p>
          </table:table-cell>
          <table:table-cell table:style-name="ce5" office:value-type="string" calcext:value-type="string">
            <text:p>MARIA LUCIA COELHO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ORÇAMENTO E FINANÇAS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1840.94" calcext:value-type="float">
            <text:p>1.840,94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974.19" calcext:value-type="float">
            <text:p>1.974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314.93" calcext:value-type="float">
            <text:p>20.314,93 </text:p>
          </table:table-cell>
          <table:table-cell table:style-name="ce10" office:value-type="float" office:value="-1974.19" calcext:value-type="float">
            <text:p>-1.974,19 </text:p>
          </table:table-cell>
          <table:table-cell table:style-name="ce10" office:value-type="float" office:value="-3764.59" calcext:value-type="float">
            <text:p>-3.764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38.78" calcext:value-type="float">
            <text:p>-5.738,78 </text:p>
          </table:table-cell>
          <table:table-cell table:style-name="ce10" office:value-type="float" office:value="14576.15" calcext:value-type="float">
            <text:p>14.576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47-9</text:p>
          </table:table-cell>
          <table:table-cell table:style-name="ce5" office:value-type="string" calcext:value-type="string">
            <text:p>MARIA LUCIA DE SOUZA MOREIRA 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02.7" calcext:value-type="float">
            <text:p>1.702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522.68" calcext:value-type="float">
            <text:p>18.522,68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3346.38" calcext:value-type="float">
            <text:p>-3.346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9.08" calcext:value-type="float">
            <text:p>-5.049,08 </text:p>
          </table:table-cell>
          <table:table-cell table:style-name="ce10" office:value-type="float" office:value="13473.6" calcext:value-type="float">
            <text:p>13.473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54-7</text:p>
          </table:table-cell>
          <table:table-cell table:style-name="ce5" office:value-type="string" calcext:value-type="string">
            <text:p>MARIA ROSINEIDE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60.95" calcext:value-type="float">
            <text:p>260,95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489.47" calcext:value-type="float">
            <text:p>4.489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685.07" calcext:value-type="float">
            <text:p>20.685,07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3046.93" calcext:value-type="float">
            <text:p>-3.046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4.6" calcext:value-type="float">
            <text:p>-4.774,60 </text:p>
          </table:table-cell>
          <table:table-cell table:style-name="ce10" office:value-type="float" office:value="15910.47" calcext:value-type="float">
            <text:p>15.910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2-5</text:p>
          </table:table-cell>
          <table:table-cell table:style-name="ce5" office:value-type="string" calcext:value-type="string">
            <text:p>MARIANA LÍVIO CAVALCANTE CABRI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0781.67" calcext:value-type="float">
            <text:p>10.78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498.68" calcext:value-type="float">
            <text:p>1.498,68 </text:p>
          </table:table-cell>
          <table:table-cell table:style-name="ce10" office:value-type="float" office:value="13611.87" calcext:value-type="float">
            <text:p>13.611,8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055.02" calcext:value-type="float">
            <text:p>-2.055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63.88" calcext:value-type="float">
            <text:p>-2.963,88 </text:p>
          </table:table-cell>
          <table:table-cell table:style-name="ce10" office:value-type="float" office:value="10647.99" calcext:value-type="float">
            <text:p>10.647,9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5-6</text:p>
          </table:table-cell>
          <table:table-cell table:style-name="ce5" office:value-type="string" calcext:value-type="string">
            <text:p>MARIANA PEREIRA ALV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O GABINETE DA DIREÇÃO-GER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1.16" calcext:value-type="float">
            <text:p>1.631,16 </text:p>
          </table:table-cell>
          <table:table-cell table:style-name="ce10" office:value-type="float" office:value="5521.02" calcext:value-type="float">
            <text:p>5.521,0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038.11" calcext:value-type="float">
            <text:p>5.038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04-1</text:p>
          </table:table-cell>
          <table:table-cell table:style-name="ce5" office:value-type="string" calcext:value-type="string">
            <text:p>MARIANA SOBRAL ARRAIS BASTOS</text:p>
          </table:table-cell>
          <table:table-cell table:style-name="ce5" office:value-type="string" calcext:value-type="string">
            <text:p>ANALISTA DO MPU/ PERITO EM CONTABILIDADE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3163.64" calcext:value-type="float">
            <text:p>23.163,6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556.75" calcext:value-type="float">
            <text:p>24.556,7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119.79" calcext:value-type="float">
            <text:p>-5.119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28.65" calcext:value-type="float">
            <text:p>-6.028,65 </text:p>
          </table:table-cell>
          <table:table-cell table:style-name="ce10" office:value-type="float" office:value="18528.1" calcext:value-type="float">
            <text:p>18.528,1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27-1</text:p>
          </table:table-cell>
          <table:table-cell table:style-name="ce5" office:value-type="string" calcext:value-type="string">
            <text:p>MARIANGELA EGAS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412.24" calcext:value-type="float">
            <text:p>1.412,2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45.45" calcext:value-type="float">
            <text:p>18.045,45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222.59" calcext:value-type="float">
            <text:p>-3.222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98.21" calcext:value-type="float">
            <text:p>-4.898,21 </text:p>
          </table:table-cell>
          <table:table-cell table:style-name="ce10" office:value-type="float" office:value="13147.24" calcext:value-type="float">
            <text:p>13.147,2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79-5</text:p>
          </table:table-cell>
          <table:table-cell table:style-name="ce5" office:value-type="string" calcext:value-type="string">
            <text:p>MARIANNA SOARES NUN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RELAÇÕES INSTITUCIONAI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701.94" calcext:value-type="float">
            <text:p>-1.70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10.8" calcext:value-type="float">
            <text:p>-2.610,80 </text:p>
          </table:table-cell>
          <table:table-cell table:style-name="ce10" office:value-type="float" office:value="9138.23" calcext:value-type="float">
            <text:p>9.138,2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45-1</text:p>
          </table:table-cell>
          <table:table-cell table:style-name="ce5" office:value-type="string" calcext:value-type="string">
            <text:p>MARINA ALVES FERREIRA PORTELA CHEI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2449.3" calcext:value-type="float">
            <text:p>12.449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173.93" calcext:value-type="float">
            <text:p>15.173,9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06.6" calcext:value-type="float">
            <text:p>-2.506,6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15.46" calcext:value-type="float">
            <text:p>-3.415,46 </text:p>
          </table:table-cell>
          <table:table-cell table:style-name="ce10" office:value-type="float" office:value="11758.47" calcext:value-type="float">
            <text:p>11.758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28-5</text:p>
          </table:table-cell>
          <table:table-cell table:style-name="ce5" office:value-type="string" calcext:value-type="string">
            <text:p>MARINEIDE BATISTA E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LVADOR/B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39.93" calcext:value-type="float">
            <text:p>16.739,93 </text:p>
          </table:table-cell>
          <table:table-cell table:style-name="ce10" office:value-type="float" office:value="-1691.1" calcext:value-type="float">
            <text:p>-1.691,10 </text:p>
          </table:table-cell>
          <table:table-cell table:style-name="ce10" office:value-type="float" office:value="-2859.32" calcext:value-type="float">
            <text:p>-2.859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0.42" calcext:value-type="float">
            <text:p>-4.550,42 </text:p>
          </table:table-cell>
          <table:table-cell table:style-name="ce10" office:value-type="float" office:value="12189.51" calcext:value-type="float">
            <text:p>12.189,5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0-1</text:p>
          </table:table-cell>
          <table:table-cell table:style-name="ce5" office:value-type="string" calcext:value-type="string">
            <text:p>MARINELIA RIBEIRO BONFIM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ESPECIAL DO DGP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57-9</text:p>
          </table:table-cell>
          <table:table-cell table:style-name="ce5" office:value-type="string" calcext:value-type="string">
            <text:p>MARIO FELIX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3207.46" calcext:value-type="float">
            <text:p>13.207,4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94.97" calcext:value-type="float">
            <text:p>1.694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95.54" calcext:value-type="float">
            <text:p>16.295,54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683.91" calcext:value-type="float">
            <text:p>-2.683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78.88" calcext:value-type="float">
            <text:p>-4.378,88 </text:p>
          </table:table-cell>
          <table:table-cell table:style-name="ce10" office:value-type="float" office:value="11916.66" calcext:value-type="float">
            <text:p>11.916,6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4-6</text:p>
          </table:table-cell>
          <table:table-cell table:style-name="ce5" office:value-type="string" calcext:value-type="string">
            <text:p>MARISTELA GOME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GOVERNANÇA INSTITUCION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310.33" calcext:value-type="float">
            <text:p>12.310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23-9</text:p>
          </table:table-cell>
          <table:table-cell table:style-name="ce5" office:value-type="string" calcext:value-type="string">
            <text:p>MARLAN RODRIGUES PRIMO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422.47" calcext:value-type="float">
            <text:p>17.422,47 </text:p>
          </table:table-cell>
          <table:table-cell table:style-name="ce10" office:value-type="float" office:value="-1698.84" calcext:value-type="float">
            <text:p>-1.698,84 </text:p>
          </table:table-cell>
          <table:table-cell table:style-name="ce10" office:value-type="float" office:value="-3044.89" calcext:value-type="float">
            <text:p>-3.044,8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43.73" calcext:value-type="float">
            <text:p>-4.743,73 </text:p>
          </table:table-cell>
          <table:table-cell table:style-name="ce10" office:value-type="float" office:value="12678.74" calcext:value-type="float">
            <text:p>12.678,7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48-3</text:p>
          </table:table-cell>
          <table:table-cell table:style-name="ce5" office:value-type="string" calcext:value-type="string">
            <text:p>MARTA MARI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55.88" calcext:value-type="float">
            <text:p>17.555,88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2919.66" calcext:value-type="float">
            <text:p>-2.919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38.52" calcext:value-type="float">
            <text:p>-4.638,52 </text:p>
          </table:table-cell>
          <table:table-cell table:style-name="ce10" office:value-type="float" office:value="12917.36" calcext:value-type="float">
            <text:p>12.917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74-9</text:p>
          </table:table-cell>
          <table:table-cell table:style-name="ce5" office:value-type="string" calcext:value-type="string">
            <text:p>MATEUS DE FREITAS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118" calcext:value-type="float">
            <text:p>14.118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39.52" calcext:value-type="float">
            <text:p>18.039,5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379.68" calcext:value-type="float">
            <text:p>-3.37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88.54" calcext:value-type="float">
            <text:p>-4.288,54 </text:p>
          </table:table-cell>
          <table:table-cell table:style-name="ce10" office:value-type="float" office:value="13750.98" calcext:value-type="float">
            <text:p>13.750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54-3</text:p>
          </table:table-cell>
          <table:table-cell table:style-name="ce5" office:value-type="string" calcext:value-type="string">
            <text:p>MAURICIO DE OLIVEIRA AMBROSI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ESPECIAL DO DGP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24.72" calcext:value-type="float">
            <text:p>524,72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137.02" calcext:value-type="float">
            <text:p>16.137,02 </text:p>
          </table:table-cell>
          <table:table-cell table:style-name="ce10" office:value-type="float" office:value="-1953.64" calcext:value-type="float">
            <text:p>-1.953,64 </text:p>
          </table:table-cell>
          <table:table-cell table:style-name="ce10" office:value-type="float" office:value="-3022.41" calcext:value-type="float">
            <text:p>-3.022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76.05" calcext:value-type="float">
            <text:p>-4.976,05 </text:p>
          </table:table-cell>
          <table:table-cell table:style-name="ce10" office:value-type="float" office:value="11160.97" calcext:value-type="float">
            <text:p>11.160,9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5-5</text:p>
          </table:table-cell>
          <table:table-cell table:style-name="ce5" office:value-type="string" calcext:value-type="string">
            <text:p>MAURÍCIO GOMES MARTIN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36.18" calcext:value-type="float">
            <text:p>1.036,1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42.62" calcext:value-type="float">
            <text:p>16.842,6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75.41" calcext:value-type="float">
            <text:p>-2.975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84.27" calcext:value-type="float">
            <text:p>-3.884,27 </text:p>
          </table:table-cell>
          <table:table-cell table:style-name="ce10" office:value-type="float" office:value="12958.35" calcext:value-type="float">
            <text:p>12.958,3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6-7</text:p>
          </table:table-cell>
          <table:table-cell table:style-name="ce5" office:value-type="string" calcext:value-type="string">
            <text:p>MAURICIO OLIVEIRA DOS SANT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686.88" calcext:value-type="float">
            <text:p>26.686,88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210.39" calcext:value-type="float">
            <text:p>-5.210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99.1" calcext:value-type="float">
            <text:p>-8.299,10 </text:p>
          </table:table-cell>
          <table:table-cell table:style-name="ce10" office:value-type="float" office:value="18387.78" calcext:value-type="float">
            <text:p>18.387,7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67-4</text:p>
          </table:table-cell>
          <table:table-cell table:style-name="ce5" office:value-type="string" calcext:value-type="string">
            <text:p>MAURICIO RICARDO ANJO TEIXEIRA PI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64-9</text:p>
          </table:table-cell>
          <table:table-cell table:style-name="ce5" office:value-type="string" calcext:value-type="string">
            <text:p>MAURILIO MACHADO DO NASCIMENT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62.38" calcext:value-type="float">
            <text:p>17.262,3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98.7" calcext:value-type="float">
            <text:p>-2.798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4.32" calcext:value-type="float">
            <text:p>-4.474,32 </text:p>
          </table:table-cell>
          <table:table-cell table:style-name="ce10" office:value-type="float" office:value="12788.06" calcext:value-type="float">
            <text:p>12.788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4-9</text:p>
          </table:table-cell>
          <table:table-cell table:style-name="ce5" office:value-type="string" calcext:value-type="string">
            <text:p>MAURO CÉSAR SANTOS GARCI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05.63" calcext:value-type="float">
            <text:p>1.605,63 </text:p>
          </table:table-cell>
          <table:table-cell table:style-name="ce10" office:value-type="float" office:value="3994.67" calcext:value-type="float">
            <text:p>3.994,6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94.67" calcext:value-type="float">
            <text:p>3.994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51-8</text:p>
          </table:table-cell>
          <table:table-cell table:style-name="ce5" office:value-type="string" calcext:value-type="string">
            <text:p>MAURO CEZAR RODRIGUES DA CRUZ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075.18" calcext:value-type="float">
            <text:p>15.075,18 </text:p>
          </table:table-cell>
          <table:table-cell table:style-name="ce10" office:value-type="float" office:value="266.81" calcext:value-type="float">
            <text:p>266,8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909.51" calcext:value-type="float">
            <text:p>16.909,51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741.24" calcext:value-type="float">
            <text:p>-2.741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77.71" calcext:value-type="float">
            <text:p>-4.477,71 </text:p>
          </table:table-cell>
          <table:table-cell table:style-name="ce10" office:value-type="float" office:value="12431.8" calcext:value-type="float">
            <text:p>12.431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07-0</text:p>
          </table:table-cell>
          <table:table-cell table:style-name="ce5" office:value-type="string" calcext:value-type="string">
            <text:p>MAURO ILHA MARQ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154.21" calcext:value-type="float">
            <text:p>1.154,2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19.7" calcext:value-type="float">
            <text:p>17.219,70 </text:p>
          </table:table-cell>
          <table:table-cell table:style-name="ce10" office:value-type="float" office:value="-1964.36" calcext:value-type="float">
            <text:p>-1.964,36 </text:p>
          </table:table-cell>
          <table:table-cell table:style-name="ce10" office:value-type="float" office:value="-3088.58" calcext:value-type="float">
            <text:p>-3.08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52.94" calcext:value-type="float">
            <text:p>-5.052,94 </text:p>
          </table:table-cell>
          <table:table-cell table:style-name="ce10" office:value-type="float" office:value="12166.76" calcext:value-type="float">
            <text:p>12.166,7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14-1</text:p>
          </table:table-cell>
          <table:table-cell table:style-name="ce5" office:value-type="string" calcext:value-type="string">
            <text:p>MAURO RONI LOPES D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888.5" calcext:value-type="float">
            <text:p>888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4180.85" calcext:value-type="float">
            <text:p>4.180,8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180.85" calcext:value-type="float">
            <text:p>4.180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72-6</text:p>
          </table:table-cell>
          <table:table-cell table:style-name="ce5" office:value-type="string" calcext:value-type="string">
            <text:p>MAYARA MEZET FERREIRA GOM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36.36" calcext:value-type="float">
            <text:p>1.536,36 </text:p>
          </table:table-cell>
          <table:table-cell table:style-name="ce10" office:value-type="float" office:value="5426.22" calcext:value-type="float">
            <text:p>5.426,2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943.31" calcext:value-type="float">
            <text:p>4.943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01-6</text:p>
          </table:table-cell>
          <table:table-cell table:style-name="ce5" office:value-type="string" calcext:value-type="string">
            <text:p>MERILAN LUIZ TAVAR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QUISIÇÃO DE BEN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25-2</text:p>
          </table:table-cell>
          <table:table-cell table:style-name="ce5" office:value-type="string" calcext:value-type="string">
            <text:p>MICHEL PESSOA FERNAND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896.05" calcext:value-type="float">
            <text:p>12.896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289.16" calcext:value-type="float">
            <text:p>14.289,16 </text:p>
          </table:table-cell>
          <table:table-cell table:style-name="ce10" office:value-type="float" office:value="-1389.65" calcext:value-type="float">
            <text:p>-1.389,65 </text:p>
          </table:table-cell>
          <table:table-cell table:style-name="ce10" office:value-type="float" office:value="-2216.12" calcext:value-type="float">
            <text:p>-2.216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05.77" calcext:value-type="float">
            <text:p>-3.605,77 </text:p>
          </table:table-cell>
          <table:table-cell table:style-name="ce10" office:value-type="float" office:value="10683.39" calcext:value-type="float">
            <text:p>10.683,3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27-8</text:p>
          </table:table-cell>
          <table:table-cell table:style-name="ce5" office:value-type="string" calcext:value-type="string">
            <text:p>MICHELLE DA SILVA LIMA TEIXEIRA PI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-GERAL DE PESQUISA E APOIO À INVESTIGAÇÃO</text:p>
          </table:table-cell>
          <table:table-cell table:style-name="ce10" office:value-type="float" office:value="14808.35" calcext:value-type="float">
            <text:p>14.808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100.7" calcext:value-type="float">
            <text:p>18.100,7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225.39" calcext:value-type="float">
            <text:p>-3.225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34.25" calcext:value-type="float">
            <text:p>-4.134,25 </text:p>
          </table:table-cell>
          <table:table-cell table:style-name="ce10" office:value-type="float" office:value="13966.45" calcext:value-type="float">
            <text:p>13.966,4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6-5</text:p>
          </table:table-cell>
          <table:table-cell table:style-name="ce5" office:value-type="string" calcext:value-type="string">
            <text:p>MICHELLE PORTO STYPULKOWSK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EM BRASILIA/DF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45.7" calcext:value-type="float">
            <text:p>15.745,7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50.65" calcext:value-type="float">
            <text:p>-2.650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59.51" calcext:value-type="float">
            <text:p>-3.559,51 </text:p>
          </table:table-cell>
          <table:table-cell table:style-name="ce10" office:value-type="float" office:value="12186.19" calcext:value-type="float">
            <text:p>12.186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98-1</text:p>
          </table:table-cell>
          <table:table-cell table:style-name="ce5" office:value-type="string" calcext:value-type="string">
            <text:p>MILSON LIMA ALV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CONTRATAÇÃO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56.93" calcext:value-type="float">
            <text:p>1.756,9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150.04" calcext:value-type="float">
            <text:p>3.150,0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150.04" calcext:value-type="float">
            <text:p>3.150,0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42-4</text:p>
          </table:table-cell>
          <table:table-cell table:style-name="ce5" office:value-type="string" calcext:value-type="string">
            <text:p>MILTON CLEBER LOPES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787.26" calcext:value-type="float">
            <text:p>787,26 </text:p>
          </table:table-cell>
          <table:table-cell table:style-name="ce10" office:value-type="float" office:value="1999.79" calcext:value-type="float">
            <text:p>1.999,7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87.62" calcext:value-type="float">
            <text:p>17.387,62 </text:p>
          </table:table-cell>
          <table:table-cell table:style-name="ce10" office:value-type="float" office:value="-1985.99" calcext:value-type="float">
            <text:p>-1.985,99 </text:p>
          </table:table-cell>
          <table:table-cell table:style-name="ce10" office:value-type="float" office:value="-3229.08" calcext:value-type="float">
            <text:p>-3.229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15.07" calcext:value-type="float">
            <text:p>-5.215,07 </text:p>
          </table:table-cell>
          <table:table-cell table:style-name="ce10" office:value-type="float" office:value="12172.55" calcext:value-type="float">
            <text:p>12.172,5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43-8</text:p>
          </table:table-cell>
          <table:table-cell table:style-name="ce5" office:value-type="string" calcext:value-type="string">
            <text:p>MIQUEIAS RODRIGUES DE AGUIAR GO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QUISIÇÃO DE BEN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879.11" calcext:value-type="float">
            <text:p>15.879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32.08" calcext:value-type="float">
            <text:p>-2.632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40.94" calcext:value-type="float">
            <text:p>-3.540,94 </text:p>
          </table:table-cell>
          <table:table-cell table:style-name="ce10" office:value-type="float" office:value="12338.17" calcext:value-type="float">
            <text:p>12.338,1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00-2</text:p>
          </table:table-cell>
          <table:table-cell table:style-name="ce5" office:value-type="string" calcext:value-type="string">
            <text:p>MIRIAN BELARMINO DE QUEIROZ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5.49" calcext:value-type="float">
            <text:p>16.065,49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625.97" calcext:value-type="float">
            <text:p>-2.625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1.59" calcext:value-type="float">
            <text:p>-4.301,59 </text:p>
          </table:table-cell>
          <table:table-cell table:style-name="ce10" office:value-type="float" office:value="11763.9" calcext:value-type="float">
            <text:p>11.763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73-8</text:p>
          </table:table-cell>
          <table:table-cell table:style-name="ce5" office:value-type="string" calcext:value-type="string">
            <text:p>MONICA LISSA KASHINOKI</text:p>
          </table:table-cell>
          <table:table-cell table:style-name="ce5" office:value-type="string" calcext:value-type="string">
            <text:p>TECNICO DO MPU/SAÚDE/SAÚDE BUCAL</text:p>
          </table:table-cell>
          <table:table-cell table:style-name="ce5" office:value-type="string" calcext:value-type="string">
            <text:p>DIVISÃO DE ATENÇÃO ODONTOLÓGIC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546.15" calcext:value-type="float">
            <text:p>16.546,15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04.96" calcext:value-type="float">
            <text:p>-2.804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99.93" calcext:value-type="float">
            <text:p>-4.499,93 </text:p>
          </table:table-cell>
          <table:table-cell table:style-name="ce10" office:value-type="float" office:value="12046.22" calcext:value-type="float">
            <text:p>12.046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69-1</text:p>
          </table:table-cell>
          <table:table-cell table:style-name="ce5" office:value-type="string" calcext:value-type="string">
            <text:p>NAIRA RODRIGUES CU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36.47" calcext:value-type="float">
            <text:p>1.736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35.37" calcext:value-type="float">
            <text:p>17.935,37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3175.59" calcext:value-type="float">
            <text:p>-3.175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12.06" calcext:value-type="float">
            <text:p>-4.912,06 </text:p>
          </table:table-cell>
          <table:table-cell table:style-name="ce10" office:value-type="float" office:value="13023.31" calcext:value-type="float">
            <text:p>13.023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70-4</text:p>
          </table:table-cell>
          <table:table-cell table:style-name="ce5" office:value-type="string" calcext:value-type="string">
            <text:p>NATHAN OLIVEIRA BELCHIOR SILV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ASSESSORIA DE DESENVOLVIMENTO TECNOLÓGIC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49.96" calcext:value-type="float">
            <text:p>1.749,96 </text:p>
          </table:table-cell>
          <table:table-cell table:style-name="ce10" office:value-type="float" office:value="7097.61" calcext:value-type="float">
            <text:p>7.097,61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19.28" calcext:value-type="float">
            <text:p>-41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4.88" calcext:value-type="float">
            <text:p>-784,88 </text:p>
          </table:table-cell>
          <table:table-cell table:style-name="ce10" office:value-type="float" office:value="6312.73" calcext:value-type="float">
            <text:p>6.312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36-6</text:p>
          </table:table-cell>
          <table:table-cell table:style-name="ce5" office:value-type="string" calcext:value-type="string">
            <text:p>NEILSON DE SOUZ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LMOXARIFAD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798.68" calcext:value-type="float">
            <text:p>15.798,68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552.59" calcext:value-type="float">
            <text:p>-2.552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28.21" calcext:value-type="float">
            <text:p>-4.228,21 </text:p>
          </table:table-cell>
          <table:table-cell table:style-name="ce10" office:value-type="float" office:value="11570.47" calcext:value-type="float">
            <text:p>11.570,4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79-1</text:p>
          </table:table-cell>
          <table:table-cell table:style-name="ce5" office:value-type="string" calcext:value-type="string">
            <text:p>NELITO CARDOSO AL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ATIVIDADES AUXILIARES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570.18" calcext:value-type="float">
            <text:p>2.570,18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50.49" calcext:value-type="float">
            <text:p>2.050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492.72" calcext:value-type="float">
            <text:p>1.492,72 </text:p>
          </table:table-cell>
          <table:table-cell table:style-name="ce10" office:value-type="float" office:value="20819.87" calcext:value-type="float">
            <text:p>20.819,87 </text:p>
          </table:table-cell>
          <table:table-cell table:style-name="ce10" office:value-type="float" office:value="-2050.49" calcext:value-type="float">
            <text:p>-2.050,49 </text:p>
          </table:table-cell>
          <table:table-cell table:style-name="ce10" office:value-type="float" office:value="-3802.94" calcext:value-type="float">
            <text:p>-3.802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853.43" calcext:value-type="float">
            <text:p>-5.853,43 </text:p>
          </table:table-cell>
          <table:table-cell table:style-name="ce10" office:value-type="float" office:value="14966.44" calcext:value-type="float">
            <text:p>14.966,4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22-3</text:p>
          </table:table-cell>
          <table:table-cell table:style-name="ce5" office:value-type="string" calcext:value-type="string">
            <text:p>NELSON SEIGUEM SHIRADO JUNIOR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834.23" calcext:value-type="float">
            <text:p>-2.834,2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09.85" calcext:value-type="float">
            <text:p>-4.509,85 </text:p>
          </table:table-cell>
          <table:table-cell table:style-name="ce10" office:value-type="float" office:value="12123.36" calcext:value-type="float">
            <text:p>12.123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52-5</text:p>
          </table:table-cell>
          <table:table-cell table:style-name="ce5" office:value-type="string" calcext:value-type="string">
            <text:p>NEURA ANGELICA DE OLIVEIR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533.63" calcext:value-type="float">
            <text:p>533,6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246.89" calcext:value-type="float">
            <text:p>17.246,89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2936.54" calcext:value-type="float">
            <text:p>-2.936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4.21" calcext:value-type="float">
            <text:p>-4.664,21 </text:p>
          </table:table-cell>
          <table:table-cell table:style-name="ce10" office:value-type="float" office:value="12582.68" calcext:value-type="float">
            <text:p>12.582,6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10-6</text:p>
          </table:table-cell>
          <table:table-cell table:style-name="ce5" office:value-type="string" calcext:value-type="string">
            <text:p>NIVAINE PRISCILA DE OLIVEIRA SOUZ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JURÍD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20.67" calcext:value-type="float">
            <text:p>-2.720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29.53" calcext:value-type="float">
            <text:p>-3.629,53 </text:p>
          </table:table-cell>
          <table:table-cell table:style-name="ce10" office:value-type="float" office:value="13003.68" calcext:value-type="float">
            <text:p>13.003,6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00-1</text:p>
          </table:table-cell>
          <table:table-cell table:style-name="ce5" office:value-type="string" calcext:value-type="string">
            <text:p>NOEMI NAPOLEÃO SORIANO ADERALD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832.08" calcext:value-type="float">
            <text:p>24.832,08 </text:p>
          </table:table-cell>
          <table:table-cell table:style-name="ce10" office:value-type="float" office:value="-3308.41" calcext:value-type="float">
            <text:p>-3.308,41 </text:p>
          </table:table-cell>
          <table:table-cell table:style-name="ce10" office:value-type="float" office:value="-4639.9" calcext:value-type="float">
            <text:p>-4.639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48.31" calcext:value-type="float">
            <text:p>-7.948,31 </text:p>
          </table:table-cell>
          <table:table-cell table:style-name="ce10" office:value-type="float" office:value="16883.77" calcext:value-type="float">
            <text:p>16.883,7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9-9</text:p>
          </table:table-cell>
          <table:table-cell table:style-name="ce5" office:value-type="string" calcext:value-type="string">
            <text:p>OBERDAN GONCALVES MACHADO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DEPARTAMENTO DE ENGENHARIA E DE ARQUITETUR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3-0</text:p>
          </table:table-cell>
          <table:table-cell table:style-name="ce5" office:value-type="string" calcext:value-type="string">
            <text:p>ORFEU MARTINS MORAI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323.87" calcext:value-type="float">
            <text:p>7.323,8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579.63" calcext:value-type="float">
            <text:p>-579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45.23" calcext:value-type="float">
            <text:p>-945,23 </text:p>
          </table:table-cell>
          <table:table-cell table:style-name="ce10" office:value-type="float" office:value="6378.64" calcext:value-type="float">
            <text:p>6.378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8-5</text:p>
          </table:table-cell>
          <table:table-cell table:style-name="ce5" office:value-type="string" calcext:value-type="string">
            <text:p>OSEAS CORDEIRO DE LIMA JUNIOR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743.27" calcext:value-type="float">
            <text:p>743,27 </text:p>
          </table:table-cell>
          <table:table-cell table:style-name="ce10" office:value-type="float" office:value="3132.31" calcext:value-type="float">
            <text:p>3.132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.65" calcext:value-type="float">
            <text:p>-1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.65" calcext:value-type="float">
            <text:p>-1,65 </text:p>
          </table:table-cell>
          <table:table-cell table:style-name="ce10" office:value-type="float" office:value="3130.66" calcext:value-type="float">
            <text:p>3.130,6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93-8</text:p>
          </table:table-cell>
          <table:table-cell table:style-name="ce5" office:value-type="string" calcext:value-type="string">
            <text:p>OZEIAS DA SILVA ALV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8-9</text:p>
          </table:table-cell>
          <table:table-cell table:style-name="ce5" office:value-type="string" calcext:value-type="string">
            <text:p>PATRICIA MARIA BRANDAO PEREIRA GO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2807.24" calcext:value-type="float">
            <text:p>12.807,2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200.35" calcext:value-type="float">
            <text:p>14.200,35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2175.83" calcext:value-type="float">
            <text:p>-2.175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12.76" calcext:value-type="float">
            <text:p>-3.812,76 </text:p>
          </table:table-cell>
          <table:table-cell table:style-name="ce10" office:value-type="float" office:value="10387.59" calcext:value-type="float">
            <text:p>10.387,5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1-8</text:p>
          </table:table-cell>
          <table:table-cell table:style-name="ce5" office:value-type="string" calcext:value-type="string">
            <text:p>PATRICIO BARROS DE OLIV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ÃO LUÍS/ MA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66-4</text:p>
          </table:table-cell>
          <table:table-cell table:style-name="ce5" office:value-type="string" calcext:value-type="string">
            <text:p>PAULO DANIEL RODRIGUES GONÇALV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130.1" calcext:value-type="float">
            <text:p>19.130,1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40.12" calcext:value-type="float">
            <text:p>-2.740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48.98" calcext:value-type="float">
            <text:p>-3.648,98 </text:p>
          </table:table-cell>
          <table:table-cell table:style-name="ce10" office:value-type="float" office:value="15481.12" calcext:value-type="float">
            <text:p>15.481,1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16-2</text:p>
          </table:table-cell>
          <table:table-cell table:style-name="ce5" office:value-type="string" calcext:value-type="string">
            <text:p>PAULO DE SOUZA LÔB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341.99" calcext:value-type="float">
            <text:p>15.341,99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6909.51" calcext:value-type="float">
            <text:p>16.909,5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52.65" calcext:value-type="float">
            <text:p>-2.752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47.62" calcext:value-type="float">
            <text:p>-4.447,62 </text:p>
          </table:table-cell>
          <table:table-cell table:style-name="ce10" office:value-type="float" office:value="12461.89" calcext:value-type="float">
            <text:p>12.461,8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07-6</text:p>
          </table:table-cell>
          <table:table-cell table:style-name="ce5" office:value-type="string" calcext:value-type="string">
            <text:p>PAULO DE TARSO MACHADO SALGA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8" calcext:value-type="float">
            <text:p>17.128,9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54.7" calcext:value-type="float">
            <text:p>-3.054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63.56" calcext:value-type="float">
            <text:p>-3.963,56 </text:p>
          </table:table-cell>
          <table:table-cell table:style-name="ce10" office:value-type="float" office:value="13165.42" calcext:value-type="float">
            <text:p>13.165,4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28-7</text:p>
          </table:table-cell>
          <table:table-cell table:style-name="ce5" office:value-type="string" calcext:value-type="string">
            <text:p>PAULO EDUARDO BENACHIO FER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69.13" calcext:value-type="float">
            <text:p>1.869,13 </text:p>
          </table:table-cell>
          <table:table-cell table:style-name="ce10" office:value-type="float" office:value="4258.17" calcext:value-type="float">
            <text:p>4.258,17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258.17" calcext:value-type="float">
            <text:p>4.258,1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5-9</text:p>
          </table:table-cell>
          <table:table-cell table:style-name="ce5" office:value-type="string" calcext:value-type="string">
            <text:p>PAULO EDUARDO MOURA DA COST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48-1</text:p>
          </table:table-cell>
          <table:table-cell table:style-name="ce5" office:value-type="string" calcext:value-type="string">
            <text:p>PAULO HENRIQUE DELGADO DE MIRAN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689.94" calcext:value-type="float">
            <text:p>689,9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63.28" calcext:value-type="float">
            <text:p>17.563,28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2976.15" calcext:value-type="float">
            <text:p>-2.976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86.59" calcext:value-type="float">
            <text:p>-4.686,59 </text:p>
          </table:table-cell>
          <table:table-cell table:style-name="ce10" office:value-type="float" office:value="12876.69" calcext:value-type="float">
            <text:p>12.876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93-6</text:p>
          </table:table-cell>
          <table:table-cell table:style-name="ce5" office:value-type="string" calcext:value-type="string">
            <text:p>PAULO MARCIO PONSATI DA ROSA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PROCURADORIA DE JUSTIÇA MILITAR EM FLORIANÓPOLIS/SC</text:p>
          </table:table-cell>
          <table:table-cell table:style-name="ce10" office:value-type="float" office:value="14941.77" calcext:value-type="float">
            <text:p>14.941,7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4941.77" calcext:value-type="float">
            <text:p>14.941,77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752.19" calcext:value-type="float">
            <text:p>-2.752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27.81" calcext:value-type="float">
            <text:p>-4.427,81 </text:p>
          </table:table-cell>
          <table:table-cell table:style-name="ce10" office:value-type="float" office:value="10513.96" calcext:value-type="float">
            <text:p>10.513,9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51-0</text:p>
          </table:table-cell>
          <table:table-cell table:style-name="ce5" office:value-type="string" calcext:value-type="string">
            <text:p>PAULO ROBERTO SARDE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MARIA DE LOURDES SOUZA GOUVEI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0355.92" calcext:value-type="float">
            <text:p>10.355,9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1749.03" calcext:value-type="float">
            <text:p>11.749,0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545.52" calcext:value-type="float">
            <text:p>-1.545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54.38" calcext:value-type="float">
            <text:p>-2.454,38 </text:p>
          </table:table-cell>
          <table:table-cell table:style-name="ce10" office:value-type="float" office:value="9294.65" calcext:value-type="float">
            <text:p>9.294,6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28-7</text:p>
          </table:table-cell>
          <table:table-cell table:style-name="ce5" office:value-type="string" calcext:value-type="string">
            <text:p>PAULO ROGERIO PEREIRA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747.08" calcext:value-type="float">
            <text:p>747,08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92.57" calcext:value-type="float">
            <text:p>16.092,57 </text:p>
          </table:table-cell>
          <table:table-cell table:style-name="ce10" office:value-type="float" office:value="-1749.68" calcext:value-type="float">
            <text:p>-1.749,68 </text:p>
          </table:table-cell>
          <table:table-cell table:style-name="ce10" office:value-type="float" office:value="-2613.05" calcext:value-type="float">
            <text:p>-2.61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62.73" calcext:value-type="float">
            <text:p>-4.362,73 </text:p>
          </table:table-cell>
          <table:table-cell table:style-name="ce10" office:value-type="float" office:value="11729.84" calcext:value-type="float">
            <text:p>11.729,8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02-5</text:p>
          </table:table-cell>
          <table:table-cell table:style-name="ce5" office:value-type="string" calcext:value-type="string">
            <text:p>PIETRO LEMOS COST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O SUBPROCURADOR-GERAL DE JUSTIÇA MILITAR LUCIANO MOREIRA GORRILHAS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794.14" calcext:value-type="float">
            <text:p>29.794,1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33.58" calcext:value-type="float">
            <text:p>-5.333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42.44" calcext:value-type="float">
            <text:p>-6.242,44 </text:p>
          </table:table-cell>
          <table:table-cell table:style-name="ce10" office:value-type="float" office:value="23551.7" calcext:value-type="float">
            <text:p>23.551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11-8</text:p>
          </table:table-cell>
          <table:table-cell table:style-name="ce5" office:value-type="string" calcext:value-type="string">
            <text:p>PLACIDO MELO LOURINH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5341.99" calcext:value-type="float">
            <text:p>15.341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658.14" calcext:value-type="float">
            <text:p>5.658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699.71" calcext:value-type="float">
            <text:p>1.699,71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992.19" calcext:value-type="float">
            <text:p>25.992,19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4298.07" calcext:value-type="float">
            <text:p>-4.298,0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93.04" calcext:value-type="float">
            <text:p>-5.993,04 </text:p>
          </table:table-cell>
          <table:table-cell table:style-name="ce10" office:value-type="float" office:value="19999.15" calcext:value-type="float">
            <text:p>19.999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26-1</text:p>
          </table:table-cell>
          <table:table-cell table:style-name="ce5" office:value-type="string" calcext:value-type="string">
            <text:p>PLINIO TEIXEIRA DO NASCIMENTO JUNIOR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ENGENHARIA E DE MANUTEN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371.54" calcext:value-type="float">
            <text:p>-371,5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70.93" calcext:value-type="float">
            <text:p>-970,93 </text:p>
          </table:table-cell>
          <table:table-cell table:style-name="ce10" office:value-type="float" office:value="5997.7" calcext:value-type="float">
            <text:p>5.997,7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53-6</text:p>
          </table:table-cell>
          <table:table-cell table:style-name="ce5" office:value-type="string" calcext:value-type="string">
            <text:p>PRISCILA FABIANA PETRY BAUTIST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MINISTÉRIO PÚBLICO FEDERAL</text:p>
          </table:table-cell>
          <table:table-cell table:style-name="ce10" office:value-type="float" office:value="21669.68" calcext:value-type="float">
            <text:p>21.669,6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062.79" calcext:value-type="float">
            <text:p>23.062,79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057.35" calcext:value-type="float">
            <text:p>-4.057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46.06" calcext:value-type="float">
            <text:p>-7.146,06 </text:p>
          </table:table-cell>
          <table:table-cell table:style-name="ce10" office:value-type="float" office:value="15916.73" calcext:value-type="float">
            <text:p>15.916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18-5</text:p>
          </table:table-cell>
          <table:table-cell table:style-name="ce5" office:value-type="string" calcext:value-type="string">
            <text:p>PRISCILA FERNANDA DE ARAUJO WANDERLEY WOLF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A SUBPROCURADORA-GERAL DE JUSTIÇA MILITAR HERMÍNIA CELIA RAYMUNDO</text:p>
          </table:table-cell>
          <table:table-cell table:style-name="ce10" office:value-type="float" office:value="13207.45" calcext:value-type="float">
            <text:p>13.2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7" calcext:value-type="float">
            <text:p>17.128,97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129.28" calcext:value-type="float">
            <text:p>-3.12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38.14" calcext:value-type="float">
            <text:p>-4.038,14 </text:p>
          </table:table-cell>
          <table:table-cell table:style-name="ce10" office:value-type="float" office:value="13090.83" calcext:value-type="float">
            <text:p>13.090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9-6</text:p>
          </table:table-cell>
          <table:table-cell table:style-name="ce5" office:value-type="string" calcext:value-type="string">
            <text:p>PRISCILLA KETRURY RAMOS DE MELO SANTO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ATIVIDADES AUXILIARE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47-7</text:p>
          </table:table-cell>
          <table:table-cell table:style-name="ce5" office:value-type="string" calcext:value-type="string">
            <text:p>RAFAEL CHIESORIN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42.83" calcext:value-type="float">
            <text:p>842,8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125.8" calcext:value-type="float">
            <text:p>6.125,80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275" calcext:value-type="float">
            <text:p>-275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40.6" calcext:value-type="float">
            <text:p>-640,60 </text:p>
          </table:table-cell>
          <table:table-cell table:style-name="ce10" office:value-type="float" office:value="5485.2" calcext:value-type="float">
            <text:p>5.485,2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16-8</text:p>
          </table:table-cell>
          <table:table-cell table:style-name="ce5" office:value-type="string" calcext:value-type="string">
            <text:p>RAIMUNDO NONATO MARQUES DE SOUS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GABINETE DA SUBPROCURADORA-GERAL DE JUSTIÇA MILITAR HERMÍNIA CELIA RAYMUND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437.77" calcext:value-type="float">
            <text:p>437,77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669.68" calcext:value-type="float">
            <text:p>30.669,68 </text:p>
          </table:table-cell>
          <table:table-cell table:style-name="ce10" office:value-type="float" office:value="-3160.94" calcext:value-type="float">
            <text:p>-3.160,94 </text:p>
          </table:table-cell>
          <table:table-cell table:style-name="ce10" office:value-type="float" office:value="-6181.52" calcext:value-type="float">
            <text:p>-6.18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342.46" calcext:value-type="float">
            <text:p>-9.342,46 </text:p>
          </table:table-cell>
          <table:table-cell table:style-name="ce10" office:value-type="float" office:value="21327.22" calcext:value-type="float">
            <text:p>21.327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24-8</text:p>
          </table:table-cell>
          <table:table-cell table:style-name="ce5" office:value-type="string" calcext:value-type="string">
            <text:p>RAPHAEL BRUNO DA SILVA CHAG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POIO LOGÍSTICO</text:p>
          </table:table-cell>
          <table:table-cell table:style-name="ce10" office:value-type="float" office:value="11616.08" calcext:value-type="float">
            <text:p>11.616,08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009.19" calcext:value-type="float">
            <text:p>13.009,1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048.48" calcext:value-type="float">
            <text:p>-2.048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57.34" calcext:value-type="float">
            <text:p>-2.957,34 </text:p>
          </table:table-cell>
          <table:table-cell table:style-name="ce10" office:value-type="float" office:value="10051.85" calcext:value-type="float">
            <text:p>10.051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24-6</text:p>
          </table:table-cell>
          <table:table-cell table:style-name="ce5" office:value-type="string" calcext:value-type="string">
            <text:p>RAPHAEL PEREIRA DAVID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24296.3" calcext:value-type="float">
            <text:p>24.296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834.55" calcext:value-type="float">
            <text:p>26.834,5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850.45" calcext:value-type="float">
            <text:p>-5.850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759.31" calcext:value-type="float">
            <text:p>-6.759,31 </text:p>
          </table:table-cell>
          <table:table-cell table:style-name="ce10" office:value-type="float" office:value="20075.24" calcext:value-type="float">
            <text:p>20.075,2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81-2</text:p>
          </table:table-cell>
          <table:table-cell table:style-name="ce5" office:value-type="string" calcext:value-type="string">
            <text:p>RAYSE MORALVES DE ABREU E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5075.17" calcext:value-type="float">
            <text:p>15.075,17 </text:p>
          </table:table-cell>
          <table:table-cell table:style-name="ce10" office:value-type="float" office:value="81.24" calcext:value-type="float">
            <text:p>81,24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81.04" calcext:value-type="float">
            <text:p>17.881,04 </text:p>
          </table:table-cell>
          <table:table-cell table:style-name="ce10" office:value-type="float" office:value="-1683.36" calcext:value-type="float">
            <text:p>-1.683,36 </text:p>
          </table:table-cell>
          <table:table-cell table:style-name="ce10" office:value-type="float" office:value="-3123.11" calcext:value-type="float">
            <text:p>-3.123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06.47" calcext:value-type="float">
            <text:p>-4.806,47 </text:p>
          </table:table-cell>
          <table:table-cell table:style-name="ce10" office:value-type="float" office:value="13074.57" calcext:value-type="float">
            <text:p>13.074,5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14-5</text:p>
          </table:table-cell>
          <table:table-cell table:style-name="ce5" office:value-type="string" calcext:value-type="string">
            <text:p>REJANE FATIMA OLIVEIR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074.05" calcext:value-type="float">
            <text:p>13.074,0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467.16" calcext:value-type="float">
            <text:p>14.467,1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38.56" calcext:value-type="float">
            <text:p>-2.238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14.18" calcext:value-type="float">
            <text:p>-3.914,18 </text:p>
          </table:table-cell>
          <table:table-cell table:style-name="ce10" office:value-type="float" office:value="10552.98" calcext:value-type="float">
            <text:p>10.552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35-8</text:p>
          </table:table-cell>
          <table:table-cell table:style-name="ce5" office:value-type="string" calcext:value-type="string">
            <text:p>RENATA AGUI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DMINISTRAÇÃO DE PESSOAL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53.36" calcext:value-type="float">
            <text:p>53,36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864.11" calcext:value-type="float">
            <text:p>4.864,1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116.37" calcext:value-type="float">
            <text:p>21.116,37 </text:p>
          </table:table-cell>
          <table:table-cell table:style-name="ce10" office:value-type="float" office:value="-1702.7" calcext:value-type="float">
            <text:p>-1.702,70 </text:p>
          </table:table-cell>
          <table:table-cell table:style-name="ce10" office:value-type="float" office:value="-3163.65" calcext:value-type="float">
            <text:p>-3.163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66.35" calcext:value-type="float">
            <text:p>-4.866,35 </text:p>
          </table:table-cell>
          <table:table-cell table:style-name="ce10" office:value-type="float" office:value="16250.02" calcext:value-type="float">
            <text:p>16.250,0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4-1</text:p>
          </table:table-cell>
          <table:table-cell table:style-name="ce5" office:value-type="string" calcext:value-type="string">
            <text:p>RENATA LORENE DIAS CORTE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20231.45" calcext:value-type="float">
            <text:p>20.231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243.35" calcext:value-type="float">
            <text:p>7.243,3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602.49" calcext:value-type="float">
            <text:p>1.602,49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2369.64" calcext:value-type="float">
            <text:p>32.369,64 </text:p>
          </table:table-cell>
          <table:table-cell table:style-name="ce10" office:value-type="float" office:value="-2785.3" calcext:value-type="float">
            <text:p>-2.785,30 </text:p>
          </table:table-cell>
          <table:table-cell table:style-name="ce10" office:value-type="float" office:value="-5960.58" calcext:value-type="float">
            <text:p>-5.960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745.88" calcext:value-type="float">
            <text:p>-8.745,88 </text:p>
          </table:table-cell>
          <table:table-cell table:style-name="ce10" office:value-type="float" office:value="23623.76" calcext:value-type="float">
            <text:p>23.623,7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735-8</text:p>
          </table:table-cell>
          <table:table-cell table:style-name="ce5" office:value-type="string" calcext:value-type="string">
            <text:p>RENATA RABELLO PEIXOTO CRUZ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ÂMARA DE COORDENAÇÃO E REVISÃO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067.23" calcext:value-type="float">
            <text:p>27.067,23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106.43" calcext:value-type="float">
            <text:p>-5.106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95.14" calcext:value-type="float">
            <text:p>-8.195,14 </text:p>
          </table:table-cell>
          <table:table-cell table:style-name="ce10" office:value-type="float" office:value="18872.09" calcext:value-type="float">
            <text:p>18.872,0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22-4</text:p>
          </table:table-cell>
          <table:table-cell table:style-name="ce5" office:value-type="string" calcext:value-type="string">
            <text:p>RENATO BISSAQUE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287.43" calcext:value-type="float">
            <text:p>2.287,43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69.87" calcext:value-type="float">
            <text:p>2.069,87 </text:p>
          </table:table-cell>
          <table:table-cell table:style-name="ce10" office:value-type="float" office:value="804.93" calcext:value-type="float">
            <text:p>804,9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28.85" calcext:value-type="float">
            <text:p>21.928,85 </text:p>
          </table:table-cell>
          <table:table-cell table:style-name="ce10" office:value-type="float" office:value="-2069.87" calcext:value-type="float">
            <text:p>-2.069,87 </text:p>
          </table:table-cell>
          <table:table-cell table:style-name="ce10" office:value-type="float" office:value="-4129.97" calcext:value-type="float">
            <text:p>-4.129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99.84" calcext:value-type="float">
            <text:p>-6.199,84 </text:p>
          </table:table-cell>
          <table:table-cell table:style-name="ce10" office:value-type="float" office:value="15729.01" calcext:value-type="float">
            <text:p>15.729,0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93-4</text:p>
          </table:table-cell>
          <table:table-cell table:style-name="ce5" office:value-type="string" calcext:value-type="string">
            <text:p>RENATO IRAJÁ DE PÁDU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CONSELHO SUPERIOR DO <text:s/>MINISTERIO PÚBLICO MILITAR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90-9</text:p>
          </table:table-cell>
          <table:table-cell table:style-name="ce5" office:value-type="string" calcext:value-type="string">
            <text:p>RHODNEY PETTERSON FRANCISC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75.36" calcext:value-type="float">
            <text:p>1.775,3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219.36" calcext:value-type="float">
            <text:p>3.219,36 </text:p>
          </table:table-cell>
          <table:table-cell table:style-name="ce10" office:value-type="float" office:value="4994.72" calcext:value-type="float">
            <text:p>4.994,7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4994.72" calcext:value-type="float">
            <text:p>4.994,7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2-9</text:p>
          </table:table-cell>
          <table:table-cell table:style-name="ce5" office:value-type="string" calcext:value-type="string">
            <text:p>RIAN CASTRO MESSIA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PORTO VELHO/RO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42-5</text:p>
          </table:table-cell>
          <table:table-cell table:style-name="ce5" office:value-type="string" calcext:value-type="string">
            <text:p>RICARDO DOMINGUES MASER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726.71" calcext:value-type="float">
            <text:p>2.726,71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328.4" calcext:value-type="float">
            <text:p>19.328,40 </text:p>
          </table:table-cell>
          <table:table-cell table:style-name="ce10" office:value-type="float" office:value="-2120.34" calcext:value-type="float">
            <text:p>-2.120,34 </text:p>
          </table:table-cell>
          <table:table-cell table:style-name="ce10" office:value-type="float" office:value="-3400.97" calcext:value-type="float">
            <text:p>-3.400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521.31" calcext:value-type="float">
            <text:p>-5.521,31 </text:p>
          </table:table-cell>
          <table:table-cell table:style-name="ce10" office:value-type="float" office:value="13807.09" calcext:value-type="float">
            <text:p>13.807,0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97-1</text:p>
          </table:table-cell>
          <table:table-cell table:style-name="ce5" office:value-type="string" calcext:value-type="string">
            <text:p>RICARDO FERNANDES D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307.33" calcext:value-type="float">
            <text:p>1.307,33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40.54" calcext:value-type="float">
            <text:p>17.940,54 </text:p>
          </table:table-cell>
          <table:table-cell table:style-name="ce10" office:value-type="float" office:value="-2028.48" calcext:value-type="float">
            <text:p>-2.028,48 </text:p>
          </table:table-cell>
          <table:table-cell table:style-name="ce10" office:value-type="float" office:value="-3297.25" calcext:value-type="float">
            <text:p>-3.297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25.73" calcext:value-type="float">
            <text:p>-5.325,73 </text:p>
          </table:table-cell>
          <table:table-cell table:style-name="ce10" office:value-type="float" office:value="12614.81" calcext:value-type="float">
            <text:p>12.614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30-2</text:p>
          </table:table-cell>
          <table:table-cell table:style-name="ce5" office:value-type="string" calcext:value-type="string">
            <text:p>RICARDO FERREIRA SIER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20219.43" calcext:value-type="float">
            <text:p>20.219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944.06" calcext:value-type="float">
            <text:p>22.944,06 </text:p>
          </table:table-cell>
          <table:table-cell table:style-name="ce10" office:value-type="float" office:value="-2781.34" calcext:value-type="float">
            <text:p>-2.781,34 </text:p>
          </table:table-cell>
          <table:table-cell table:style-name="ce10" office:value-type="float" office:value="-4213.5" calcext:value-type="float">
            <text:p>-4.213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94.84" calcext:value-type="float">
            <text:p>-6.994,84 </text:p>
          </table:table-cell>
          <table:table-cell table:style-name="ce10" office:value-type="float" office:value="15949.22" calcext:value-type="float">
            <text:p>15.949,2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06-0</text:p>
          </table:table-cell>
          <table:table-cell table:style-name="ce5" office:value-type="string" calcext:value-type="string">
            <text:p>RICARDO FRANCO PONTES NETT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COMBATE À CORRUPÇÃO</text:p>
          </table:table-cell>
          <table:table-cell table:style-name="ce10" office:value-type="float" office:value="1457.79" calcext:value-type="float">
            <text:p>1.457,7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8426.42" calcext:value-type="float">
            <text:p>8.426,42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873.32" calcext:value-type="float">
            <text:p>-873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72.71" calcext:value-type="float">
            <text:p>-1.472,71 </text:p>
          </table:table-cell>
          <table:table-cell table:style-name="ce10" office:value-type="float" office:value="6953.71" calcext:value-type="float">
            <text:p>6.953,7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33-9</text:p>
          </table:table-cell>
          <table:table-cell table:style-name="ce5" office:value-type="string" calcext:value-type="string">
            <text:p>RICARDO SANCHES BERGAM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SÃO PAULO/SP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06.92" calcext:value-type="float">
            <text:p>17.906,92 </text:p>
          </table:table-cell>
          <table:table-cell table:style-name="ce10" office:value-type="float" office:value="-2005.02" calcext:value-type="float">
            <text:p>-2.005,02 </text:p>
          </table:table-cell>
          <table:table-cell table:style-name="ce10" office:value-type="float" office:value="-3093.91" calcext:value-type="float">
            <text:p>-3.093,9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98.93" calcext:value-type="float">
            <text:p>-5.098,93 </text:p>
          </table:table-cell>
          <table:table-cell table:style-name="ce10" office:value-type="float" office:value="12807.99" calcext:value-type="float">
            <text:p>12.807,9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0-5</text:p>
          </table:table-cell>
          <table:table-cell table:style-name="ce5" office:value-type="string" calcext:value-type="string">
            <text:p>RICARDO SANTOS DA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MANAUS/AM</text:p>
          </table:table-cell>
          <table:table-cell table:style-name="ce10" office:value-type="float" office:value="12330.88" calcext:value-type="float">
            <text:p>12.330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976.7" calcext:value-type="float">
            <text:p>976,7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599.93" calcext:value-type="float">
            <text:p>16.599,93 </text:p>
          </table:table-cell>
          <table:table-cell table:style-name="ce10" office:value-type="float" office:value="-1532.46" calcext:value-type="float">
            <text:p>-1.532,46 </text:p>
          </table:table-cell>
          <table:table-cell table:style-name="ce10" office:value-type="float" office:value="-2864.44" calcext:value-type="float">
            <text:p>-2.864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96.9" calcext:value-type="float">
            <text:p>-4.396,90 </text:p>
          </table:table-cell>
          <table:table-cell table:style-name="ce10" office:value-type="float" office:value="12203.03" calcext:value-type="float">
            <text:p>12.203,0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01-7</text:p>
          </table:table-cell>
          <table:table-cell table:style-name="ce5" office:value-type="string" calcext:value-type="string">
            <text:p>RITA CRISTINA MAIA DE QUEIROZ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558.74" calcext:value-type="float">
            <text:p>19.558,74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633.43" calcext:value-type="float">
            <text:p>-3.633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328.4" calcext:value-type="float">
            <text:p>-5.328,40 </text:p>
          </table:table-cell>
          <table:table-cell table:style-name="ce10" office:value-type="float" office:value="14230.34" calcext:value-type="float">
            <text:p>14.230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44-0</text:p>
          </table:table-cell>
          <table:table-cell table:style-name="ce5" office:value-type="string" calcext:value-type="string">
            <text:p>RIVA DA MOTA CHAVES PISSUTTI</text:p>
          </table:table-cell>
          <table:table-cell table:style-name="ce5" office:value-type="string" calcext:value-type="string">
            <text:p>LOTAÇÃO PROVISÓRIA</text:p>
          </table:table-cell>
          <table:table-cell table:style-name="ce5" office:value-type="string" calcext:value-type="string">
            <text:p>DIVISÃO DE SUPRIMENTO DE BENS E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.45" calcext:value-type="float">
            <text:p>-77,45 </text:p>
          </table:table-cell>
          <table:table-cell table:style-name="ce10" office:value-type="float" office:value="3546.64" calcext:value-type="float">
            <text:p>3.546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69-8</text:p>
          </table:table-cell>
          <table:table-cell table:style-name="ce5" office:value-type="string" calcext:value-type="string">
            <text:p>ROBERTA DE LIMA BRAG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5035.56" calcext:value-type="float">
            <text:p>5.035,5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802.18" calcext:value-type="float">
            <text:p>21.802,1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3354.36" calcext:value-type="float">
            <text:p>-3.354,3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049.33" calcext:value-type="float">
            <text:p>-5.049,33 </text:p>
          </table:table-cell>
          <table:table-cell table:style-name="ce10" office:value-type="float" office:value="16752.85" calcext:value-type="float">
            <text:p>16.752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81-5</text:p>
          </table:table-cell>
          <table:table-cell table:style-name="ce5" office:value-type="string" calcext:value-type="string">
            <text:p>ROBERTA RODRIGUES CORREIA PIMENTEL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DE PROTEÇÃO DE DADOS PESSOAIS E PRIVACIDADE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738.41" calcext:value-type="float">
            <text:p>18.738,4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396.13" calcext:value-type="float">
            <text:p>-3.396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4.99" calcext:value-type="float">
            <text:p>-4.304,99 </text:p>
          </table:table-cell>
          <table:table-cell table:style-name="ce10" office:value-type="float" office:value="14433.42" calcext:value-type="float">
            <text:p>14.433,4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18-7</text:p>
          </table:table-cell>
          <table:table-cell table:style-name="ce5" office:value-type="string" calcext:value-type="string">
            <text:p>ROBERTO BASILE JUNIOR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262.66" calcext:value-type="float">
            <text:p>262,66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662.46" calcext:value-type="float">
            <text:p>25.662,46 </text:p>
          </table:table-cell>
          <table:table-cell table:style-name="ce10" office:value-type="float" office:value="-3132.05" calcext:value-type="float">
            <text:p>-3.132,05 </text:p>
          </table:table-cell>
          <table:table-cell table:style-name="ce10" office:value-type="float" office:value="-4864.62" calcext:value-type="float">
            <text:p>-4.864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96.67" calcext:value-type="float">
            <text:p>-7.996,67 </text:p>
          </table:table-cell>
          <table:table-cell table:style-name="ce10" office:value-type="float" office:value="17665.79" calcext:value-type="float">
            <text:p>17.665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79-3</text:p>
          </table:table-cell>
          <table:table-cell table:style-name="ce5" office:value-type="string" calcext:value-type="string">
            <text:p>ROBERTO DE SOUZA GUIMARÃ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GESTÃO DA INFORMAÇÃO PROCESSUAL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91.25" calcext:value-type="float">
            <text:p>18.091,25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183.05" calcext:value-type="float">
            <text:p>-3.183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58.67" calcext:value-type="float">
            <text:p>-4.858,67 </text:p>
          </table:table-cell>
          <table:table-cell table:style-name="ce10" office:value-type="float" office:value="13232.58" calcext:value-type="float">
            <text:p>13.232,5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47-2</text:p>
          </table:table-cell>
          <table:table-cell table:style-name="ce5" office:value-type="string" calcext:value-type="string">
            <text:p>ROBERTO MELO PESSO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54.32" calcext:value-type="float">
            <text:p>1.554,32 </text:p>
          </table:table-cell>
          <table:table-cell table:style-name="ce10" office:value-type="float" office:value="16360.11" calcext:value-type="float">
            <text:p>16.360,11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553.06" calcext:value-type="float">
            <text:p>-2.553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248.03" calcext:value-type="float">
            <text:p>-4.248,03 </text:p>
          </table:table-cell>
          <table:table-cell table:style-name="ce10" office:value-type="float" office:value="12112.08" calcext:value-type="float">
            <text:p>12.112,0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2-9</text:p>
          </table:table-cell>
          <table:table-cell table:style-name="ce5" office:value-type="string" calcext:value-type="string">
            <text:p>ROBERTO PEREIRA DO NASCIMENT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68.53" calcext:value-type="float">
            <text:p>3.968,5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22-6</text:p>
          </table:table-cell>
          <table:table-cell table:style-name="ce5" office:value-type="string" calcext:value-type="string">
            <text:p>ROBSON FERRER LIMA CARNEIRO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888.56" calcext:value-type="float">
            <text:p>21.888,56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875.54" calcext:value-type="float">
            <text:p>875,5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157.21" calcext:value-type="float">
            <text:p>24.157,2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462.59" calcext:value-type="float">
            <text:p>-4.462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551.3" calcext:value-type="float">
            <text:p>-7.551,30 </text:p>
          </table:table-cell>
          <table:table-cell table:style-name="ce10" office:value-type="float" office:value="16605.91" calcext:value-type="float">
            <text:p>16.605,9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55-1</text:p>
          </table:table-cell>
          <table:table-cell table:style-name="ce5" office:value-type="string" calcext:value-type="string">
            <text:p>RODNEI JORGE BORGES RUBE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933.21" calcext:value-type="float">
            <text:p>17.933,21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3191.73" calcext:value-type="float">
            <text:p>-3.191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67.35" calcext:value-type="float">
            <text:p>-4.867,35 </text:p>
          </table:table-cell>
          <table:table-cell table:style-name="ce10" office:value-type="float" office:value="13065.86" calcext:value-type="float">
            <text:p>13.065,8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0-6</text:p>
          </table:table-cell>
          <table:table-cell table:style-name="ce5" office:value-type="string" calcext:value-type="string">
            <text:p>RODOLFO PRUDENCIA ROC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0560.73" calcext:value-type="float">
            <text:p>10.560,7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2371.9" calcext:value-type="float">
            <text:p>2.371,90 </text:p>
          </table:table-cell>
          <table:table-cell table:style-name="ce10" office:value-type="float" office:value="12932.63" calcext:value-type="float">
            <text:p>12.932,6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695.95" calcext:value-type="float">
            <text:p>-1.695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604.81" calcext:value-type="float">
            <text:p>-2.604,81 </text:p>
          </table:table-cell>
          <table:table-cell table:style-name="ce10" office:value-type="float" office:value="10327.82" calcext:value-type="float">
            <text:p>10.327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86-2</text:p>
          </table:table-cell>
          <table:table-cell table:style-name="ce5" office:value-type="string" calcext:value-type="string">
            <text:p>RODRIGO CARVALHO TA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TECNOLOGIA DA INFOR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031.91" calcext:value-type="float">
            <text:p>19.031,91 </text:p>
          </table:table-cell>
          <table:table-cell table:style-name="ce10" office:value-type="float" office:value="-1830.77" calcext:value-type="float">
            <text:p>-1.830,77 </text:p>
          </table:table-cell>
          <table:table-cell table:style-name="ce10" office:value-type="float" office:value="-3637.71" calcext:value-type="float">
            <text:p>-3.637,7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68.48" calcext:value-type="float">
            <text:p>-5.468,48 </text:p>
          </table:table-cell>
          <table:table-cell table:style-name="ce10" office:value-type="float" office:value="13563.43" calcext:value-type="float">
            <text:p>13.563,4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26-5</text:p>
          </table:table-cell>
          <table:table-cell table:style-name="ce5" office:value-type="string" calcext:value-type="string">
            <text:p>RODRIGO CUEVAS SAIT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21669.68" calcext:value-type="float">
            <text:p>21.669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962.03" calcext:value-type="float">
            <text:p>24.962,03 </text:p>
          </table:table-cell>
          <table:table-cell table:style-name="ce10" office:value-type="float" office:value="-3402.09" calcext:value-type="float">
            <text:p>-3.402,09 </text:p>
          </table:table-cell>
          <table:table-cell table:style-name="ce10" office:value-type="float" office:value="-4649.87" calcext:value-type="float">
            <text:p>-4.649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051.96" calcext:value-type="float">
            <text:p>-8.051,96 </text:p>
          </table:table-cell>
          <table:table-cell table:style-name="ce10" office:value-type="float" office:value="16910.07" calcext:value-type="float">
            <text:p>16.910,0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28-8</text:p>
          </table:table-cell>
          <table:table-cell table:style-name="ce5" office:value-type="string" calcext:value-type="string">
            <text:p>RODRIGO JORGE BAPTIST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DESENVOLVIMENTO DE SISTEMAS</text:p>
          </table:table-cell>
          <table:table-cell table:style-name="ce10" office:value-type="float" office:value="13207.45" calcext:value-type="float">
            <text:p>13.207,4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600.56" calcext:value-type="float">
            <text:p>14.600,56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275.25" calcext:value-type="float">
            <text:p>-2.275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50.87" calcext:value-type="float">
            <text:p>-3.950,87 </text:p>
          </table:table-cell>
          <table:table-cell table:style-name="ce10" office:value-type="float" office:value="10649.69" calcext:value-type="float">
            <text:p>10.649,6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64-1</text:p>
          </table:table-cell>
          <table:table-cell table:style-name="ce5" office:value-type="string" calcext:value-type="string">
            <text:p>RODRIGO NAVARRO LINS DE AGUI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PORTO ALEGRE/RS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59.55" calcext:value-type="float">
            <text:p>359,55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825.26" calcext:value-type="float">
            <text:p>16.825,26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870.31" calcext:value-type="float">
            <text:p>-2.870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06.78" calcext:value-type="float">
            <text:p>-4.606,78 </text:p>
          </table:table-cell>
          <table:table-cell table:style-name="ce10" office:value-type="float" office:value="12218.48" calcext:value-type="float">
            <text:p>12.218,4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87-9</text:p>
          </table:table-cell>
          <table:table-cell table:style-name="ce5" office:value-type="string" calcext:value-type="string">
            <text:p>RODRIGO OESTERREICH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12-4</text:p>
          </table:table-cell>
          <table:table-cell table:style-name="ce5" office:value-type="string" calcext:value-type="string">
            <text:p>ROGÉRIO DANTAS ZANAT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2449.3" calcext:value-type="float">
            <text:p>12.449,3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842.41" calcext:value-type="float">
            <text:p>13.842,41 </text:p>
          </table:table-cell>
          <table:table-cell table:style-name="ce10" office:value-type="float" office:value="-1585.03" calcext:value-type="float">
            <text:p>-1.585,03 </text:p>
          </table:table-cell>
          <table:table-cell table:style-name="ce10" office:value-type="float" office:value="-2091.67" calcext:value-type="float">
            <text:p>-2.09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6.7" calcext:value-type="float">
            <text:p>-3.676,70 </text:p>
          </table:table-cell>
          <table:table-cell table:style-name="ce10" office:value-type="float" office:value="10165.71" calcext:value-type="float">
            <text:p>10.165,7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63-0</text:p>
          </table:table-cell>
          <table:table-cell table:style-name="ce5" office:value-type="string" calcext:value-type="string">
            <text:p>ROGERIO MORAES E BRONSTEIN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22326.34" calcext:value-type="float">
            <text:p>22.326,3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826.28" calcext:value-type="float">
            <text:p>1.826,28 </text:p>
          </table:table-cell>
          <table:table-cell table:style-name="ce10" office:value-type="float" office:value="24152.62" calcext:value-type="float">
            <text:p>24.152,62 </text:p>
          </table:table-cell>
          <table:table-cell table:style-name="ce10" office:value-type="float" office:value="-3124.83" calcext:value-type="float">
            <text:p>-3.124,83 </text:p>
          </table:table-cell>
          <table:table-cell table:style-name="ce10" office:value-type="float" office:value="-4332.27" calcext:value-type="float">
            <text:p>-4.332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457.1" calcext:value-type="float">
            <text:p>-7.457,10 </text:p>
          </table:table-cell>
          <table:table-cell table:style-name="ce10" office:value-type="float" office:value="16695.52" calcext:value-type="float">
            <text:p>16.695,5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29-6</text:p>
          </table:table-cell>
          <table:table-cell table:style-name="ce5" office:value-type="string" calcext:value-type="string">
            <text:p>ROGERIO PINH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NO RIO DE JANEIRO/RJ</text:p>
          </table:table-cell>
          <table:table-cell table:style-name="ce10" office:value-type="float" office:value="11616.08" calcext:value-type="float">
            <text:p>11.616,0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908.43" calcext:value-type="float">
            <text:p>14.908,4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18.63" calcext:value-type="float">
            <text:p>-2.518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27.49" calcext:value-type="float">
            <text:p>-3.427,49 </text:p>
          </table:table-cell>
          <table:table-cell table:style-name="ce10" office:value-type="float" office:value="11480.94" calcext:value-type="float">
            <text:p>11.480,9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9-9</text:p>
          </table:table-cell>
          <table:table-cell table:style-name="ce5" office:value-type="string" calcext:value-type="string">
            <text:p>ROGERIO RODRIGUES FRANCELIN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36-7</text:p>
          </table:table-cell>
          <table:table-cell table:style-name="ce5" office:value-type="string" calcext:value-type="string">
            <text:p>ROMANA DE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CRETARIA DE COMUNICAÇÃO INSTITUCION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106.72" calcext:value-type="float">
            <text:p>106,72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45.13" calcext:value-type="float">
            <text:p>18.845,13 </text:p>
          </table:table-cell>
          <table:table-cell table:style-name="ce10" office:value-type="float" office:value="-1710.44" calcext:value-type="float">
            <text:p>-1.710,44 </text:p>
          </table:table-cell>
          <table:table-cell table:style-name="ce10" office:value-type="float" office:value="-3432.93" calcext:value-type="float">
            <text:p>-3.432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43.37" calcext:value-type="float">
            <text:p>-5.143,37 </text:p>
          </table:table-cell>
          <table:table-cell table:style-name="ce10" office:value-type="float" office:value="13701.76" calcext:value-type="float">
            <text:p>13.701,7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18-0</text:p>
          </table:table-cell>
          <table:table-cell table:style-name="ce5" office:value-type="string" calcext:value-type="string">
            <text:p>ROMULO SAMUDIO LOUR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99-8</text:p>
          </table:table-cell>
          <table:table-cell table:style-name="ce5" office:value-type="string" calcext:value-type="string">
            <text:p>RONALDO DA SILVA NE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954.83" calcext:value-type="float">
            <text:p>1.954,83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054.42" calcext:value-type="float">
            <text:p>18.054,42 </text:p>
          </table:table-cell>
          <table:table-cell table:style-name="ce10" office:value-type="float" office:value="-1636.93" calcext:value-type="float">
            <text:p>-1.636,93 </text:p>
          </table:table-cell>
          <table:table-cell table:style-name="ce10" office:value-type="float" office:value="-3235.7" calcext:value-type="float">
            <text:p>-3.235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72.63" calcext:value-type="float">
            <text:p>-4.872,63 </text:p>
          </table:table-cell>
          <table:table-cell table:style-name="ce10" office:value-type="float" office:value="13181.79" calcext:value-type="float">
            <text:p>13.181,7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19-1</text:p>
          </table:table-cell>
          <table:table-cell table:style-name="ce5" office:value-type="string" calcext:value-type="string">
            <text:p>RONER MARCELO ROVER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PLANEJAMENTO E DE PROGRAMAÇÃO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926.71" calcext:value-type="float">
            <text:p>16.926,71 </text:p>
          </table:table-cell>
          <table:table-cell table:style-name="ce10" office:value-type="float" office:value="-1779.02" calcext:value-type="float">
            <text:p>-1.779,02 </text:p>
          </table:table-cell>
          <table:table-cell table:style-name="ce10" office:value-type="float" office:value="-2882.5" calcext:value-type="float">
            <text:p>-2.882,5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61.52" calcext:value-type="float">
            <text:p>-4.661,52 </text:p>
          </table:table-cell>
          <table:table-cell table:style-name="ce10" office:value-type="float" office:value="12265.19" calcext:value-type="float">
            <text:p>12.265,1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289-5</text:p>
          </table:table-cell>
          <table:table-cell table:style-name="ce5" office:value-type="string" calcext:value-type="string">
            <text:p>RONIEVON DE JESUS MARTIN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RREGEDORIA-GERAL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527.04" calcext:value-type="float">
            <text:p>527,04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22.61" calcext:value-type="float">
            <text:p>17.522,61 </text:p>
          </table:table-cell>
          <table:table-cell table:style-name="ce10" office:value-type="float" office:value="-1920.34" calcext:value-type="float">
            <text:p>-1.920,34 </text:p>
          </table:table-cell>
          <table:table-cell table:style-name="ce10" office:value-type="float" office:value="-3356.46" calcext:value-type="float">
            <text:p>-3.356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76.8" calcext:value-type="float">
            <text:p>-5.276,80 </text:p>
          </table:table-cell>
          <table:table-cell table:style-name="ce10" office:value-type="float" office:value="12245.81" calcext:value-type="float">
            <text:p>12.245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05-1</text:p>
          </table:table-cell>
          <table:table-cell table:style-name="ce5" office:value-type="string" calcext:value-type="string">
            <text:p>ROSANA LOPES DE SOU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942.7" calcext:value-type="float">
            <text:p>942,7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006.47" calcext:value-type="float">
            <text:p>2.006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211.55" calcext:value-type="float">
            <text:p>20.211,55 </text:p>
          </table:table-cell>
          <table:table-cell table:style-name="ce10" office:value-type="float" office:value="-2006.47" calcext:value-type="float">
            <text:p>-2.006,47 </text:p>
          </table:table-cell>
          <table:table-cell table:style-name="ce10" office:value-type="float" office:value="-4028.1" calcext:value-type="float">
            <text:p>-4.028,1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34.57" calcext:value-type="float">
            <text:p>-6.034,57 </text:p>
          </table:table-cell>
          <table:table-cell table:style-name="ce10" office:value-type="float" office:value="14176.98" calcext:value-type="float">
            <text:p>14.176,9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58-4</text:p>
          </table:table-cell>
          <table:table-cell table:style-name="ce5" office:value-type="string" calcext:value-type="string">
            <text:p>ROSANA SILVA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GESTÃO DA INFORMAÇÃO PROCESSUAL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66.81" calcext:value-type="float">
            <text:p>266,81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529.19" calcext:value-type="float">
            <text:p>17.529,19 </text:p>
          </table:table-cell>
          <table:table-cell table:style-name="ce10" office:value-type="float" office:value="-1736.47" calcext:value-type="float">
            <text:p>-1.736,47 </text:p>
          </table:table-cell>
          <table:table-cell table:style-name="ce10" office:value-type="float" office:value="-2752.16" calcext:value-type="float">
            <text:p>-2.752,1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8.63" calcext:value-type="float">
            <text:p>-4.488,63 </text:p>
          </table:table-cell>
          <table:table-cell table:style-name="ce10" office:value-type="float" office:value="13040.56" calcext:value-type="float">
            <text:p>13.040,5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95-7</text:p>
          </table:table-cell>
          <table:table-cell table:style-name="ce5" office:value-type="string" calcext:value-type="string">
            <text:p>ROSANE COSTA PESSA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278.94" calcext:value-type="float">
            <text:p>16.278,94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55.48" calcext:value-type="float">
            <text:p>-2.955,4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64.34" calcext:value-type="float">
            <text:p>-3.864,34 </text:p>
          </table:table-cell>
          <table:table-cell table:style-name="ce10" office:value-type="float" office:value="12414.6" calcext:value-type="float">
            <text:p>12.414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57-5</text:p>
          </table:table-cell>
          <table:table-cell table:style-name="ce5" office:value-type="string" calcext:value-type="string">
            <text:p>ROSANE PRETO CAVALHEIR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SANTA MARIA/RS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576.25" calcext:value-type="float">
            <text:p>576,25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757.16" calcext:value-type="float">
            <text:p>25.757,16 </text:p>
          </table:table-cell>
          <table:table-cell table:style-name="ce10" office:value-type="float" office:value="-3390.76" calcext:value-type="float">
            <text:p>-3.390,76 </text:p>
          </table:table-cell>
          <table:table-cell table:style-name="ce10" office:value-type="float" office:value="-5216.59" calcext:value-type="float">
            <text:p>-5.216,5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607.35" calcext:value-type="float">
            <text:p>-8.607,35 </text:p>
          </table:table-cell>
          <table:table-cell table:style-name="ce10" office:value-type="float" office:value="17149.81" calcext:value-type="float">
            <text:p>17.149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58-8</text:p>
          </table:table-cell>
          <table:table-cell table:style-name="ce5" office:value-type="string" calcext:value-type="string">
            <text:p>ROSÂNGELA BARROS SILVA</text:p>
          </table:table-cell>
          <table:table-cell table:style-name="ce5" office:value-type="string" calcext:value-type="string">
            <text:p>ANALISTA DO MPU/PSICOLOGIA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21888.56" calcext:value-type="float">
            <text:p>21.888,56 </text:p>
          </table:table-cell>
          <table:table-cell table:style-name="ce10" office:value-type="float" office:value="350.21" calcext:value-type="float">
            <text:p>350,21 </text:p>
          </table:table-cell>
          <table:table-cell table:style-name="ce10" office:value-type="float" office:value="4004.44" calcext:value-type="float">
            <text:p>4.004,4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636.32" calcext:value-type="float">
            <text:p>27.636,32 </text:p>
          </table:table-cell>
          <table:table-cell table:style-name="ce10" office:value-type="float" office:value="-3146.5" calcext:value-type="float">
            <text:p>-3.146,50 </text:p>
          </table:table-cell>
          <table:table-cell table:style-name="ce10" office:value-type="float" office:value="-5351.32" calcext:value-type="float">
            <text:p>-5.35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497.82" calcext:value-type="float">
            <text:p>-8.497,82 </text:p>
          </table:table-cell>
          <table:table-cell table:style-name="ce10" office:value-type="float" office:value="19138.5" calcext:value-type="float">
            <text:p>19.138,5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15-6</text:p>
          </table:table-cell>
          <table:table-cell table:style-name="ce5" office:value-type="string" calcext:value-type="string">
            <text:p>ROSANGELA FERNANDES RIBEIR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538.25" calcext:value-type="float">
            <text:p>2.538,2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21-9</text:p>
          </table:table-cell>
          <table:table-cell table:style-name="ce5" office:value-type="string" calcext:value-type="string">
            <text:p>RUBENS PEREIRA PRAD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CONSULTORIA JURÍDICA E TÉCNICA</text:p>
          </table:table-cell>
          <table:table-cell table:style-name="ce10" office:value-type="float" office:value="21450.8" calcext:value-type="float">
            <text:p>21.450,80 </text:p>
          </table:table-cell>
          <table:table-cell table:style-name="ce10" office:value-type="float" office:value="175.1" calcext:value-type="float">
            <text:p>175,10 </text:p>
          </table:table-cell>
          <table:table-cell table:style-name="ce10" office:value-type="float" office:value="8313.37" calcext:value-type="float">
            <text:p>8.313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833.83" calcext:value-type="float">
            <text:p>9.833,8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41166.21" calcext:value-type="float">
            <text:p>41.166,21 </text:p>
          </table:table-cell>
          <table:table-cell table:style-name="ce10" office:value-type="float" office:value="-3009.26" calcext:value-type="float">
            <text:p>-3.009,26 </text:p>
          </table:table-cell>
          <table:table-cell table:style-name="ce10" office:value-type="float" office:value="-8318.05" calcext:value-type="float">
            <text:p>-8.318,0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327.31" calcext:value-type="float">
            <text:p>-11.327,31 </text:p>
          </table:table-cell>
          <table:table-cell table:style-name="ce10" office:value-type="float" office:value="29838.9" calcext:value-type="float">
            <text:p>29.838,9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91-7</text:p>
          </table:table-cell>
          <table:table-cell table:style-name="ce5" office:value-type="string" calcext:value-type="string">
            <text:p>RUBENS SOUZA DA LUZ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BAGÉ/RS</text:p>
          </table:table-cell>
          <table:table-cell table:style-name="ce10" office:value-type="float" office:value="1645.88" calcext:value-type="float">
            <text:p>1.645,8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86.22" calcext:value-type="float">
            <text:p>2.786,22 </text:p>
          </table:table-cell>
          <table:table-cell table:style-name="ce10" office:value-type="float" office:value="8321.96" calcext:value-type="float">
            <text:p>8.321,96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471" calcext:value-type="float">
            <text:p>-471,0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6.6" calcext:value-type="float">
            <text:p>-836,60 </text:p>
          </table:table-cell>
          <table:table-cell table:style-name="ce10" office:value-type="float" office:value="7485.36" calcext:value-type="float">
            <text:p>7.485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28-6</text:p>
          </table:table-cell>
          <table:table-cell table:style-name="ce5" office:value-type="string" calcext:value-type="string">
            <text:p>SAMUEL REZEN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633.21" calcext:value-type="float">
            <text:p>16.633,2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45.09" calcext:value-type="float">
            <text:p>-3.045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53.95" calcext:value-type="float">
            <text:p>-3.953,95 </text:p>
          </table:table-cell>
          <table:table-cell table:style-name="ce10" office:value-type="float" office:value="12679.26" calcext:value-type="float">
            <text:p>12.679,2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08-1</text:p>
          </table:table-cell>
          <table:table-cell table:style-name="ce5" office:value-type="string" calcext:value-type="string">
            <text:p>SANDRA LUCAS GOUVEIA NOCELLO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REGISTRO E DE APOIO TÉCNIC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49-2</text:p>
          </table:table-cell>
          <table:table-cell table:style-name="ce5" office:value-type="string" calcext:value-type="string">
            <text:p>SANDRA SALETE PEREIRA AL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CARLOS FREDERICO DE OLIVEIRA PEREIRA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57.01" calcext:value-type="float">
            <text:p>1.757,0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912.67" calcext:value-type="float">
            <text:p>18.912,67 </text:p>
          </table:table-cell>
          <table:table-cell table:style-name="ce10" office:value-type="float" office:value="-1757.01" calcext:value-type="float">
            <text:p>-1.757,01 </text:p>
          </table:table-cell>
          <table:table-cell table:style-name="ce10" office:value-type="float" office:value="-3486.83" calcext:value-type="float">
            <text:p>-3.486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43.84" calcext:value-type="float">
            <text:p>-5.243,84 </text:p>
          </table:table-cell>
          <table:table-cell table:style-name="ce10" office:value-type="float" office:value="13668.83" calcext:value-type="float">
            <text:p>13.668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199-6</text:p>
          </table:table-cell>
          <table:table-cell table:style-name="ce5" office:value-type="string" calcext:value-type="string">
            <text:p>SELMA GIANNE NETTO AFLAL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2802.44" calcext:value-type="float">
            <text:p>2.802,44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154.85" calcext:value-type="float">
            <text:p>2.154,85 </text:p>
          </table:table-cell>
          <table:table-cell table:style-name="ce10" office:value-type="float" office:value="1067.27" calcext:value-type="float">
            <text:p>1.067,27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657.77" calcext:value-type="float">
            <text:p>22.657,77 </text:p>
          </table:table-cell>
          <table:table-cell table:style-name="ce10" office:value-type="float" office:value="-2154.85" calcext:value-type="float">
            <text:p>-2.154,85 </text:p>
          </table:table-cell>
          <table:table-cell table:style-name="ce10" office:value-type="float" office:value="-4359.19" calcext:value-type="float">
            <text:p>-4.359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514.04" calcext:value-type="float">
            <text:p>-6.514,04 </text:p>
          </table:table-cell>
          <table:table-cell table:style-name="ce10" office:value-type="float" office:value="16143.73" calcext:value-type="float">
            <text:p>16.143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62-8</text:p>
          </table:table-cell>
          <table:table-cell table:style-name="ce5" office:value-type="string" calcext:value-type="string">
            <text:p>SERGIO GIOVANE CANAVARRO ALVES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9642.2" calcext:value-type="float">
            <text:p>19.642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398.96" calcext:value-type="float">
            <text:p>398,96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2765.79" calcext:value-type="float">
            <text:p>22.765,7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307.09" calcext:value-type="float">
            <text:p>-4.307,0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215.95" calcext:value-type="float">
            <text:p>-5.215,95 </text:p>
          </table:table-cell>
          <table:table-cell table:style-name="ce10" office:value-type="float" office:value="17549.84" calcext:value-type="float">
            <text:p>17.549,8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93-3</text:p>
          </table:table-cell>
          <table:table-cell table:style-name="ce5" office:value-type="string" calcext:value-type="string">
            <text:p>SERGIO GUILHERME DA SILVA CARVALHO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number-columns-repeated="2" table:style-name="ce10" office:value-type="float" office:value="1393.11" calcext:value-type="float">
            <text:p>1.393,1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3-5</text:p>
          </table:table-cell>
          <table:table-cell table:style-name="ce5" office:value-type="string" calcext:value-type="string">
            <text:p>SILVANE ALVES MACIEL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3ª PROCURADORIA DE JUSTIÇA MILITAR NO RIO DE JANEIRO/RJ</text:p>
          </table:table-cell>
          <table:table-cell table:style-name="ce10" office:value-type="float" office:value="11971.67" calcext:value-type="float">
            <text:p>11.97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264.02" calcext:value-type="float">
            <text:p>15.264,02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531.87" calcext:value-type="float">
            <text:p>-2.531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440.73" calcext:value-type="float">
            <text:p>-3.440,73 </text:p>
          </table:table-cell>
          <table:table-cell table:style-name="ce10" office:value-type="float" office:value="11823.29" calcext:value-type="float">
            <text:p>11.823,2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8-8</text:p>
          </table:table-cell>
          <table:table-cell table:style-name="ce5" office:value-type="string" calcext:value-type="string">
            <text:p>SIMONE DA SILVA DE VASCONCELOS LIN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ENTRO DE SAÚDE E BEM ESTAR DA PGJM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73-5</text:p>
          </table:table-cell>
          <table:table-cell table:style-name="ce5" office:value-type="string" calcext:value-type="string">
            <text:p>SIMONE GALENO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18.86" calcext:value-type="float">
            <text:p>1.718,86 </text:p>
          </table:table-cell>
          <table:table-cell table:style-name="ce10" office:value-type="float" office:value="229.98" calcext:value-type="float">
            <text:p>229,9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875.55" calcext:value-type="float">
            <text:p>18.875,55 </text:p>
          </table:table-cell>
          <table:table-cell table:style-name="ce10" office:value-type="float" office:value="-1718.86" calcext:value-type="float">
            <text:p>-1.718,86 </text:p>
          </table:table-cell>
          <table:table-cell table:style-name="ce10" office:value-type="float" office:value="-3386.84" calcext:value-type="float">
            <text:p>-3.386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05.7" calcext:value-type="float">
            <text:p>-5.105,70 </text:p>
          </table:table-cell>
          <table:table-cell table:style-name="ce10" office:value-type="float" office:value="13769.85" calcext:value-type="float">
            <text:p>13.769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40-5</text:p>
          </table:table-cell>
          <table:table-cell table:style-name="ce5" office:value-type="string" calcext:value-type="string">
            <text:p>SIMONE SILVA DE SOUSA INZAULGARA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ALEXANDRE CARLOS UMBERTO CONCESI</text:p>
          </table:table-cell>
          <table:table-cell table:style-name="ce10" office:value-type="float" office:value="13207.46" calcext:value-type="float">
            <text:p>13.207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128.98" calcext:value-type="float">
            <text:p>17.128,98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860.97" calcext:value-type="float">
            <text:p>-2.860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555.94" calcext:value-type="float">
            <text:p>-4.555,94 </text:p>
          </table:table-cell>
          <table:table-cell table:style-name="ce10" office:value-type="float" office:value="12573.04" calcext:value-type="float">
            <text:p>12.573,0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50-9</text:p>
          </table:table-cell>
          <table:table-cell table:style-name="ce5" office:value-type="string" calcext:value-type="string">
            <text:p>SOLANGE AGUIAR COELHO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CONSELHO NACIONAL DO MINISTÉRIO PÚBLICO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.55" calcext:value-type="float">
            <text:p>87,55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588.11" calcext:value-type="float">
            <text:p>23.588,11 </text:p>
          </table:table-cell>
          <table:table-cell table:style-name="ce10" office:value-type="float" office:value="-3103.16" calcext:value-type="float">
            <text:p>-3.103,16 </text:p>
          </table:table-cell>
          <table:table-cell table:style-name="ce10" office:value-type="float" office:value="-4197.84" calcext:value-type="float">
            <text:p>-4.197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01" calcext:value-type="float">
            <text:p>-7.301,00 </text:p>
          </table:table-cell>
          <table:table-cell table:style-name="ce10" office:value-type="float" office:value="16287.11" calcext:value-type="float">
            <text:p>16.287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597-5</text:p>
          </table:table-cell>
          <table:table-cell table:style-name="ce5" office:value-type="string" calcext:value-type="string">
            <text:p>SORAYA JERICÓ ALVES FEITOS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480.27" calcext:value-type="float">
            <text:p>480,27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771.69" calcext:value-type="float">
            <text:p>1.771,6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0743.43" calcext:value-type="float">
            <text:p>20.743,43 </text:p>
          </table:table-cell>
          <table:table-cell table:style-name="ce10" office:value-type="float" office:value="-1771.69" calcext:value-type="float">
            <text:p>-1.771,69 </text:p>
          </table:table-cell>
          <table:table-cell table:style-name="ce10" office:value-type="float" office:value="-3938.12" calcext:value-type="float">
            <text:p>-3.938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09.81" calcext:value-type="float">
            <text:p>-5.709,81 </text:p>
          </table:table-cell>
          <table:table-cell table:style-name="ce10" office:value-type="float" office:value="15033.62" calcext:value-type="float">
            <text:p>15.033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94-9</text:p>
          </table:table-cell>
          <table:table-cell table:style-name="ce5" office:value-type="string" calcext:value-type="string">
            <text:p>STEPHAN FERNANDES HOUAT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ELÉM/PA</text:p>
          </table:table-cell>
          <table:table-cell table:style-name="ce10" office:value-type="float" office:value="18398.96" calcext:value-type="float">
            <text:p>18.398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429.04" calcext:value-type="float">
            <text:p>1.429,0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845.2" calcext:value-type="float">
            <text:p>24.845,2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063.66" calcext:value-type="float">
            <text:p>-5.063,6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72.52" calcext:value-type="float">
            <text:p>-5.972,52 </text:p>
          </table:table-cell>
          <table:table-cell table:style-name="ce10" office:value-type="float" office:value="18872.68" calcext:value-type="float">
            <text:p>18.872,6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72-5</text:p>
          </table:table-cell>
          <table:table-cell table:style-name="ce5" office:value-type="string" calcext:value-type="string">
            <text:p>TADEU DE CASSIO SILVA</text:p>
          </table:table-cell>
          <table:table-cell table:style-name="ce5" office:value-type="string" calcext:value-type="string">
            <text:p>TECNICO DO MPU/SAÚDE/ENFERMAGEM</text:p>
          </table:table-cell>
          <table:table-cell table:style-name="ce5" office:value-type="string" calcext:value-type="string">
            <text:p>COORDENADORIA DE ATENÇÃO À SAÚDE</text:p>
          </table:table-cell>
          <table:table-cell table:style-name="ce10" office:value-type="float" office:value="11971.67" calcext:value-type="float">
            <text:p>11.971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474.12" calcext:value-type="float">
            <text:p>474,1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367.31" calcext:value-type="float">
            <text:p>16.367,3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919.83" calcext:value-type="float">
            <text:p>-2.919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28.69" calcext:value-type="float">
            <text:p>-3.828,69 </text:p>
          </table:table-cell>
          <table:table-cell table:style-name="ce10" office:value-type="float" office:value="12538.62" calcext:value-type="float">
            <text:p>12.538,6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12-6</text:p>
          </table:table-cell>
          <table:table-cell table:style-name="ce5" office:value-type="string" calcext:value-type="string">
            <text:p>TÂNIA GUIMARÃES PEREIRA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SSESSORIA TÉCNICA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6028.97" calcext:value-type="float">
            <text:p>26.028,97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5029.46" calcext:value-type="float">
            <text:p>-5.029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118.17" calcext:value-type="float">
            <text:p>-8.118,17 </text:p>
          </table:table-cell>
          <table:table-cell table:style-name="ce10" office:value-type="float" office:value="17910.8" calcext:value-type="float">
            <text:p>17.910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53-1</text:p>
          </table:table-cell>
          <table:table-cell table:style-name="ce5" office:value-type="string" calcext:value-type="string">
            <text:p>TÂNIA RUBIA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NO RIO DE JANEIRO/RJ</text:p>
          </table:table-cell>
          <table:table-cell table:style-name="ce10" office:value-type="float" office:value="12822.77" calcext:value-type="float">
            <text:p>12.822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215.88" calcext:value-type="float">
            <text:p>14.215,88 </text:p>
          </table:table-cell>
          <table:table-cell table:style-name="ce10" office:value-type="float" office:value="-1620.41" calcext:value-type="float">
            <text:p>-1.620,41 </text:p>
          </table:table-cell>
          <table:table-cell table:style-name="ce10" office:value-type="float" office:value="-2184.64" calcext:value-type="float">
            <text:p>-2.184,6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805.05" calcext:value-type="float">
            <text:p>-3.805,05 </text:p>
          </table:table-cell>
          <table:table-cell table:style-name="ce10" office:value-type="float" office:value="10410.83" calcext:value-type="float">
            <text:p>10.410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89-2</text:p>
          </table:table-cell>
          <table:table-cell table:style-name="ce5" office:value-type="string" calcext:value-type="string">
            <text:p>TAYANE PINHEIRO PER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COORDENADORIA <text:s/>DE LEGISLAÇÃO E DE JURISPRUDÊNCIA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8-1</text:p>
          </table:table-cell>
          <table:table-cell table:style-name="ce5" office:value-type="string" calcext:value-type="string">
            <text:p>THAIS AZERED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0996.22" calcext:value-type="float">
            <text:p>10.996,22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2389.33" calcext:value-type="float">
            <text:p>12.389,33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1878.02" calcext:value-type="float">
            <text:p>-1.878,0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786.88" calcext:value-type="float">
            <text:p>-2.786,88 </text:p>
          </table:table-cell>
          <table:table-cell table:style-name="ce10" office:value-type="float" office:value="9602.45" calcext:value-type="float">
            <text:p>9.602,4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56-2</text:p>
          </table:table-cell>
          <table:table-cell table:style-name="ce5" office:value-type="string" calcext:value-type="string">
            <text:p>THAYSSA LARA GRISOLIA ASSAD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676.54" calcext:value-type="float">
            <text:p>676,54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751.08" calcext:value-type="float">
            <text:p>1.751,08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827.42" calcext:value-type="float">
            <text:p>27.827,42 </text:p>
          </table:table-cell>
          <table:table-cell table:style-name="ce10" office:value-type="float" office:value="-3200.34" calcext:value-type="float">
            <text:p>-3.200,34 </text:p>
          </table:table-cell>
          <table:table-cell table:style-name="ce10" office:value-type="float" office:value="-5441.2" calcext:value-type="float">
            <text:p>-5.441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641.54" calcext:value-type="float">
            <text:p>-8.641,54 </text:p>
          </table:table-cell>
          <table:table-cell table:style-name="ce10" office:value-type="float" office:value="19185.88" calcext:value-type="float">
            <text:p>19.185,88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46-1</text:p>
          </table:table-cell>
          <table:table-cell table:style-name="ce5" office:value-type="string" calcext:value-type="string">
            <text:p>THIAGO DE SOUZA GO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IVISÃO DE SEGURANÇA INSTITUCIONAL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782.15" calcext:value-type="float">
            <text:p>3.782,1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49-8</text:p>
          </table:table-cell>
          <table:table-cell table:style-name="ce5" office:value-type="string" calcext:value-type="string">
            <text:p>THIAGO ROGERIO LIBERATO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DE SUPORTE TÉCNICO</text:p>
          </table:table-cell>
          <table:table-cell table:style-name="ce10" office:value-type="float" office:value="13081.81" calcext:value-type="float">
            <text:p>13.081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74.35" calcext:value-type="float">
            <text:p>1.574,35 </text:p>
          </table:table-cell>
          <table:table-cell table:style-name="ce10" office:value-type="float" office:value="15987.68" calcext:value-type="float">
            <text:p>15.987,68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647.85" calcext:value-type="float">
            <text:p>-2.647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56.71" calcext:value-type="float">
            <text:p>-3.556,71 </text:p>
          </table:table-cell>
          <table:table-cell table:style-name="ce10" office:value-type="float" office:value="12430.97" calcext:value-type="float">
            <text:p>12.430,9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96-1</text:p>
          </table:table-cell>
          <table:table-cell table:style-name="ce5" office:value-type="string" calcext:value-type="string">
            <text:p>THOMAS LEE DE SOUZA PE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PROCURADORIA DE JUSTIÇA MILITAR EM FORTALEZA/CE</text:p>
          </table:table-cell>
          <table:table-cell table:style-name="ce10" office:value-type="float" office:value="1243.9" calcext:value-type="float">
            <text:p>1.2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6.81" calcext:value-type="float">
            <text:p>1.566,81 </text:p>
          </table:table-cell>
          <table:table-cell table:style-name="ce10" office:value-type="float" office:value="3955.85" calcext:value-type="float">
            <text:p>3.955,8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3955.85" calcext:value-type="float">
            <text:p>3.955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00-3</text:p>
          </table:table-cell>
          <table:table-cell table:style-name="ce5" office:value-type="string" calcext:value-type="string">
            <text:p>TIAGO LUIZ DA SILVA MARQU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SECRETARIA DE CERIMONIAL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31.16" calcext:value-type="float">
            <text:p>1.631,16 </text:p>
          </table:table-cell>
          <table:table-cell table:style-name="ce10" office:value-type="float" office:value="5521.02" calcext:value-type="float">
            <text:p>5.521,02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5038.11" calcext:value-type="float">
            <text:p>5.038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26-8</text:p>
          </table:table-cell>
          <table:table-cell table:style-name="ce5" office:value-type="string" calcext:value-type="string">
            <text:p>TULIANA REZENDE BARBOSA NEVES REIS</text:p>
          </table:table-cell>
          <table:table-cell table:style-name="ce5" office:value-type="string" calcext:value-type="string">
            <text:p>ANALISTA DO MPU/PERITO EM ENGENHARIA CIVIL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9828" calcext:value-type="float">
            <text:p>19.828,0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221.11" calcext:value-type="float">
            <text:p>21.221,1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4075.38" calcext:value-type="float">
            <text:p>-4.075,3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84.24" calcext:value-type="float">
            <text:p>-4.984,24 </text:p>
          </table:table-cell>
          <table:table-cell table:style-name="ce10" office:value-type="float" office:value="16236.87" calcext:value-type="float">
            <text:p>16.236,8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65-9</text:p>
          </table:table-cell>
          <table:table-cell table:style-name="ce5" office:value-type="string" calcext:value-type="string">
            <text:p>UINDSON NEVES DE SOUSA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2411.57" calcext:value-type="float">
            <text:p>12.411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145.14" calcext:value-type="float">
            <text:p>1.1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82.61" calcext:value-type="float">
            <text:p>4.482,6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432.43" calcext:value-type="float">
            <text:p>19.432,43 </text:p>
          </table:table-cell>
          <table:table-cell table:style-name="ce10" office:value-type="float" office:value="-1342.76" calcext:value-type="float">
            <text:p>-1.342,76 </text:p>
          </table:table-cell>
          <table:table-cell table:style-name="ce10" office:value-type="float" office:value="-2619.06" calcext:value-type="float">
            <text:p>-2.619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61.82" calcext:value-type="float">
            <text:p>-3.961,82 </text:p>
          </table:table-cell>
          <table:table-cell table:style-name="ce10" office:value-type="float" office:value="15470.61" calcext:value-type="float">
            <text:p>15.470,6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60-2</text:p>
          </table:table-cell>
          <table:table-cell table:style-name="ce5" office:value-type="string" calcext:value-type="string">
            <text:p>VALDEMAR COELHO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CURITIBA/PR</text:p>
          </table:table-cell>
          <table:table-cell table:style-name="ce10" office:value-type="float" office:value="15075.18" calcext:value-type="float">
            <text:p>15.075,18 </text:p>
          </table:table-cell>
          <table:table-cell table:style-name="ce10" office:value-type="float" office:value="213.45" calcext:value-type="float">
            <text:p>213,45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26.88" calcext:value-type="float">
            <text:p>17.826,88 </text:p>
          </table:table-cell>
          <table:table-cell table:style-name="ce10" office:value-type="float" office:value="-1727.67" calcext:value-type="float">
            <text:p>-1.727,67 </text:p>
          </table:table-cell>
          <table:table-cell table:style-name="ce10" office:value-type="float" office:value="-3043.9" calcext:value-type="float">
            <text:p>-3.043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71.57" calcext:value-type="float">
            <text:p>-4.771,57 </text:p>
          </table:table-cell>
          <table:table-cell table:style-name="ce10" office:value-type="float" office:value="13055.31" calcext:value-type="float">
            <text:p>13.055,3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673-0</text:p>
          </table:table-cell>
          <table:table-cell table:style-name="ce5" office:value-type="string" calcext:value-type="string">
            <text:p>VALDICK DE CALDAS BRAGA</text:p>
          </table:table-cell>
          <table:table-cell table:style-name="ce5" office:value-type="string" calcext:value-type="string">
            <text:p>ANALISTA DO MPU/PERITO EM ENGENHARIA CIVIL</text:p>
          </table:table-cell>
          <table:table-cell table:style-name="ce5" office:value-type="string" calcext:value-type="string">
            <text:p>CONSELHO DA JUSTIÇA FEDERAL</text:p>
          </table:table-cell>
          <table:table-cell table:style-name="ce10" office:value-type="float" office:value="17684.44" calcext:value-type="float">
            <text:p>17.684,4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9077.55" calcext:value-type="float">
            <text:p>19.077,55 </text:p>
          </table:table-cell>
          <table:table-cell table:style-name="ce10" office:value-type="float" office:value="-2431.15" calcext:value-type="float">
            <text:p>-2.431,15 </text:p>
          </table:table-cell>
          <table:table-cell table:style-name="ce10" office:value-type="float" office:value="-3298.65" calcext:value-type="float">
            <text:p>-3.298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729.8" calcext:value-type="float">
            <text:p>-5.729,80 </text:p>
          </table:table-cell>
          <table:table-cell table:style-name="ce10" office:value-type="float" office:value="13347.75" calcext:value-type="float">
            <text:p>13.347,7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45-6</text:p>
          </table:table-cell>
          <table:table-cell table:style-name="ce5" office:value-type="string" calcext:value-type="string">
            <text:p>VALDO DOURADO DA SILVA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PROCURADORIA DE JUSTIÇA MILITAR EM RECIFE/PE</text:p>
          </table:table-cell>
          <table:table-cell table:style-name="ce10" office:value-type="float" office:value="14674.96" calcext:value-type="float">
            <text:p>14.674,96 </text:p>
          </table:table-cell>
          <table:table-cell table:style-name="ce10" office:value-type="float" office:value="106.72" calcext:value-type="float">
            <text:p>106,72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1652.41" calcext:value-type="float">
            <text:p>1.652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827.2" calcext:value-type="float">
            <text:p>17.827,20 </text:p>
          </table:table-cell>
          <table:table-cell table:style-name="ce10" office:value-type="float" office:value="-1652.41" calcext:value-type="float">
            <text:p>-1.652,41 </text:p>
          </table:table-cell>
          <table:table-cell table:style-name="ce10" office:value-type="float" office:value="-3168.96" calcext:value-type="float">
            <text:p>-3.168,9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1.37" calcext:value-type="float">
            <text:p>-4.821,37 </text:p>
          </table:table-cell>
          <table:table-cell table:style-name="ce10" office:value-type="float" office:value="13005.83" calcext:value-type="float">
            <text:p>13.005,8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40-8</text:p>
          </table:table-cell>
          <table:table-cell table:style-name="ce5" office:value-type="string" calcext:value-type="string">
            <text:p>VALTER EUFRAZIO SANTOS MARANHÃ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SEÇÃO DE EXPEDIÇÃO</text:p>
          </table:table-cell>
          <table:table-cell table:style-name="ce10" office:value-type="float" office:value="13340.86" calcext:value-type="float">
            <text:p>13.340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567.52" calcext:value-type="float">
            <text:p>1.567,52 </text:p>
          </table:table-cell>
          <table:table-cell table:style-name="ce10" office:value-type="float" office:value="17436.79" calcext:value-type="float">
            <text:p>17.436,79 </text:p>
          </table:table-cell>
          <table:table-cell table:style-name="ce10" office:value-type="float" office:value="-1675.62" calcext:value-type="float">
            <text:p>-1.675,62 </text:p>
          </table:table-cell>
          <table:table-cell table:style-name="ce10" office:value-type="float" office:value="-2955.11" calcext:value-type="float">
            <text:p>-2.955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630.73" calcext:value-type="float">
            <text:p>-4.630,73 </text:p>
          </table:table-cell>
          <table:table-cell table:style-name="ce10" office:value-type="float" office:value="12806.06" calcext:value-type="float">
            <text:p>12.806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18-2</text:p>
          </table:table-cell>
          <table:table-cell table:style-name="ce5" office:value-type="string" calcext:value-type="string">
            <text:p>VANDA APARECIDA BERGAMIM DE PAULA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GABINETE DO SUBPROCURADOR-GERAL DE JUSTIÇA MILITAR ROBERTO COUTINHO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2811.91" calcext:value-type="float">
            <text:p>2.811,91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2134.4" calcext:value-type="float">
            <text:p>2.134,4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941.88" calcext:value-type="float">
            <text:p>21.941,88 </text:p>
          </table:table-cell>
          <table:table-cell table:style-name="ce10" office:value-type="float" office:value="-2134.4" calcext:value-type="float">
            <text:p>-2.134,40 </text:p>
          </table:table-cell>
          <table:table-cell table:style-name="ce10" office:value-type="float" office:value="-4115.81" calcext:value-type="float">
            <text:p>-4.115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50.21" calcext:value-type="float">
            <text:p>-6.250,21 </text:p>
          </table:table-cell>
          <table:table-cell table:style-name="ce10" office:value-type="float" office:value="15691.67" calcext:value-type="float">
            <text:p>15.691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204-1</text:p>
          </table:table-cell>
          <table:table-cell table:style-name="ce5" office:value-type="string" calcext:value-type="string">
            <text:p>VANESSA CHAU FERREIR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JURÍDICA DO GABINETE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6731.35" calcext:value-type="float">
            <text:p>6.731,3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30231.91" calcext:value-type="float">
            <text:p>30.231,91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6028.86" calcext:value-type="float">
            <text:p>-6.028,8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117.57" calcext:value-type="float">
            <text:p>-9.117,57 </text:p>
          </table:table-cell>
          <table:table-cell table:style-name="ce10" office:value-type="float" office:value="21114.34" calcext:value-type="float">
            <text:p>21.114,3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62-5</text:p>
          </table:table-cell>
          <table:table-cell table:style-name="ce5" office:value-type="string" calcext:value-type="string">
            <text:p>VANESSA DE PONTES CEZARIO BASTOS</text:p>
          </table:table-cell>
          <table:table-cell table:style-name="ce5" office:value-type="string" calcext:value-type="string">
            <text:p>ANALISTA DO MPU/ENDOCRINOLOGIA</text:p>
          </table:table-cell>
          <table:table-cell table:style-name="ce5" office:value-type="string" calcext:value-type="string">
            <text:p>DIVISÃO DE ATENÇÃO MÉDICA</text:p>
          </table:table-cell>
          <table:table-cell table:style-name="ce10" office:value-type="float" office:value="21463.56" calcext:value-type="float">
            <text:p>21.463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624.09" calcext:value-type="float">
            <text:p>3.624,09 </text:p>
          </table:table-cell>
          <table:table-cell table:number-columns-repeated="3" table:style-name="ce10" office:value-type="float" office:value="0" calcext:value-type="float">
            <text:p>0,00 </text:p>
          </table:table-cell>
          <table:table-cell table:style-name="ce10" office:value-type="float" office:value="850.04" calcext:value-type="float">
            <text:p>850,04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330.8" calcext:value-type="float">
            <text:p>27.330,80 </text:p>
          </table:table-cell>
          <table:table-cell table:style-name="ce10" office:value-type="float" office:value="-2984.57" calcext:value-type="float">
            <text:p>-2.984,57 </text:p>
          </table:table-cell>
          <table:table-cell table:style-name="ce10" office:value-type="float" office:value="-5311.83" calcext:value-type="float">
            <text:p>-5.311,8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96.4" calcext:value-type="float">
            <text:p>-8.296,40 </text:p>
          </table:table-cell>
          <table:table-cell table:style-name="ce10" office:value-type="float" office:value="19034.4" calcext:value-type="float">
            <text:p>19.034,4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396-0</text:p>
          </table:table-cell>
          <table:table-cell table:style-name="ce5" office:value-type="string" calcext:value-type="string">
            <text:p>VANESSA FERRAZ SALERNO 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EPARTAMENTO DE GESTÃO DE PESSOAS</text:p>
          </table:table-cell>
          <table:table-cell table:style-name="ce10" office:value-type="float" office:value="12952.29" calcext:value-type="float">
            <text:p>12.952,2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5676.92" calcext:value-type="float">
            <text:p>15.676,92 </text:p>
          </table:table-cell>
          <table:table-cell table:style-name="ce10" office:value-type="float" office:value="-1639.19" calcext:value-type="float">
            <text:p>-1.639,19 </text:p>
          </table:table-cell>
          <table:table-cell table:style-name="ce10" office:value-type="float" office:value="-2529.13" calcext:value-type="float">
            <text:p>-2.529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168.32" calcext:value-type="float">
            <text:p>-4.168,32 </text:p>
          </table:table-cell>
          <table:table-cell table:style-name="ce10" office:value-type="float" office:value="11508.6" calcext:value-type="float">
            <text:p>11.508,6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37-2</text:p>
          </table:table-cell>
          <table:table-cell table:style-name="ce5" office:value-type="string" calcext:value-type="string">
            <text:p>VERA JANE REGIS PIRE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DIVISÃO DE DOCUMENTAÇÃO E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5282.97" calcext:value-type="float">
            <text:p>5.282,9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117.31" calcext:value-type="float">
            <text:p>-117,3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82.91" calcext:value-type="float">
            <text:p>-482,91 </text:p>
          </table:table-cell>
          <table:table-cell table:style-name="ce10" office:value-type="float" office:value="4800.06" calcext:value-type="float">
            <text:p>4.800,0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84-2</text:p>
          </table:table-cell>
          <table:table-cell table:style-name="ce5" office:value-type="string" calcext:value-type="string">
            <text:p>VERA LUCIA GUIMARÃES DE SOUSA</text:p>
          </table:table-cell>
          <table:table-cell table:style-name="ce5" office:value-type="string" calcext:value-type="string">
            <text:p>ANALISTA DO MPU/PERITO EM ARQUITETURA</text:p>
          </table:table-cell>
          <table:table-cell table:style-name="ce5" office:value-type="string" calcext:value-type="string">
            <text:p>DIVISÃO DE ARQUITETURA</text:p>
          </table:table-cell>
          <table:table-cell table:style-name="ce10" office:value-type="float" office:value="20031.14" calcext:value-type="float">
            <text:p>20.031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7054.11" calcext:value-type="float">
            <text:p>7.054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94.62" calcext:value-type="float">
            <text:p>94,62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9904.5" calcext:value-type="float">
            <text:p>29.904,50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5358.28" calcext:value-type="float">
            <text:p>-5.358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267.14" calcext:value-type="float">
            <text:p>-6.267,14 </text:p>
          </table:table-cell>
          <table:table-cell table:style-name="ce10" office:value-type="float" office:value="23637.36" calcext:value-type="float">
            <text:p>23.637,3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76-1</text:p>
          </table:table-cell>
          <table:table-cell table:style-name="ce5" office:value-type="string" calcext:value-type="string">
            <text:p>VERONICA FREITAS MOU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GABINETE DO SUBPROCURADOR-GERAL DE JUSTIÇA MILITAR ALEXANDRE CARLOS UMBERTO CONCESI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2789.8" calcext:value-type="float">
            <text:p>12.789,80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4182.91" calcext:value-type="float">
            <text:p>14.182,9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371.25" calcext:value-type="float">
            <text:p>-2.371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280.11" calcext:value-type="float">
            <text:p>-3.280,11 </text:p>
          </table:table-cell>
          <table:table-cell table:style-name="ce10" office:value-type="float" office:value="10902.8" calcext:value-type="float">
            <text:p>10.902,80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449-4</text:p>
          </table:table-cell>
          <table:table-cell table:style-name="ce5" office:value-type="string" calcext:value-type="string">
            <text:p>VICENTE DE PAULO RIBEI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CAMPO GRANDE/MS</text:p>
          </table:table-cell>
          <table:table-cell table:style-name="ce10" office:value-type="float" office:value="15208.58" calcext:value-type="float">
            <text:p>15.208,58 </text:p>
          </table:table-cell>
          <table:table-cell table:style-name="ce10" office:value-type="float" office:value="2522.21" calcext:value-type="float">
            <text:p>2.522,21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023.14" calcext:value-type="float">
            <text:p>21.023,14 </text:p>
          </table:table-cell>
          <table:table-cell table:style-name="ce10" office:value-type="float" office:value="-2359.54" calcext:value-type="float">
            <text:p>-2.359,54 </text:p>
          </table:table-cell>
          <table:table-cell table:style-name="ce10" office:value-type="float" office:value="-4184.93" calcext:value-type="float">
            <text:p>-4.184,9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544.47" calcext:value-type="float">
            <text:p>-6.544,47 </text:p>
          </table:table-cell>
          <table:table-cell table:style-name="ce10" office:value-type="float" office:value="14478.67" calcext:value-type="float">
            <text:p>14.478,67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24-5</text:p>
          </table:table-cell>
          <table:table-cell table:style-name="ce5" office:value-type="string" calcext:value-type="string">
            <text:p>VICTOR HUGO CHAVES DE ARAÚJ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DIVISÃO DE ANÁLISE</text:p>
          </table:table-cell>
          <table:table-cell table:style-name="ce10" office:value-type="float" office:value="14674.94" calcext:value-type="float">
            <text:p>14.674,9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068.05" calcext:value-type="float">
            <text:p>16.068,05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2766.06" calcext:value-type="float">
            <text:p>-2.766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74.92" calcext:value-type="float">
            <text:p>-3.674,92 </text:p>
          </table:table-cell>
          <table:table-cell table:style-name="ce10" office:value-type="float" office:value="12393.13" calcext:value-type="float">
            <text:p>12.393,1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383-2</text:p>
          </table:table-cell>
          <table:table-cell table:style-name="ce5" office:value-type="string" calcext:value-type="string">
            <text:p>VILMA BRIT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1ª PROCURADORIA DE JUSTIÇA MILITAR NO RIO DE JANEIRO/RJ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60.09" calcext:value-type="float">
            <text:p>160,09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660.15" calcext:value-type="float">
            <text:p>1.660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8186.64" calcext:value-type="float">
            <text:p>18.186,64 </text:p>
          </table:table-cell>
          <table:table-cell table:style-name="ce10" office:value-type="float" office:value="-1660.15" calcext:value-type="float">
            <text:p>-1.660,15 </text:p>
          </table:table-cell>
          <table:table-cell table:style-name="ce10" office:value-type="float" office:value="-3265.67" calcext:value-type="float">
            <text:p>-3.265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25.82" calcext:value-type="float">
            <text:p>-4.925,82 </text:p>
          </table:table-cell>
          <table:table-cell table:style-name="ce10" office:value-type="float" office:value="13260.82" calcext:value-type="float">
            <text:p>13.260,8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186-0</text:p>
          </table:table-cell>
          <table:table-cell table:style-name="ce5" office:value-type="string" calcext:value-type="string">
            <text:p>VINICIUS MARCUZZO VI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COORDENADORIA DE EXECUÇÃO <text:s/>ORÇAMENTARIA E FINANCEIRA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2528.41" calcext:value-type="float">
            <text:p>2.528,41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395.79" calcext:value-type="float">
            <text:p>17.395,79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068.97" calcext:value-type="float">
            <text:p>-3.068,9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977.83" calcext:value-type="float">
            <text:p>-3.977,83 </text:p>
          </table:table-cell>
          <table:table-cell table:style-name="ce10" office:value-type="float" office:value="13417.96" calcext:value-type="float">
            <text:p>13.417,96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46-6</text:p>
          </table:table-cell>
          <table:table-cell table:style-name="ce5" office:value-type="string" calcext:value-type="string">
            <text:p>VIVIAN ALMEIDA DE CARVAL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43.84" calcext:value-type="float">
            <text:p>443,8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3944.4" calcext:value-type="float">
            <text:p>23.944,40 </text:p>
          </table:table-cell>
          <table:table-cell table:style-name="ce10" office:value-type="float" office:value="-3088.71" calcext:value-type="float">
            <text:p>-3.088,71 </text:p>
          </table:table-cell>
          <table:table-cell table:style-name="ce10" office:value-type="float" office:value="-4456.2" calcext:value-type="float">
            <text:p>-4.456,2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544.91" calcext:value-type="float">
            <text:p>-7.544,91 </text:p>
          </table:table-cell>
          <table:table-cell table:style-name="ce10" office:value-type="float" office:value="16399.49" calcext:value-type="float">
            <text:p>16.399,49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86-4</text:p>
          </table:table-cell>
          <table:table-cell table:style-name="ce5" office:value-type="string" calcext:value-type="string">
            <text:p>VIVIANE ANGELICA DE ALMEIDA PERCIC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4ª PROCURADORIA DE JUSTIÇA MILITAR NO RIO DE JANEIRO/RJ</text:p>
          </table:table-cell>
          <table:table-cell table:style-name="ce10" office:value-type="float" office:value="12449.3" calcext:value-type="float">
            <text:p>12.449,3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3842.41" calcext:value-type="float">
            <text:p>13.842,41 </text:p>
          </table:table-cell>
          <table:table-cell table:style-name="ce10" office:value-type="float" office:value="-1566.8" calcext:value-type="float">
            <text:p>-1.566,80 </text:p>
          </table:table-cell>
          <table:table-cell table:style-name="ce10" office:value-type="float" office:value="-2096.68" calcext:value-type="float">
            <text:p>-2.096,6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63.48" calcext:value-type="float">
            <text:p>-3.663,48 </text:p>
          </table:table-cell>
          <table:table-cell table:style-name="ce10" office:value-type="float" office:value="10178.93" calcext:value-type="float">
            <text:p>10.178,9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9-0</text:p>
          </table:table-cell>
          <table:table-cell table:style-name="ce5" office:value-type="string" calcext:value-type="string">
            <text:p>WALDO CHAVES STILBEN FILHO</text:p>
          </table:table-cell>
          <table:table-cell table:style-name="ce5" office:value-type="string" calcext:value-type="string">
            <text:p>ANALISTA DO MPU/SUPORTE E INFRAESTRUTURA</text:p>
          </table:table-cell>
          <table:table-cell table:style-name="ce5" office:value-type="string" calcext:value-type="string">
            <text:p>DIVISÃO OPERACIONAL</text:p>
          </table:table-cell>
          <table:table-cell table:style-name="ce10" office:value-type="float" office:value="19642.2" calcext:value-type="float">
            <text:p>19.642,20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1035.31" calcext:value-type="float">
            <text:p>21.035,31 </text:p>
          </table:table-cell>
          <table:table-cell table:style-name="ce10" office:value-type="float" office:value="-908.86" calcext:value-type="float">
            <text:p>-908,86 </text:p>
          </table:table-cell>
          <table:table-cell table:style-name="ce10" office:value-type="float" office:value="-3883.34" calcext:value-type="float">
            <text:p>-3.883,3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792.2" calcext:value-type="float">
            <text:p>-4.792,20 </text:p>
          </table:table-cell>
          <table:table-cell table:style-name="ce10" office:value-type="float" office:value="16243.11" calcext:value-type="float">
            <text:p>16.243,1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92-5</text:p>
          </table:table-cell>
          <table:table-cell table:style-name="ce5" office:value-type="string" calcext:value-type="string">
            <text:p>WALLISON DA SILVA MACARANDUB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BOA VISTA/RR</text:p>
          </table:table-cell>
          <table:table-cell table:style-name="ce10" office:value-type="float" office:value="1843.39" calcext:value-type="float">
            <text:p>1.843,3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86.22" calcext:value-type="float">
            <text:p>2.786,22 </text:p>
          </table:table-cell>
          <table:table-cell table:style-name="ce10" office:value-type="float" office:value="8519.47" calcext:value-type="float">
            <text:p>8.519,4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818.82" calcext:value-type="float">
            <text:p>-818,8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84.42" calcext:value-type="float">
            <text:p>-1.184,42 </text:p>
          </table:table-cell>
          <table:table-cell table:style-name="ce10" office:value-type="float" office:value="7335.05" calcext:value-type="float">
            <text:p>7.335,0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67-8</text:p>
          </table:table-cell>
          <table:table-cell table:style-name="ce5" office:value-type="string" calcext:value-type="string">
            <text:p>WANDERLEY PASSADOR FILH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2ª PROCURADORIA DE JUSTIÇA MILITAR EM SÃO PAULO/SP</text:p>
          </table:table-cell>
          <table:table-cell table:style-name="ce10" office:value-type="float" office:value="13074.05" calcext:value-type="float">
            <text:p>13.074,05 </text:p>
          </table:table-cell>
          <table:table-cell table:style-name="ce10" office:value-type="float" office:value="1433.61" calcext:value-type="float">
            <text:p>1.433,61 </text:p>
          </table:table-cell>
          <table:table-cell table:style-name="ce10" office:value-type="float" office:value="1145.14" calcext:value-type="float">
            <text:p>1.145,1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7045.91" calcext:value-type="float">
            <text:p>17.045,91 </text:p>
          </table:table-cell>
          <table:table-cell table:style-name="ce10" office:value-type="float" office:value="-2164.12" calcext:value-type="float">
            <text:p>-2.164,12 </text:p>
          </table:table-cell>
          <table:table-cell table:style-name="ce10" office:value-type="float" office:value="-3241.94" calcext:value-type="float">
            <text:p>-3.241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406.06" calcext:value-type="float">
            <text:p>-5.406,06 </text:p>
          </table:table-cell>
          <table:table-cell table:style-name="ce10" office:value-type="float" office:value="11639.85" calcext:value-type="float">
            <text:p>11.639,8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729-9</text:p>
          </table:table-cell>
          <table:table-cell table:style-name="ce5" office:value-type="string" calcext:value-type="string">
            <text:p>WENDELL DE MELO RODRIGUES ALVE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COORDENADORIA DE GESTÃO DOCUMENTAL</text:p>
          </table:table-cell>
          <table:table-cell table:style-name="ce10" office:value-type="float" office:value="22107.45" calcext:value-type="float">
            <text:p>22.107,45 </text:p>
          </table:table-cell>
          <table:table-cell table:style-name="ce10" office:value-type="float" office:value="875.54" calcext:value-type="float">
            <text:p>875,54 </text:p>
          </table:table-cell>
          <table:table-cell table:number-columns-repeated="5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4376.1" calcext:value-type="float">
            <text:p>24.376,10 </text:p>
          </table:table-cell>
          <table:table-cell table:style-name="ce10" office:value-type="float" office:value="-3233.18" calcext:value-type="float">
            <text:p>-3.233,18 </text:p>
          </table:table-cell>
          <table:table-cell table:style-name="ce10" office:value-type="float" office:value="-4535.19" calcext:value-type="float">
            <text:p>-4.535,1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768.37" calcext:value-type="float">
            <text:p>-7.768,37 </text:p>
          </table:table-cell>
          <table:table-cell table:style-name="ce10" office:value-type="float" office:value="16607.73" calcext:value-type="float">
            <text:p>16.607,7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845-7</text:p>
          </table:table-cell>
          <table:table-cell table:style-name="ce5" office:value-type="string" calcext:value-type="string">
            <text:p>WESLEY BATISTA DE OLIVEIRA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2ª PROCURADORIA DE JUSTIÇA MILITAR EM BRASÍLIA/DF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5575.52" calcext:value-type="float">
            <text:p>5.575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6968.63" calcext:value-type="float">
            <text:p>6.968,63 </text:p>
          </table:table-cell>
          <table:table-cell table:style-name="ce10" office:value-type="float" office:value="-599.39" calcext:value-type="float">
            <text:p>-599,39 </text:p>
          </table:table-cell>
          <table:table-cell table:style-name="ce10" office:value-type="float" office:value="-472.43" calcext:value-type="float">
            <text:p>-472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71.82" calcext:value-type="float">
            <text:p>-1.071,82 </text:p>
          </table:table-cell>
          <table:table-cell table:style-name="ce10" office:value-type="float" office:value="5896.81" calcext:value-type="float">
            <text:p>5.896,81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922-4</text:p>
          </table:table-cell>
          <table:table-cell table:style-name="ce5" office:value-type="string" calcext:value-type="string">
            <text:p>WIACONARA DE SENA LUCAS</text:p>
          </table:table-cell>
          <table:table-cell table:style-name="ce5" office:value-type="string" calcext:value-type="string">
            <text:p>SEM VÍNCULO</text:p>
          </table:table-cell>
          <table:table-cell table:style-name="ce5" office:value-type="string" calcext:value-type="string">
            <text:p>PROCURADORIA DE JUSTIÇA MILITAR EM NATAL/RN</text:p>
          </table:table-cell>
          <table:table-cell table:style-name="ce10" office:value-type="float" office:value="2040.9" calcext:value-type="float">
            <text:p>2.040,9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3889.86" calcext:value-type="float">
            <text:p>3.889,8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7323.87" calcext:value-type="float">
            <text:p>7.323,87 </text:p>
          </table:table-cell>
          <table:table-cell table:style-name="ce10" office:value-type="float" office:value="-365.6" calcext:value-type="float">
            <text:p>-365,60 </text:p>
          </table:table-cell>
          <table:table-cell table:style-name="ce10" office:value-type="float" office:value="-579.63" calcext:value-type="float">
            <text:p>-579,6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45.23" calcext:value-type="float">
            <text:p>-945,23 </text:p>
          </table:table-cell>
          <table:table-cell table:style-name="ce10" office:value-type="float" office:value="6378.64" calcext:value-type="float">
            <text:p>6.378,64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407-3</text:p>
          </table:table-cell>
          <table:table-cell table:style-name="ce5" office:value-type="string" calcext:value-type="string">
            <text:p>YGOR TEODOR POPOV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SEÇÃO DE TRANSPORTE</text:p>
          </table:table-cell>
          <table:table-cell table:style-name="ce10" office:value-type="float" office:value="1393.5" calcext:value-type="float">
            <text:p>1.393,50 </text:p>
          </table:table-cell>
          <table:table-cell table:style-name="ce10" office:value-type="float" office:value="-277.04" calcext:value-type="float">
            <text:p>-277,04 </text:p>
          </table:table-cell>
          <table:table-cell table:style-name="ce10" office:value-type="float" office:value="-1053.15" calcext:value-type="float">
            <text:p>-1.053,15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-868.72" calcext:value-type="float">
            <text:p>-868,72 </text:p>
          </table:table-cell>
          <table:table-cell table:style-name="ce10" office:value-type="float" office:value="-805.41" calcext:value-type="float">
            <text:p>-805,41 </text:p>
          </table:table-cell>
          <table:table-cell table:style-name="ce10" office:value-type="float" office:value="1749.25" calcext:value-type="float">
            <text:p>1.749,25 </text:p>
          </table:table-cell>
          <table:table-cell table:style-name="ce10" office:value-type="float" office:value="2318.61" calcext:value-type="float">
            <text:p>2.318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4067.86" calcext:value-type="float">
            <text:p>4.067,86 </text:p>
          </table:table-cell>
          <table:table-cell table:style-name="ce10" office:value-type="float" office:value="3262.45" calcext:value-type="float">
            <text:p>3.262,45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0684-0</text:p>
          </table:table-cell>
          <table:table-cell table:style-name="ce5" office:value-type="string" calcext:value-type="string">
            <text:p>YURY TOM KEITH FERREIRA FELICIAN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PROCURADORIA DE JUSTIÇA MILITAR EM JUIZ DE FORA/MG</text:p>
          </table:table-cell>
          <table:table-cell table:style-name="ce10" office:value-type="float" office:value="13474.27" calcext:value-type="float">
            <text:p>13.474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1899.24" calcext:value-type="float">
            <text:p>1.899,24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16766.62" calcext:value-type="float">
            <text:p>16.766,62 </text:p>
          </table:table-cell>
          <table:table-cell table:style-name="ce10" office:value-type="float" office:value="-1694.97" calcext:value-type="float">
            <text:p>-1.694,97 </text:p>
          </table:table-cell>
          <table:table-cell table:style-name="ce10" office:value-type="float" office:value="-2761.32" calcext:value-type="float">
            <text:p>-2.761,3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56.29" calcext:value-type="float">
            <text:p>-4.456,29 </text:p>
          </table:table-cell>
          <table:table-cell table:style-name="ce10" office:value-type="float" office:value="12310.33" calcext:value-type="float">
            <text:p>12.310,33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012-0</text:p>
          </table:table-cell>
          <table:table-cell table:style-name="ce5" office:value-type="string" calcext:value-type="string">
            <text:p>ZELIA MATOS MOREIRA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DEPARTAMENTO DE TECNOLOGIA DA INFORMAÇÃO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642.9" calcext:value-type="float">
            <text:p>1.642,90 </text:p>
          </table:table-cell>
          <table:table-cell table:style-name="ce10" office:value-type="float" office:value="2974.42" calcext:value-type="float">
            <text:p>2.974,4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974.42" calcext:value-type="float">
            <text:p>2.974,42 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1584-9</text:p>
          </table:table-cell>
          <table:table-cell table:style-name="ce5" office:value-type="string" calcext:value-type="string">
            <text:p>ZILMA MARIA MARTINS GUEDES</text:p>
          </table:table-cell>
          <table:table-cell table:style-name="ce5" office:value-type="string" calcext:value-type="string">
            <text:p>REQUISITADO</text:p>
          </table:table-cell>
          <table:table-cell table:style-name="ce5" office:value-type="string" calcext:value-type="string">
            <text:p>SEÇÃO DE CONTRATAÇÃO DE SERVIÇOS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1331.52" calcext:value-type="float">
            <text:p>1.331,52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393.11" calcext:value-type="float">
            <text:p>1.393,11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2724.63" calcext:value-type="float">
            <text:p>2.724,63 </text:p>
          </table:table-cell>
          <table:table-cell table:number-columns-repeated="16366"/>
        </table:table-row>
        <table:table-row table:style-name="ro3" table:number-rows-repeated="1047972">
          <table:table-cell table:number-columns-repeated="16384"/>
        </table:table-row>
        <table:table-row table:style-name="ro4" table:number-rows-repeated="2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2" number:min-decimal-places="2" number:min-integer-digits="1" number:grouping="true"/>
      <number:text loext:blank-width-char="-"> </number:text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 loext:blank-width-char="("> $</number:text>
      <number:fill-character> </number:fill-character>
      <number:text>- _)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1.016cm" fo:margin-left="1.016cm" fo:margin-right="1.016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06:48.7364179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ção_20_do_20_MPM" style:display-name="PageStyle_Remuneração do M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6-09T01:18:32</meta:creation-date>
    <dc:date>2024-06-09T10:07:17.974009005</dc:date>
    <dc:title>Untitled Spreadsheet</dc:title>
    <meta:generator>LibreOffice/24.2.3.2$Linux_X86_64 LibreOffice_project/420$Build-2</meta:generator>
    <meta:editing-duration>PT1M29S</meta:editing-duration>
    <meta:editing-cycles>2</meta:editing-cycles>
    <meta:document-statistic meta:table-count="1" meta:cell-count="10440" meta:object-count="0"/>
    <meta:user-defined meta:name="AppVersion">12.0000</meta:user-defined>
    <meta:user-defined meta:name="Company">Microsoft Corporation</meta:user-defined>
  </office:meta>
</office:document-meta>
</file>